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1.011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8472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5744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6571in"/>
    </style:style>
    <style:style style:name="ro1" style:family="table-row">
      <style:table-row-properties style:row-height="0.2339in" fo:break-before="auto" style:use-optimal-row-height="fals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 style:data-style-name="N8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3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085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4"/>
        <table:table-column table:style-name="co6" table:default-cell-style-name="ce6"/>
        <table:table-column table:style-name="co6" table:number-columns-repeated="5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office:value-type="string">
            <text:p>正股编号/指数</text:p>
          </table:table-cell>
          <table:table-cell office:value-type="string">
            <text:p>性质</text:p>
          </table:table-cell>
          <table:table-cell office:value-type="string">
            <text:p>行使价</text:p>
          </table:table-cell>
          <table:table-cell office:value-type="string">
            <text:p>正股价</text:p>
          </table:table-cell>
          <table:table-cell office:value-type="string">
            <text:p>窝轮价</text:p>
          </table:table-cell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office:value-type="string">
            <text:p>街货量(%)</text:p>
          </table:table-cell>
          <table:table-cell office:value-type="string">
            <text:p>引伸波幅</text:p>
          </table:table-cell>
          <table:table-cell office:value-type="string">
            <text:p>溢价</text:p>
          </table:table-cell>
          <table:table-cell office:value-type="string">
            <text:p>杠杆比率</text:p>
          </table:table-cell>
          <table:table-cell office:value-type="string">
            <text:p>换股比率</text:p>
          </table:table-cell>
        </table:table-row>
        <table:table-row table:style-name="ro2">
          <table:table-cell table:style-name="ce1" office:value-type="string">
            <text:p>17728</text:p>
          </table:table-cell>
          <table:table-cell office:value-type="string">
            <text:p>中油法巴五七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28">
            <text:p>10.2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29">
            <text:p>0.29</text:p>
          </table:table-cell>
          <table:table-cell table:style-name="ce3" office:value-type="float" office:value="17476.736">
            <text:p>17477</text:p>
          </table:table-cell>
          <table:table-cell table:style-name="ce5" office:value-type="date" office:date-value="2015-07-03">
            <text:p>15-07-03</text:p>
          </table:table-cell>
          <table:table-cell table:style-name="ce7" office:value-type="string">
            <text:p><text:a xlink:href="http://bank.hangseng.com/1/PA_1_1_P1/ComSvlet_MiniSite_schi_gif?app=EinvcWarrantOSQty&amp;WarrCode2=17728">0.09%</text:a></text:p>
          </table:table-cell>
          <table:table-cell table:style-name="ce8" office:value-type="percentage" office:value="0.33212">
            <text:p>33.21%</text:p>
          </table:table-cell>
          <table:table-cell table:style-name="ce8" office:value-type="percentage" office:value="0.22338">
            <text:p>22.34%</text:p>
          </table:table-cell>
          <table:table-cell table:style-name="ce2" office:value-type="float" office:value="29.793">
            <text:p>29.793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7358</text:p>
          </table:table-cell>
          <table:table-cell office:value-type="string">
            <text:p>中油高盛五五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79">
            <text:p>10.79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77">
            <text:p>0.177</text:p>
          </table:table-cell>
          <table:table-cell table:style-name="ce3" office:value-type="float" office:value="10076.854">
            <text:p>10077</text:p>
          </table:table-cell>
          <table:table-cell table:style-name="ce5" office:value-type="date" office:date-value="2015-05-15">
            <text:p>15-05-15</text:p>
          </table:table-cell>
          <table:table-cell table:style-name="ce7" office:value-type="string">
            <text:p><text:a xlink:href="http://bank.hangseng.com/1/PA_1_1_P1/ComSvlet_MiniSite_schi_gif?app=EinvcWarrantOSQty&amp;WarrCode2=17358">3.83%</text:a></text:p>
          </table:table-cell>
          <table:table-cell table:style-name="ce8" office:value-type="percentage" office:value="0.3337">
            <text:p>33.37%</text:p>
          </table:table-cell>
          <table:table-cell table:style-name="ce8" office:value-type="percentage" office:value="0.26933">
            <text:p>26.93%</text:p>
          </table:table-cell>
          <table:table-cell table:style-name="ce2" office:value-type="float" office:value="48.814">
            <text:p>48.81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7678</text:p>
          </table:table-cell>
          <table:table-cell office:value-type="string">
            <text:p>中油法兴五七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25">
            <text:p>9.2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55">
            <text:p>0.55</text:p>
          </table:table-cell>
          <table:table-cell table:style-name="ce3" office:value-type="float" office:value="7442.93">
            <text:p>7443</text:p>
          </table:table-cell>
          <table:table-cell table:style-name="ce5" office:value-type="date" office:date-value="2015-07-06">
            <text:p>15-07-06</text:p>
          </table:table-cell>
          <table:table-cell table:style-name="ce7" office:value-type="string">
            <text:p><text:a xlink:href="http://bank.hangseng.com/1/PA_1_1_P1/ComSvlet_MiniSite_schi_gif?app=EinvcWarrantOSQty&amp;WarrCode2=17678">4.23%</text:a></text:p>
          </table:table-cell>
          <table:table-cell table:style-name="ce8" office:value-type="percentage" office:value="0.33364">
            <text:p>33.36%</text:p>
          </table:table-cell>
          <table:table-cell table:style-name="ce8" office:value-type="percentage" office:value="0.13426">
            <text:p>13.43%</text:p>
          </table:table-cell>
          <table:table-cell table:style-name="ce2" office:value-type="float" office:value="15.709">
            <text:p>15.709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475</text:p>
          </table:table-cell>
          <table:table-cell office:value-type="string">
            <text:p>中油瑞信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2">
            <text:p>10.5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209">
            <text:p>0.209</text:p>
          </table:table-cell>
          <table:table-cell table:style-name="ce3" office:value-type="float" office:value="6839.426">
            <text:p>6839</text:p>
          </table:table-cell>
          <table:table-cell table:style-name="ce5" office:value-type="date" office:date-value="2015-04-27">
            <text:p>15-04-27</text:p>
          </table:table-cell>
          <table:table-cell table:style-name="ce7" office:value-type="string">
            <text:p><text:a xlink:href="http://bank.hangseng.com/1/PA_1_1_P1/ComSvlet_MiniSite_schi_gif?app=EinvcWarrantOSQty&amp;WarrCode2=17475">2.01%</text:a></text:p>
          </table:table-cell>
          <table:table-cell table:style-name="ce8" office:value-type="percentage" office:value="0.34948">
            <text:p>34.95%</text:p>
          </table:table-cell>
          <table:table-cell table:style-name="ce8" office:value-type="percentage" office:value="0.24178">
            <text:p>24.18%</text:p>
          </table:table-cell>
          <table:table-cell table:style-name="ce2" office:value-type="float" office:value="41.34">
            <text:p>41.3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628</text:p>
          </table:table-cell>
          <table:table-cell office:value-type="string">
            <text:p>中油瑞银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32">
            <text:p>0.32</text:p>
          </table:table-cell>
          <table:table-cell table:style-name="ce3" office:value-type="float" office:value="6092.16">
            <text:p>6092</text:p>
          </table:table-cell>
          <table:table-cell table:style-name="ce5" office:value-type="date" office:date-value="2015-06-15">
            <text:p>15-06-15</text:p>
          </table:table-cell>
          <table:table-cell table:style-name="ce7" office:value-type="string">
            <text:p><text:a xlink:href="http://bank.hangseng.com/1/PA_1_1_P1/ComSvlet_MiniSite_schi_gif?app=EinvcWarrantOSQty&amp;WarrCode2=17628">5.64%</text:a></text:p>
          </table:table-cell>
          <table:table-cell table:style-name="ce8" office:value-type="percentage" office:value="0.31486">
            <text:p>31.49%</text:p>
          </table:table-cell>
          <table:table-cell table:style-name="ce8" office:value-type="percentage" office:value="0.1713">
            <text:p>17.13%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610</text:p>
          </table:table-cell>
          <table:table-cell office:value-type="string">
            <text:p>中油摩通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445">
            <text:p>0.445</text:p>
          </table:table-cell>
          <table:table-cell table:style-name="ce3" office:value-type="float" office:value="5843.66">
            <text:p>5844</text:p>
          </table:table-cell>
          <table:table-cell table:style-name="ce5" office:value-type="date" office:date-value="2015-06-30">
            <text:p>15-06-30</text:p>
          </table:table-cell>
          <table:table-cell table:style-name="ce7" office:value-type="string">
            <text:p><text:a xlink:href="http://bank.hangseng.com/1/PA_1_1_P1/ComSvlet_MiniSite_schi_gif?app=EinvcWarrantOSQty&amp;WarrCode2=17610">3.47%</text:a></text:p>
          </table:table-cell>
          <table:table-cell table:style-name="ce8" office:value-type="percentage" office:value="0.32539">
            <text:p>32.54%</text:p>
          </table:table-cell>
          <table:table-cell table:style-name="ce8" office:value-type="percentage" office:value="0.15104">
            <text:p>15.10%</text:p>
          </table:table-cell>
          <table:table-cell table:style-name="ce2" office:value-type="float" office:value="19.416">
            <text:p>19.416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581</text:p>
          </table:table-cell>
          <table:table-cell office:value-type="string">
            <text:p>中油汇丰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48">
            <text:p>9.4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375">
            <text:p>0.375</text:p>
          </table:table-cell>
          <table:table-cell table:style-name="ce3" office:value-type="float" office:value="5435.39">
            <text:p>5435</text:p>
          </table:table-cell>
          <table:table-cell table:style-name="ce5" office:value-type="date" office:date-value="2015-06-30">
            <text:p>15-06-30</text:p>
          </table:table-cell>
          <table:table-cell table:style-name="ce7" office:value-type="string">
            <text:p><text:a xlink:href="http://bank.hangseng.com/1/PA_1_1_P1/ComSvlet_MiniSite_schi_gif?app=EinvcWarrantOSQty&amp;WarrCode2=17581">4.97%</text:a></text:p>
          </table:table-cell>
          <table:table-cell table:style-name="ce8" office:value-type="percentage" office:value="0.29337">
            <text:p>29.34%</text:p>
          </table:table-cell>
          <table:table-cell table:style-name="ce8" office:value-type="percentage" office:value="0.14062">
            <text:p>14.06%</text:p>
          </table:table-cell>
          <table:table-cell table:style-name="ce2" office:value-type="float" office:value="23.04">
            <text:p>23.0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127</text:p>
          </table:table-cell>
          <table:table-cell office:value-type="string">
            <text:p>中油麦银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48">
            <text:p>11.4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">
            <text:p>0.1</text:p>
          </table:table-cell>
          <table:table-cell table:style-name="ce3" office:value-type="float" office:value="4608.13">
            <text:p>4608</text:p>
          </table:table-cell>
          <table:table-cell table:style-name="ce5" office:value-type="date" office:date-value="2015-06-02">
            <text:p>15-06-02</text:p>
          </table:table-cell>
          <table:table-cell table:style-name="ce7" office:value-type="string">
            <text:p><text:a xlink:href="http://bank.hangseng.com/1/PA_1_1_P1/ComSvlet_MiniSite_schi_gif?app=EinvcWarrantOSQty&amp;WarrCode2=17127">9%</text:a></text:p>
          </table:table-cell>
          <table:table-cell table:style-name="ce8" office:value-type="percentage" office:value="0.33289">
            <text:p>33.29%</text:p>
          </table:table-cell>
          <table:table-cell table:style-name="ce8" office:value-type="percentage" office:value="0.34028">
            <text:p>34.03%</text:p>
          </table:table-cell>
          <table:table-cell table:style-name="ce2" office:value-type="float" office:value="86.4">
            <text:p>86.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671</text:p>
          </table:table-cell>
          <table:table-cell office:value-type="string">
            <text:p>中油中银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29">
            <text:p>0.29</text:p>
          </table:table-cell>
          <table:table-cell table:style-name="ce3" office:value-type="float" office:value="4398.58">
            <text:p>4399</text:p>
          </table:table-cell>
          <table:table-cell table:style-name="ce5" office:value-type="date" office:date-value="2015-06-29">
            <text:p>15-06-29</text:p>
          </table:table-cell>
          <table:table-cell table:style-name="ce7" office:value-type="string">
            <text:p><text:a xlink:href="http://bank.hangseng.com/1/PA_1_1_P1/ComSvlet_MiniSite_schi_gif?app=EinvcWarrantOSQty&amp;WarrCode2=17671">0.76%</text:a></text:p>
          </table:table-cell>
          <table:table-cell table:style-name="ce8" office:value-type="percentage" office:value="0.29011">
            <text:p>29.01%</text:p>
          </table:table-cell>
          <table:table-cell table:style-name="ce8" office:value-type="percentage" office:value="0.16782">
            <text:p>16.78%</text:p>
          </table:table-cell>
          <table:table-cell table:style-name="ce2" office:value-type="float" office:value="29.793">
            <text:p>29.793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375</text:p>
          </table:table-cell>
          <table:table-cell office:value-type="string">
            <text:p>中油大和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3">
            <text:p>10.3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206">
            <text:p>0.206</text:p>
          </table:table-cell>
          <table:table-cell table:style-name="ce3" office:value-type="float" office:value="3551.704">
            <text:p>3552</text:p>
          </table:table-cell>
          <table:table-cell table:style-name="ce5" office:value-type="date" office:date-value="2015-04-24">
            <text:p>15-04-24</text:p>
          </table:table-cell>
          <table:table-cell table:style-name="ce7" office:value-type="string">
            <text:p><text:a xlink:href="http://bank.hangseng.com/1/PA_1_1_P1/ComSvlet_MiniSite_schi_gif?app=EinvcWarrantOSQty&amp;WarrCode2=17375">0%</text:a></text:p>
          </table:table-cell>
          <table:table-cell table:style-name="ce8" office:value-type="percentage" office:value="0.32877">
            <text:p>32.88%</text:p>
          </table:table-cell>
          <table:table-cell table:style-name="ce8" office:value-type="percentage" office:value="0.21597">
            <text:p>21.60%</text:p>
          </table:table-cell>
          <table:table-cell table:style-name="ce2" office:value-type="float" office:value="41.942">
            <text:p>41.94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810</text:p>
          </table:table-cell>
          <table:table-cell office:value-type="string">
            <text:p>中油瑞银五四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8">
            <text:p>10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97">
            <text:p>0.097</text:p>
          </table:table-cell>
          <table:table-cell table:style-name="ce3" office:value-type="float" office:value="3313.63">
            <text:p>3314</text:p>
          </table:table-cell>
          <table:table-cell table:style-name="ce5" office:value-type="date" office:date-value="2015-04-14">
            <text:p>15-04-14</text:p>
          </table:table-cell>
          <table:table-cell table:style-name="ce7" office:value-type="string">
            <text:p><text:a xlink:href="http://bank.hangseng.com/1/PA_1_1_P1/ComSvlet_MiniSite_schi_gif?app=EinvcWarrantOSQty&amp;WarrCode2=16810">86.14%</text:a></text:p>
          </table:table-cell>
          <table:table-cell table:style-name="ce8" office:value-type="percentage" office:value="0.29766">
            <text:p>29.77%</text:p>
          </table:table-cell>
          <table:table-cell table:style-name="ce8" office:value-type="percentage" office:value="0.24734">
            <text:p>24.73%</text:p>
          </table:table-cell>
          <table:table-cell table:style-name="ce2" office:value-type="float" office:value="89.072">
            <text:p>89.07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677</text:p>
          </table:table-cell>
          <table:table-cell office:value-type="string">
            <text:p>中油麦银五六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28">
            <text:p>9.2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475">
            <text:p>0.475</text:p>
          </table:table-cell>
          <table:table-cell table:style-name="ce3" office:value-type="float" office:value="3270.54">
            <text:p>3271</text:p>
          </table:table-cell>
          <table:table-cell table:style-name="ce5" office:value-type="date" office:date-value="2015-06-02">
            <text:p>15-06-02</text:p>
          </table:table-cell>
          <table:table-cell table:style-name="ce7" office:value-type="string">
            <text:p><text:a xlink:href="http://bank.hangseng.com/1/PA_1_1_P1/ComSvlet_MiniSite_schi_gif?app=EinvcWarrantOSQty&amp;WarrCode2=17677">0%</text:a></text:p>
          </table:table-cell>
          <table:table-cell table:style-name="ce8" office:value-type="percentage" office:value="0.33517">
            <text:p>33.52%</text:p>
          </table:table-cell>
          <table:table-cell table:style-name="ce8" office:value-type="percentage" office:value="0.12905">
            <text:p>12.91%</text:p>
          </table:table-cell>
          <table:table-cell table:style-name="ce2" office:value-type="float" office:value="18.189">
            <text:p>18.189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202</text:p>
          </table:table-cell>
          <table:table-cell office:value-type="string">
            <text:p>中油麦银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6">
            <text:p>10.66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15">
            <text:p>0.115</text:p>
          </table:table-cell>
          <table:table-cell table:style-name="ce3" office:value-type="float" office:value="2877.588">
            <text:p>2878</text:p>
          </table:table-cell>
          <table:table-cell table:style-name="ce5" office:value-type="date" office:date-value="2015-04-02">
            <text:p>15-04-02</text:p>
          </table:table-cell>
          <table:table-cell table:style-name="ce7" office:value-type="string">
            <text:p><text:a xlink:href="http://bank.hangseng.com/1/PA_1_1_P1/ComSvlet_MiniSite_schi_gif?app=EinvcWarrantOSQty&amp;WarrCode2=17202">42.96%</text:a></text:p>
          </table:table-cell>
          <table:table-cell table:style-name="ce8" office:value-type="percentage" office:value="0.32682">
            <text:p>32.68%</text:p>
          </table:table-cell>
          <table:table-cell table:style-name="ce8" office:value-type="percentage" office:value="0.24711">
            <text:p>24.71%</text:p>
          </table:table-cell>
          <table:table-cell table:style-name="ce2" office:value-type="float" office:value="75.13">
            <text:p>75.13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907</text:p>
          </table:table-cell>
          <table:table-cell office:value-type="string">
            <text:p>中油瑞银五六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66">
            <text:p>0.66</text:p>
          </table:table-cell>
          <table:table-cell table:style-name="ce3" office:value-type="float" office:value="2427.98">
            <text:p>2428</text:p>
          </table:table-cell>
          <table:table-cell table:style-name="ce5" office:value-type="date" office:date-value="2015-06-15">
            <text:p>15-06-15</text:p>
          </table:table-cell>
          <table:table-cell table:style-name="ce7" office:value-type="string">
            <text:p><text:a xlink:href="http://bank.hangseng.com/1/PA_1_1_P1/ComSvlet_MiniSite_schi_gif?app=EinvcWarrantOSQty&amp;WarrCode2=17907">0%</text:a></text:p>
          </table:table-cell>
          <table:table-cell table:style-name="ce8" office:value-type="percentage" office:value="0.3446">
            <text:p>34.46%</text:p>
          </table:table-cell>
          <table:table-cell table:style-name="ce8" office:value-type="percentage" office:value="0.10417">
            <text:p>10.42%</text:p>
          </table:table-cell>
          <table:table-cell table:style-name="ce2" office:value-type="float" office:value="13.091">
            <text:p>13.09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001</text:p>
          </table:table-cell>
          <table:table-cell office:value-type="string">
            <text:p>中油渣打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31">
            <text:p>0.31</text:p>
          </table:table-cell>
          <table:table-cell table:style-name="ce3" office:value-type="float" office:value="2190.052">
            <text:p>2190</text:p>
          </table:table-cell>
          <table:table-cell table:style-name="ce5" office:value-type="date" office:date-value="2015-06-30">
            <text:p>15-06-30</text:p>
          </table:table-cell>
          <table:table-cell table:style-name="ce7" office:value-type="string">
            <text:p><text:a xlink:href="http://bank.hangseng.com/1/PA_1_1_P1/ComSvlet_MiniSite_schi_gif?app=EinvcWarrantOSQty&amp;WarrCode2=17001">12.54%</text:a></text:p>
          </table:table-cell>
          <table:table-cell table:style-name="ce8" office:value-type="percentage" office:value="0.29864">
            <text:p>29.86%</text:p>
          </table:table-cell>
          <table:table-cell table:style-name="ce8" office:value-type="percentage" office:value="0.17014">
            <text:p>17.01%</text:p>
          </table:table-cell>
          <table:table-cell table:style-name="ce2" office:value-type="float" office:value="27.871">
            <text:p>27.87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868</text:p>
          </table:table-cell>
          <table:table-cell office:value-type="string">
            <text:p>中油汇丰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39">
            <text:p>0.139</text:p>
          </table:table-cell>
          <table:table-cell table:style-name="ce3" office:value-type="float" office:value="1892.158">
            <text:p>1892</text:p>
          </table:table-cell>
          <table:table-cell table:style-name="ce5" office:value-type="date" office:date-value="2015-04-30">
            <text:p>15-04-30</text:p>
          </table:table-cell>
          <table:table-cell table:style-name="ce7" office:value-type="string">
            <text:p><text:a xlink:href="http://bank.hangseng.com/1/PA_1_1_P1/ComSvlet_MiniSite_schi_gif?app=EinvcWarrantOSQty&amp;WarrCode2=16868">12.42%</text:a></text:p>
          </table:table-cell>
          <table:table-cell table:style-name="ce8" office:value-type="percentage" office:value="0.29738">
            <text:p>29.74%</text:p>
          </table:table-cell>
          <table:table-cell table:style-name="ce8" office:value-type="percentage" office:value="0.23137">
            <text:p>23.14%</text:p>
          </table:table-cell>
          <table:table-cell table:style-name="ce2" office:value-type="float" office:value="62.158">
            <text:p>62.158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392</text:p>
          </table:table-cell>
          <table:table-cell office:value-type="string">
            <text:p>中油法巴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45">
            <text:p>11.4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55">
            <text:p>0.055</text:p>
          </table:table-cell>
          <table:table-cell table:style-name="ce3" office:value-type="float" office:value="868.174">
            <text:p>868</text:p>
          </table:table-cell>
          <table:table-cell table:style-name="ce5" office:value-type="date" office:date-value="2015-04-02">
            <text:p>15-04-02</text:p>
          </table:table-cell>
          <table:table-cell table:style-name="ce7" office:value-type="string">
            <text:p><text:a xlink:href="http://bank.hangseng.com/1/PA_1_1_P1/ComSvlet_MiniSite_schi_gif?app=EinvcWarrantOSQty&amp;WarrCode2=15392">5.12%</text:a></text:p>
          </table:table-cell>
          <table:table-cell table:style-name="ce8" office:value-type="percentage" office:value="0.33064">
            <text:p>33.06%</text:p>
          </table:table-cell>
          <table:table-cell table:style-name="ce8" office:value-type="percentage" office:value="0.3316">
            <text:p>33.16%</text:p>
          </table:table-cell>
          <table:table-cell table:style-name="ce2" office:value-type="float" office:value="157.091">
            <text:p>157.09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544</text:p>
          </table:table-cell>
          <table:table-cell office:value-type="string">
            <text:p>中油法巴五七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4.2">
            <text:p>14.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33">
            <text:p>0.033</text:p>
          </table:table-cell>
          <table:table-cell table:style-name="ce3" office:value-type="float" office:value="694.918">
            <text:p>695</text:p>
          </table:table-cell>
          <table:table-cell table:style-name="ce5" office:value-type="date" office:date-value="2015-07-03">
            <text:p>15-07-03</text:p>
          </table:table-cell>
          <table:table-cell table:style-name="ce7" office:value-type="string">
            <text:p><text:a xlink:href="http://bank.hangseng.com/1/PA_1_1_P1/ComSvlet_MiniSite_schi_gif?app=EinvcWarrantOSQty&amp;WarrCode2=15544">3.77%</text:a></text:p>
          </table:table-cell>
          <table:table-cell table:style-name="ce8" office:value-type="percentage" office:value="0.36098">
            <text:p>36.10%</text:p>
          </table:table-cell>
          <table:table-cell table:style-name="ce8" office:value-type="percentage" office:value="0.64734">
            <text:p>64.73%</text:p>
          </table:table-cell>
          <table:table-cell table:style-name="ce2" office:value-type="float" office:value="261.818">
            <text:p>261.818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990</text:p>
          </table:table-cell>
          <table:table-cell office:value-type="string">
            <text:p>中油摩通五五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28">
            <text:p>10.2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75">
            <text:p>0.175</text:p>
          </table:table-cell>
          <table:table-cell table:style-name="ce3" office:value-type="float" office:value="577.912">
            <text:p>578</text:p>
          </table:table-cell>
          <table:table-cell table:style-name="ce5" office:value-type="date" office:date-value="2015-05-04">
            <text:p>15-05-04</text:p>
          </table:table-cell>
          <table:table-cell table:style-name="ce7" office:value-type="string">
            <text:p><text:a xlink:href="http://bank.hangseng.com/1/PA_1_1_P1/ComSvlet_MiniSite_schi_gif?app=EinvcWarrantOSQty&amp;WarrCode2=16990">8.35%</text:a></text:p>
          </table:table-cell>
          <table:table-cell table:style-name="ce8" office:value-type="percentage" office:value="0.29647">
            <text:p>29.65%</text:p>
          </table:table-cell>
          <table:table-cell table:style-name="ce8" office:value-type="percentage" office:value="0.21007">
            <text:p>21.01%</text:p>
          </table:table-cell>
          <table:table-cell table:style-name="ce2" office:value-type="float" office:value="49.371">
            <text:p>49.37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927</text:p>
          </table:table-cell>
          <table:table-cell office:value-type="string">
            <text:p>中油渣打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">
            <text:p>10.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08">
            <text:p>0.108</text:p>
          </table:table-cell>
          <table:table-cell table:style-name="ce3" office:value-type="float" office:value="413.268">
            <text:p>413</text:p>
          </table:table-cell>
          <table:table-cell table:style-name="ce5" office:value-type="date" office:date-value="2015-04-20">
            <text:p>15-04-20</text:p>
          </table:table-cell>
          <table:table-cell table:style-name="ce7" office:value-type="string">
            <text:p><text:a xlink:href="http://bank.hangseng.com/1/PA_1_1_P1/ComSvlet_MiniSite_schi_gif?app=EinvcWarrantOSQty&amp;WarrCode2=16927">9.78%</text:a></text:p>
          </table:table-cell>
          <table:table-cell table:style-name="ce8" office:value-type="percentage" office:value="0.31096">
            <text:p>31.10%</text:p>
          </table:table-cell>
          <table:table-cell table:style-name="ce8" office:value-type="percentage" office:value="0.2625">
            <text:p>26.25%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002</text:p>
          </table:table-cell>
          <table:table-cell office:value-type="string">
            <text:p>中油中银五四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8">
            <text:p>10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25">
            <text:p>0.125</text:p>
          </table:table-cell>
          <table:table-cell table:style-name="ce3" office:value-type="float" office:value="395.88">
            <text:p>396</text:p>
          </table:table-cell>
          <table:table-cell table:style-name="ce5" office:value-type="date" office:date-value="2015-04-13">
            <text:p>15-04-13</text:p>
          </table:table-cell>
          <table:table-cell table:style-name="ce7" office:value-type="string">
            <text:p><text:a xlink:href="http://bank.hangseng.com/1/PA_1_1_P1/ComSvlet_MiniSite_schi_gif?app=EinvcWarrantOSQty&amp;WarrCode2=17002">1.99%</text:a></text:p>
          </table:table-cell>
          <table:table-cell table:style-name="ce8" office:value-type="percentage" office:value="0.32264">
            <text:p>32.26%</text:p>
          </table:table-cell>
          <table:table-cell table:style-name="ce8" office:value-type="percentage" office:value="0.25058">
            <text:p>25.06%</text:p>
          </table:table-cell>
          <table:table-cell table:style-name="ce2" office:value-type="float" office:value="69.12">
            <text:p>69.1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989</text:p>
          </table:table-cell>
          <table:table-cell office:value-type="string">
            <text:p>中油法兴五四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9">
            <text:p>10.69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58">
            <text:p>0.158</text:p>
          </table:table-cell>
          <table:table-cell table:style-name="ce3" office:value-type="float" office:value="155.488">
            <text:p>155</text:p>
          </table:table-cell>
          <table:table-cell table:style-name="ce5" office:value-type="date" office:date-value="2015-04-08">
            <text:p>15-04-08</text:p>
          </table:table-cell>
          <table:table-cell table:style-name="ce7" office:value-type="string">
            <text:p><text:a xlink:href="http://bank.hangseng.com/1/PA_1_1_P1/ComSvlet_MiniSite_schi_gif?app=EinvcWarrantOSQty&amp;WarrCode2=16989">5.02%</text:a></text:p>
          </table:table-cell>
          <table:table-cell table:style-name="ce8" office:value-type="percentage" office:value="0.35619">
            <text:p>35.62%</text:p>
          </table:table-cell>
          <table:table-cell table:style-name="ce8" office:value-type="percentage" office:value="0.25556">
            <text:p>25.56%</text:p>
          </table:table-cell>
          <table:table-cell table:style-name="ce2" office:value-type="float" office:value="54.684">
            <text:p>54.68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147</text:p>
          </table:table-cell>
          <table:table-cell office:value-type="string">
            <text:p>中油汇丰五三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47">
            <text:p>11.47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55">
            <text:p>0.055</text:p>
          </table:table-cell>
          <table:table-cell table:style-name="ce3" office:value-type="float" office:value="152.4">
            <text:p>152</text:p>
          </table:table-cell>
          <table:table-cell table:style-name="ce5" office:value-type="date" office:date-value="2015-03-30">
            <text:p>15-03-30</text:p>
          </table:table-cell>
          <table:table-cell table:style-name="ce7" office:value-type="string">
            <text:p><text:a xlink:href="http://bank.hangseng.com/1/PA_1_1_P1/ComSvlet_MiniSite_schi_gif?app=EinvcWarrantOSQty&amp;WarrCode2=17147">4.25%</text:a></text:p>
          </table:table-cell>
          <table:table-cell table:style-name="ce8" office:value-type="percentage" office:value="0.33648">
            <text:p>33.65%</text:p>
          </table:table-cell>
          <table:table-cell table:style-name="ce8" office:value-type="percentage" office:value="0.33391">
            <text:p>33.39%</text:p>
          </table:table-cell>
          <table:table-cell table:style-name="ce2" office:value-type="float" office:value="157.091">
            <text:p>157.09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7655</text:p>
          </table:table-cell>
          <table:table-cell office:value-type="string">
            <text:p>中油法兴五六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41">
            <text:p>0.141</text:p>
          </table:table-cell>
          <table:table-cell table:style-name="ce3" office:value-type="float" office:value="44.68">
            <text:p>45</text:p>
          </table:table-cell>
          <table:table-cell table:style-name="ce5" office:value-type="date" office:date-value="2015-06-03">
            <text:p>15-06-03</text:p>
          </table:table-cell>
          <table:table-cell table:style-name="ce7" office:value-type="string">
            <text:p><text:a xlink:href="http://bank.hangseng.com/1/PA_1_1_P1/ComSvlet_MiniSite_schi_gif?app=EinvcWarrantOSQty&amp;WarrCode2=27655">1.68%</text:a></text:p>
          </table:table-cell>
          <table:table-cell table:style-name="ce8" office:value-type="percentage" office:value="0.39959">
            <text:p>39.96%</text:p>
          </table:table-cell>
          <table:table-cell table:style-name="ce8" office:value-type="percentage" office:value="0.40521">
            <text:p>40.52%</text:p>
          </table:table-cell>
          <table:table-cell table:style-name="ce2" office:value-type="float" office:value="61.277">
            <text:p>61.277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7489</text:p>
          </table:table-cell>
          <table:table-cell office:value-type="string">
            <text:p>中油野村五五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48">
            <text:p>11.4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97">
            <text:p>0.097</text:p>
          </table:table-cell>
          <table:table-cell table:style-name="ce3" office:value-type="float" office:value="27.228">
            <text:p>27</text:p>
          </table:table-cell>
          <table:table-cell table:style-name="ce5" office:value-type="date" office:date-value="2015-05-26">
            <text:p>15-05-26</text:p>
          </table:table-cell>
          <table:table-cell table:style-name="ce7" office:value-type="string">
            <text:p><text:a xlink:href="http://bank.hangseng.com/1/PA_1_1_P1/ComSvlet_MiniSite_schi_gif?app=EinvcWarrantOSQty&amp;WarrCode2=17489">0.66%</text:a></text:p>
          </table:table-cell>
          <table:table-cell table:style-name="ce8" office:value-type="percentage" office:value="0.3168">
            <text:p>31.68%</text:p>
          </table:table-cell>
          <table:table-cell table:style-name="ce8" office:value-type="percentage" office:value="0.33993">
            <text:p>33.99%</text:p>
          </table:table-cell>
          <table:table-cell table:style-name="ce2" office:value-type="float" office:value="89.072">
            <text:p>89.07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684</text:p>
          </table:table-cell>
          <table:table-cell office:value-type="string">
            <text:p>中油高盛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88">
            <text:p>12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26">
            <text:p>0.026</text:p>
          </table:table-cell>
          <table:table-cell table:style-name="ce3" office:value-type="float" office:value="13.164">
            <text:p>13</text:p>
          </table:table-cell>
          <table:table-cell table:style-name="ce5" office:value-type="date" office:date-value="2015-03-30">
            <text:p>15-03-30</text:p>
          </table:table-cell>
          <table:table-cell table:style-name="ce7" office:value-type="string">
            <text:p><text:a xlink:href="http://bank.hangseng.com/1/PA_1_1_P1/ComSvlet_MiniSite_schi_gif?app=EinvcWarrantOSQty&amp;WarrCode2=29684">4.64%</text:a></text:p>
          </table:table-cell>
          <table:table-cell table:style-name="ce8" office:value-type="percentage" office:value="0.37833">
            <text:p>37.83%</text:p>
          </table:table-cell>
          <table:table-cell table:style-name="ce8" office:value-type="percentage" office:value="0.49375">
            <text:p>49.38%</text:p>
          </table:table-cell>
          <table:table-cell table:style-name="ce2" office:value-type="float" office:value="332.308">
            <text:p>332.308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4505</text:p>
          </table:table-cell>
          <table:table-cell office:value-type="string">
            <text:p>中油法兴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42">
            <text:p>0.042</text:p>
          </table:table-cell>
          <table:table-cell table:style-name="ce3" office:value-type="float" office:value="12">
            <text:p>12</text:p>
          </table:table-cell>
          <table:table-cell table:style-name="ce5" office:value-type="date" office:date-value="2015-04-08">
            <text:p>15-04-08</text:p>
          </table:table-cell>
          <table:table-cell table:style-name="ce7" office:value-type="string">
            <text:p><text:a xlink:href="http://bank.hangseng.com/1/PA_1_1_P1/ComSvlet_MiniSite_schi_gif?app=EinvcWarrantOSQty&amp;WarrCode2=14505">1.02%</text:a></text:p>
          </table:table-cell>
          <table:table-cell table:style-name="ce8" office:value-type="percentage" office:value="0.40448">
            <text:p>40.45%</text:p>
          </table:table-cell>
          <table:table-cell table:style-name="ce8" office:value-type="percentage" office:value="0.50949">
            <text:p>50.95%</text:p>
          </table:table-cell>
          <table:table-cell table:style-name="ce2" office:value-type="float" office:value="205.714">
            <text:p>205.71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996</text:p>
          </table:table-cell>
          <table:table-cell office:value-type="string">
            <text:p>中油花旗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8">
            <text:p>10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121">
            <text:p>0.121</text:p>
          </table:table-cell>
          <table:table-cell table:style-name="ce3" office:value-type="float" office:value="7.39">
            <text:p>7</text:p>
          </table:table-cell>
          <table:table-cell table:style-name="ce5" office:value-type="date" office:date-value="2015-04-02">
            <text:p>15-04-02</text:p>
          </table:table-cell>
          <table:table-cell table:style-name="ce7" office:value-type="string">
            <text:p><text:a xlink:href="http://bank.hangseng.com/1/PA_1_1_P1/ComSvlet_MiniSite_schi_gif?app=EinvcWarrantOSQty&amp;WarrCode2=16996">1.55%</text:a></text:p>
          </table:table-cell>
          <table:table-cell table:style-name="ce8" office:value-type="percentage" office:value="0.33395">
            <text:p>33.40%</text:p>
          </table:table-cell>
          <table:table-cell table:style-name="ce8" office:value-type="percentage" office:value="0.25012">
            <text:p>25.01%</text:p>
          </table:table-cell>
          <table:table-cell table:style-name="ce2" office:value-type="float" office:value="71.405">
            <text:p>71.40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7948</text:p>
          </table:table-cell>
          <table:table-cell office:value-type="string">
            <text:p>中油中银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08">
            <text:p>11.0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5">
            <text:p>0.015</text:p>
          </table:table-cell>
          <table:table-cell table:style-name="ce3" office:value-type="float" office:value="4.302">
            <text:p>4</text:p>
          </table:table-cell>
          <table:table-cell table:style-name="ce5" office:value-type="date" office:date-value="2015-01-26">
            <text:p>15-01-26</text:p>
          </table:table-cell>
          <table:table-cell table:style-name="ce7" office:value-type="string">
            <text:p><text:a xlink:href="http://bank.hangseng.com/1/PA_1_1_P1/ComSvlet_MiniSite_schi_gif?app=EinvcWarrantOSQty&amp;WarrCode2=27948">3.76%</text:a></text:p>
          </table:table-cell>
          <table:table-cell table:style-name="ce8" office:value-type="percentage" office:value="0.35029">
            <text:p>35.03%</text:p>
          </table:table-cell>
          <table:table-cell table:style-name="ce8" office:value-type="percentage" office:value="0.28414">
            <text:p>28.41%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9735</text:p>
          </table:table-cell>
          <table:table-cell office:value-type="string">
            <text:p>中油法兴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28">
            <text:p>11.2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 office:value-type="float" office:value="3.5">
            <text:p>4</text:p>
          </table:table-cell>
          <table:table-cell table:style-name="ce5" office:value-type="date" office:date-value="2015-02-04">
            <text:p>15-02-04</text:p>
          </table:table-cell>
          <table:table-cell table:style-name="ce7" office:value-type="string">
            <text:p><text:a xlink:href="http://bank.hangseng.com/1/PA_1_1_P1/ComSvlet_MiniSite_schi_gif?app=EinvcWarrantOSQty&amp;WarrCode2=19735">4.58%</text:a></text:p>
          </table:table-cell>
          <table:table-cell table:style-name="ce8" office:value-type="percentage" office:value="0.32055">
            <text:p>32.06%</text:p>
          </table:table-cell>
          <table:table-cell table:style-name="ce8" office:value-type="percentage" office:value="0.30671">
            <text:p>30.67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7167</text:p>
          </table:table-cell>
          <table:table-cell office:value-type="string">
            <text:p>中油高盛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08">
            <text:p>11.0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1">
            <text:p>0.011</text:p>
          </table:table-cell>
          <table:table-cell table:style-name="ce3" office:value-type="float" office:value="2.2">
            <text:p>2</text:p>
          </table:table-cell>
          <table:table-cell table:style-name="ce5" office:value-type="date" office:date-value="2015-01-30">
            <text:p>15-01-30</text:p>
          </table:table-cell>
          <table:table-cell table:style-name="ce7" office:value-type="string">
            <text:p><text:a xlink:href="http://bank.hangseng.com/1/PA_1_1_P1/ComSvlet_MiniSite_schi_gif?app=EinvcWarrantOSQty&amp;WarrCode2=27167">10.01%</text:a></text:p>
          </table:table-cell>
          <table:table-cell table:style-name="ce8" office:value-type="percentage" office:value="0.3207">
            <text:p>32.07%</text:p>
          </table:table-cell>
          <table:table-cell table:style-name="ce8" office:value-type="percentage" office:value="0.28368">
            <text:p>28.37%</text:p>
          </table:table-cell>
          <table:table-cell table:style-name="ce2" office:value-type="float" office:value="785.455">
            <text:p>785.45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077</text:p>
          </table:table-cell>
          <table:table-cell office:value-type="string">
            <text:p>中油渣打五五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.88">
            <text:p>13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 office:value-type="float" office:value="1.5">
            <text:p>2</text:p>
          </table:table-cell>
          <table:table-cell table:style-name="ce5" office:value-type="date" office:date-value="2015-05-05">
            <text:p>15-05-05</text:p>
          </table:table-cell>
          <table:table-cell table:style-name="ce7" office:value-type="string">
            <text:p><text:a xlink:href="http://bank.hangseng.com/1/PA_1_1_P1/ComSvlet_MiniSite_schi_gif?app=EinvcWarrantOSQty&amp;WarrCode2=16077">0.67%</text:a></text:p>
          </table:table-cell>
          <table:table-cell table:style-name="ce8" office:value-type="percentage" office:value="0.32868">
            <text:p>32.87%</text:p>
          </table:table-cell>
          <table:table-cell table:style-name="ce8" office:value-type="percentage" office:value="0.60764">
            <text:p>60.76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582</text:p>
          </table:table-cell>
          <table:table-cell office:value-type="string">
            <text:p>中油大和五五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4.88">
            <text:p>14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6">
            <text:p>0.016</text:p>
          </table:table-cell>
          <table:table-cell table:style-name="ce3"/>
          <table:table-cell table:style-name="ce5" office:value-type="date" office:date-value="2015-05-08">
            <text:p>15-05-08</text:p>
          </table:table-cell>
          <table:table-cell table:style-name="ce7" office:value-type="string">
            <text:p><text:a xlink:href="http://bank.hangseng.com/1/PA_1_1_P1/ComSvlet_MiniSite_schi_gif?app=EinvcWarrantOSQty&amp;WarrCode2=15582">0%</text:a></text:p>
          </table:table-cell>
          <table:table-cell table:style-name="ce8" office:value-type="percentage" office:value="0.38902">
            <text:p>38.90%</text:p>
          </table:table-cell>
          <table:table-cell table:style-name="ce8" office:value-type="percentage" office:value="0.72407">
            <text:p>72.41%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080</text:p>
          </table:table-cell>
          <table:table-cell office:value-type="string">
            <text:p>中油法兴五五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4.88">
            <text:p>14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">
            <text:p>0</text:p>
          </table:table-cell>
          <table:table-cell table:style-name="ce3"/>
          <table:table-cell table:style-name="ce5" office:value-type="date" office:date-value="2015-05-06">
            <text:p>15-05-06</text:p>
          </table:table-cell>
          <table:table-cell table:style-name="ce7" office:value-type="string">
            <text:p><text:a xlink:href="http://bank.hangseng.com/1/PA_1_1_P1/ComSvlet_MiniSite_schi_gif?app=EinvcWarrantOSQty&amp;WarrCode2=16080">0%</text:a></text:p>
          </table:table-cell>
          <table:table-cell table:number-columns-repeated="2" table:style-name="ce8" office:value-type="percentage" office:value="0">
            <text:p>0.00%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6044</text:p>
          </table:table-cell>
          <table:table-cell office:value-type="string">
            <text:p>中油瑞银五四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4.9">
            <text:p>14.9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21">
            <text:p>0.021</text:p>
          </table:table-cell>
          <table:table-cell table:style-name="ce3"/>
          <table:table-cell table:style-name="ce5" office:value-type="date" office:date-value="2015-04-30">
            <text:p>15-04-30</text:p>
          </table:table-cell>
          <table:table-cell table:style-name="ce7" office:value-type="string">
            <text:p><text:a xlink:href="http://bank.hangseng.com/1/PA_1_1_P1/ComSvlet_MiniSite_schi_gif?app=EinvcWarrantOSQty&amp;WarrCode2=16044">0%</text:a></text:p>
          </table:table-cell>
          <table:table-cell table:style-name="ce8" office:value-type="percentage" office:value="0.41663">
            <text:p>41.66%</text:p>
          </table:table-cell>
          <table:table-cell table:style-name="ce8" office:value-type="percentage" office:value="0.72697">
            <text:p>72.70%</text:p>
          </table:table-cell>
          <table:table-cell table:style-name="ce2" office:value-type="float" office:value="411.429">
            <text:p>411.429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068</text:p>
          </table:table-cell>
          <table:table-cell office:value-type="string">
            <text:p>中油大和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.28">
            <text:p>13.2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25">
            <text:p>0.025</text:p>
          </table:table-cell>
          <table:table-cell table:style-name="ce3"/>
          <table:table-cell table:style-name="ce5" office:value-type="date" office:date-value="2015-03-18">
            <text:p>15-03-18</text:p>
          </table:table-cell>
          <table:table-cell table:style-name="ce7" office:value-type="string">
            <text:p><text:a xlink:href="http://bank.hangseng.com/1/PA_1_1_P1/ComSvlet_MiniSite_schi_gif?app=EinvcWarrantOSQty&amp;WarrCode2=15068">5.65%</text:a></text:p>
          </table:table-cell>
          <table:table-cell table:style-name="ce8" office:value-type="percentage" office:value="0.42125">
            <text:p>42.13%</text:p>
          </table:table-cell>
          <table:table-cell table:style-name="ce8" office:value-type="percentage" office:value="0.53993">
            <text:p>53.99%</text:p>
          </table:table-cell>
          <table:table-cell table:style-name="ce2" office:value-type="float" office:value="345.6">
            <text:p>345.6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718</text:p>
          </table:table-cell>
          <table:table-cell office:value-type="string">
            <text:p>中油汇丰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8">
            <text:p>12.1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21">
            <text:p>0.021</text:p>
          </table:table-cell>
          <table:table-cell table:style-name="ce3"/>
          <table:table-cell table:style-name="ce5" office:value-type="date" office:date-value="2015-03-09">
            <text:p>15-03-09</text:p>
          </table:table-cell>
          <table:table-cell table:style-name="ce7" office:value-type="string">
            <text:p><text:a xlink:href="http://bank.hangseng.com/1/PA_1_1_P1/ComSvlet_MiniSite_schi_gif?app=EinvcWarrantOSQty&amp;WarrCode2=15718">1.19%</text:a></text:p>
          </table:table-cell>
          <table:table-cell table:style-name="ce8" office:value-type="percentage" office:value="0.35768">
            <text:p>35.77%</text:p>
          </table:table-cell>
          <table:table-cell table:style-name="ce8" office:value-type="percentage" office:value="0.41215">
            <text:p>41.22%</text:p>
          </table:table-cell>
          <table:table-cell table:style-name="ce2" office:value-type="float" office:value="411.429">
            <text:p>411.429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789</text:p>
          </table:table-cell>
          <table:table-cell office:value-type="string">
            <text:p>中油麦银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.58">
            <text:p>13.5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3-03">
            <text:p>15-03-03</text:p>
          </table:table-cell>
          <table:table-cell table:style-name="ce7" office:value-type="string">
            <text:p><text:a xlink:href="http://bank.hangseng.com/1/PA_1_1_P1/ComSvlet_MiniSite_schi_gif?app=EinvcWarrantOSQty&amp;WarrCode2=15789">1.87%</text:a></text:p>
          </table:table-cell>
          <table:table-cell table:style-name="ce8" office:value-type="percentage" office:value="0.414">
            <text:p>41.40%</text:p>
          </table:table-cell>
          <table:table-cell table:style-name="ce8" office:value-type="percentage" office:value="0.57292">
            <text:p>57.29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929</text:p>
          </table:table-cell>
          <table:table-cell office:value-type="string">
            <text:p>中油摩通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7">
            <text:p>0.017</text:p>
          </table:table-cell>
          <table:table-cell table:style-name="ce3"/>
          <table:table-cell table:style-name="ce5" office:value-type="date" office:date-value="2015-03-03">
            <text:p>15-03-03</text:p>
          </table:table-cell>
          <table:table-cell table:style-name="ce7" office:value-type="string">
            <text:p><text:a xlink:href="http://bank.hangseng.com/1/PA_1_1_P1/ComSvlet_MiniSite_schi_gif?app=EinvcWarrantOSQty&amp;WarrCode2=29929">9.77%</text:a></text:p>
          </table:table-cell>
          <table:table-cell table:style-name="ce8" office:value-type="percentage" office:value="0.34435">
            <text:p>34.44%</text:p>
          </table:table-cell>
          <table:table-cell table:style-name="ce8" office:value-type="percentage" office:value="0.39086">
            <text:p>39.09%</text:p>
          </table:table-cell>
          <table:table-cell table:style-name="ce2" office:value-type="float" office:value="508.235">
            <text:p>508.23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432</text:p>
          </table:table-cell>
          <table:table-cell office:value-type="string">
            <text:p>中油摩通五三购Ｂ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3">
            <text:p>0.013</text:p>
          </table:table-cell>
          <table:table-cell table:style-name="ce3"/>
          <table:table-cell table:style-name="ce5" office:value-type="date" office:date-value="2015-03-02">
            <text:p>15-03-02</text:p>
          </table:table-cell>
          <table:table-cell table:style-name="ce7" office:value-type="string">
            <text:p><text:a xlink:href="http://bank.hangseng.com/1/PA_1_1_P1/ComSvlet_MiniSite_schi_gif?app=EinvcWarrantOSQty&amp;WarrCode2=15432">0.94%</text:a></text:p>
          </table:table-cell>
          <table:table-cell table:style-name="ce8" office:value-type="percentage" office:value="0.39715">
            <text:p>39.72%</text:p>
          </table:table-cell>
          <table:table-cell table:style-name="ce8" office:value-type="percentage" office:value="0.50613">
            <text:p>50.61%</text:p>
          </table:table-cell>
          <table:table-cell table:style-name="ce2" office:value-type="float" office:value="664.615">
            <text:p>664.61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473</text:p>
          </table:table-cell>
          <table:table-cell office:value-type="string">
            <text:p>中油瑞信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.58">
            <text:p>13.5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7">
            <text:p>0.017</text:p>
          </table:table-cell>
          <table:table-cell table:style-name="ce3"/>
          <table:table-cell table:style-name="ce5" office:value-type="date" office:date-value="2015-03-02">
            <text:p>15-03-02</text:p>
          </table:table-cell>
          <table:table-cell table:style-name="ce7" office:value-type="string">
            <text:p><text:a xlink:href="http://bank.hangseng.com/1/PA_1_1_P1/ComSvlet_MiniSite_schi_gif?app=EinvcWarrantOSQty&amp;WarrCode2=15473">1.43%</text:a></text:p>
          </table:table-cell>
          <table:table-cell table:style-name="ce8" office:value-type="percentage" office:value="0.44922">
            <text:p>44.92%</text:p>
          </table:table-cell>
          <table:table-cell table:style-name="ce8" office:value-type="percentage" office:value="0.57373">
            <text:p>57.37%</text:p>
          </table:table-cell>
          <table:table-cell table:style-name="ce2" office:value-type="float" office:value="508.235">
            <text:p>508.23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479</text:p>
          </table:table-cell>
          <table:table-cell office:value-type="string">
            <text:p>中油瑞银五三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3.38">
            <text:p>13.3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7">
            <text:p>0.017</text:p>
          </table:table-cell>
          <table:table-cell table:style-name="ce3"/>
          <table:table-cell table:style-name="ce5" office:value-type="date" office:date-value="2015-03-02">
            <text:p>15-03-02</text:p>
          </table:table-cell>
          <table:table-cell table:style-name="ce7" office:value-type="string">
            <text:p><text:a xlink:href="http://bank.hangseng.com/1/PA_1_1_P1/ComSvlet_MiniSite_schi_gif?app=EinvcWarrantOSQty&amp;WarrCode2=15479">7.62%</text:a></text:p>
          </table:table-cell>
          <table:table-cell table:style-name="ce8" office:value-type="percentage" office:value="0.43714">
            <text:p>43.71%</text:p>
          </table:table-cell>
          <table:table-cell table:style-name="ce8" office:value-type="percentage" office:value="0.55058">
            <text:p>55.06%</text:p>
          </table:table-cell>
          <table:table-cell table:style-name="ce2" office:value-type="float" office:value="508.235">
            <text:p>508.235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534</text:p>
          </table:table-cell>
          <table:table-cell office:value-type="string">
            <text:p>中油中银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2-16">
            <text:p>15-02-16</text:p>
          </table:table-cell>
          <table:table-cell table:style-name="ce7" office:value-type="string">
            <text:p><text:a xlink:href="http://bank.hangseng.com/1/PA_1_1_P1/ComSvlet_MiniSite_schi_gif?app=EinvcWarrantOSQty&amp;WarrCode2=29534">8.69%</text:a></text:p>
          </table:table-cell>
          <table:table-cell table:style-name="ce8" office:value-type="percentage" office:value="0.39627">
            <text:p>39.63%</text:p>
          </table:table-cell>
          <table:table-cell table:style-name="ce8" office:value-type="percentage" office:value="0.46875">
            <text:p>46.88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4332</text:p>
          </table:table-cell>
          <table:table-cell office:value-type="string">
            <text:p>中油花旗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2-09">
            <text:p>15-02-09</text:p>
          </table:table-cell>
          <table:table-cell table:style-name="ce7" office:value-type="string">
            <text:p><text:a xlink:href="http://bank.hangseng.com/1/PA_1_1_P1/ComSvlet_MiniSite_schi_gif?app=EinvcWarrantOSQty&amp;WarrCode2=14332">20.52%</text:a></text:p>
          </table:table-cell>
          <table:table-cell table:style-name="ce8" office:value-type="percentage" office:value="0.41678">
            <text:p>41.68%</text:p>
          </table:table-cell>
          <table:table-cell table:style-name="ce8" office:value-type="percentage" office:value="0.46875">
            <text:p>46.88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4402</text:p>
          </table:table-cell>
          <table:table-cell office:value-type="string">
            <text:p>中油汇丰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7">
            <text:p>12.7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2">
            <text:p>0.012</text:p>
          </table:table-cell>
          <table:table-cell table:style-name="ce3"/>
          <table:table-cell table:style-name="ce5" office:value-type="date" office:date-value="2015-02-09">
            <text:p>15-02-09</text:p>
          </table:table-cell>
          <table:table-cell table:style-name="ce7" office:value-type="string">
            <text:p><text:a xlink:href="http://bank.hangseng.com/1/PA_1_1_P1/ComSvlet_MiniSite_schi_gif?app=EinvcWarrantOSQty&amp;WarrCode2=14402">0.28%</text:a></text:p>
          </table:table-cell>
          <table:table-cell table:style-name="ce8" office:value-type="percentage" office:value="0.42923">
            <text:p>42.92%</text:p>
          </table:table-cell>
          <table:table-cell table:style-name="ce8" office:value-type="percentage" office:value="0.4713">
            <text:p>47.13%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558</text:p>
          </table:table-cell>
          <table:table-cell office:value-type="string">
            <text:p>中油渣打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2-09">
            <text:p>15-02-09</text:p>
          </table:table-cell>
          <table:table-cell table:style-name="ce7" office:value-type="string">
            <text:p><text:a xlink:href="http://bank.hangseng.com/1/PA_1_1_P1/ComSvlet_MiniSite_schi_gif?app=EinvcWarrantOSQty&amp;WarrCode2=15558">8.67%</text:a></text:p>
          </table:table-cell>
          <table:table-cell table:style-name="ce8" office:value-type="percentage" office:value="0.41678">
            <text:p>41.68%</text:p>
          </table:table-cell>
          <table:table-cell table:style-name="ce8" office:value-type="percentage" office:value="0.46875">
            <text:p>46.88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6841</text:p>
          </table:table-cell>
          <table:table-cell office:value-type="string">
            <text:p>中油麦银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2-03">
            <text:p>15-02-03</text:p>
          </table:table-cell>
          <table:table-cell table:style-name="ce7" office:value-type="string">
            <text:p><text:a xlink:href="http://bank.hangseng.com/1/PA_1_1_P1/ComSvlet_MiniSite_schi_gif?app=EinvcWarrantOSQty&amp;WarrCode2=26841">49.36%</text:a></text:p>
          </table:table-cell>
          <table:table-cell table:style-name="ce8" office:value-type="percentage" office:value="0.34245">
            <text:p>34.25%</text:p>
          </table:table-cell>
          <table:table-cell table:style-name="ce8" office:value-type="percentage" office:value="0.33218">
            <text:p>33.22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547</text:p>
          </table:table-cell>
          <table:table-cell office:value-type="string">
            <text:p>中油法巴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2.46">
            <text:p>12.46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9">
            <text:p>0.019</text:p>
          </table:table-cell>
          <table:table-cell table:style-name="ce3"/>
          <table:table-cell table:style-name="ce5" office:value-type="date" office:date-value="2015-02-03">
            <text:p>15-02-03</text:p>
          </table:table-cell>
          <table:table-cell table:style-name="ce7" office:value-type="string">
            <text:p><text:a xlink:href="http://bank.hangseng.com/1/PA_1_1_P1/ComSvlet_MiniSite_schi_gif?app=EinvcWarrantOSQty&amp;WarrCode2=29547">0.53%</text:a></text:p>
          </table:table-cell>
          <table:table-cell table:style-name="ce8" office:value-type="percentage" office:value="0.46372">
            <text:p>46.37%</text:p>
          </table:table-cell>
          <table:table-cell table:style-name="ce8" office:value-type="percentage" office:value="0.44433">
            <text:p>44.43%</text:p>
          </table:table-cell>
          <table:table-cell table:style-name="ce2" office:value-type="float" office:value="454.737">
            <text:p>454.737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6356</text:p>
          </table:table-cell>
          <table:table-cell office:value-type="string">
            <text:p>中油大和五二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3">
            <text:p>11.3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2-02">
            <text:p>15-02-02</text:p>
          </table:table-cell>
          <table:table-cell table:style-name="ce7" office:value-type="string">
            <text:p><text:a xlink:href="http://bank.hangseng.com/1/PA_1_1_P1/ComSvlet_MiniSite_schi_gif?app=EinvcWarrantOSQty&amp;WarrCode2=26356">0.95%</text:a></text:p>
          </table:table-cell>
          <table:table-cell table:style-name="ce8" office:value-type="percentage" office:value="0.32773">
            <text:p>32.77%</text:p>
          </table:table-cell>
          <table:table-cell table:style-name="ce8" office:value-type="percentage" office:value="0.30903">
            <text:p>30.90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106</text:p>
          </table:table-cell>
          <table:table-cell office:value-type="string">
            <text:p>中油瑞信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2">
            <text:p>11.5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1-30">
            <text:p>15-01-30</text:p>
          </table:table-cell>
          <table:table-cell table:style-name="ce7" office:value-type="string">
            <text:p><text:a xlink:href="http://bank.hangseng.com/1/PA_1_1_P1/ComSvlet_MiniSite_schi_gif?app=EinvcWarrantOSQty&amp;WarrCode2=29106">2.16%</text:a></text:p>
          </table:table-cell>
          <table:table-cell table:style-name="ce8" office:value-type="percentage" office:value="0.35629">
            <text:p>35.63%</text:p>
          </table:table-cell>
          <table:table-cell table:style-name="ce8" office:value-type="percentage" office:value="0.33449">
            <text:p>33.45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181</text:p>
          </table:table-cell>
          <table:table-cell office:value-type="string">
            <text:p>中油汇丰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18">
            <text:p>11.1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4">
            <text:p>0.014</text:p>
          </table:table-cell>
          <table:table-cell table:style-name="ce3"/>
          <table:table-cell table:style-name="ce5" office:value-type="date" office:date-value="2015-01-30">
            <text:p>15-01-30</text:p>
          </table:table-cell>
          <table:table-cell table:style-name="ce7" office:value-type="string">
            <text:p><text:a xlink:href="http://bank.hangseng.com/1/PA_1_1_P1/ComSvlet_MiniSite_schi_gif?app=EinvcWarrantOSQty&amp;WarrCode2=29181">8.46%</text:a></text:p>
          </table:table-cell>
          <table:table-cell table:style-name="ce8" office:value-type="percentage" office:value="0.34333">
            <text:p>34.33%</text:p>
          </table:table-cell>
          <table:table-cell table:style-name="ce8" office:value-type="percentage" office:value="0.2956">
            <text:p>29.56%</text:p>
          </table:table-cell>
          <table:table-cell table:style-name="ce2" office:value-type="float" office:value="617.143">
            <text:p>617.143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2261</text:p>
          </table:table-cell>
          <table:table-cell office:value-type="string">
            <text:p>中油渣打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1-28">
            <text:p>15-01-28</text:p>
          </table:table-cell>
          <table:table-cell table:style-name="ce7" office:value-type="string">
            <text:p><text:a xlink:href="http://bank.hangseng.com/1/PA_1_1_P1/ComSvlet_MiniSite_schi_gif?app=EinvcWarrantOSQty&amp;WarrCode2=12261">10.31%</text:a></text:p>
          </table:table-cell>
          <table:table-cell table:style-name="ce8" office:value-type="percentage" office:value="0.36098">
            <text:p>36.10%</text:p>
          </table:table-cell>
          <table:table-cell table:style-name="ce8" office:value-type="percentage" office:value="0.33218">
            <text:p>33.22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9064</text:p>
          </table:table-cell>
          <table:table-cell office:value-type="string">
            <text:p>中油瑞银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2">
            <text:p>11.5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1-22">
            <text:p>15-01-22</text:p>
          </table:table-cell>
          <table:table-cell table:style-name="ce7" office:value-type="string">
            <text:p><text:a xlink:href="http://bank.hangseng.com/1/PA_1_1_P1/ComSvlet_MiniSite_schi_gif?app=EinvcWarrantOSQty&amp;WarrCode2=29064">2.08%</text:a></text:p>
          </table:table-cell>
          <table:table-cell table:style-name="ce8" office:value-type="percentage" office:value="0.38485">
            <text:p>38.49%</text:p>
          </table:table-cell>
          <table:table-cell table:style-name="ce8" office:value-type="percentage" office:value="0.33449">
            <text:p>33.45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2814</text:p>
          </table:table-cell>
          <table:table-cell office:value-type="string">
            <text:p>中油花旗五一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2">
            <text:p>11.5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5-01-15">
            <text:p>15-01-15</text:p>
          </table:table-cell>
          <table:table-cell table:style-name="ce7" office:value-type="string">
            <text:p><text:a xlink:href="http://bank.hangseng.com/1/PA_1_1_P1/ComSvlet_MiniSite_schi_gif?app=EinvcWarrantOSQty&amp;WarrCode2=12814">2.5%</text:a></text:p>
          </table:table-cell>
          <table:table-cell table:style-name="ce8" office:value-type="percentage" office:value="0.41634">
            <text:p>41.63%</text:p>
          </table:table-cell>
          <table:table-cell table:style-name="ce8" office:value-type="percentage" office:value="0.33449">
            <text:p>33.45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15595</text:p>
          </table:table-cell>
          <table:table-cell office:value-type="string">
            <text:p>中油野村四乙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4-12-31">
            <text:p>14-12-31</text:p>
          </table:table-cell>
          <table:table-cell table:style-name="ce7" office:value-type="string">
            <text:p><text:a xlink:href="http://bank.hangseng.com/1/PA_1_1_P1/ComSvlet_MiniSite_schi_gif?app=EinvcWarrantOSQty&amp;WarrCode2=15595">20.07%</text:a></text:p>
          </table:table-cell>
          <table:table-cell table:style-name="ce8" office:value-type="percentage" office:value="0.43553">
            <text:p>43.55%</text:p>
          </table:table-cell>
          <table:table-cell table:style-name="ce8" office:value-type="percentage" office:value="0.26042">
            <text:p>26.04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0307</text:p>
          </table:table-cell>
          <table:table-cell office:value-type="string">
            <text:p>中油摩通四乙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8">
            <text:p>10.6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5" office:value-type="date" office:date-value="2014-12-29">
            <text:p>14-12-29</text:p>
          </table:table-cell>
          <table:table-cell table:style-name="ce7" office:value-type="string">
            <text:p><text:a xlink:href="http://bank.hangseng.com/1/PA_1_1_P1/ComSvlet_MiniSite_schi_gif?app=EinvcWarrantOSQty&amp;WarrCode2=20307">10.23%</text:a></text:p>
          </table:table-cell>
          <table:table-cell table:style-name="ce8" office:value-type="percentage" office:value="0.42308">
            <text:p>42.31%</text:p>
          </table:table-cell>
          <table:table-cell table:style-name="ce8" office:value-type="percentage" office:value="0.23727">
            <text:p>23.73%</text:p>
          </table:table-cell>
          <table:table-cell table:style-name="ce2" office:value-type="float" office:value="864">
            <text:p>86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28485</text:p>
          </table:table-cell>
          <table:table-cell office:value-type="string">
            <text:p>中油花旗四乙购Ａ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0.018">
            <text:p>0.018</text:p>
          </table:table-cell>
          <table:table-cell table:style-name="ce3"/>
          <table:table-cell table:style-name="ce5" office:value-type="date" office:date-value="2014-12-22">
            <text:p>14-12-22</text:p>
          </table:table-cell>
          <table:table-cell table:style-name="ce7" office:value-type="string">
            <text:p><text:a xlink:href="http://bank.hangseng.com/1/PA_1_1_P1/ComSvlet_MiniSite_schi_gif?app=EinvcWarrantOSQty&amp;WarrCode2=28485">0.91%</text:a></text:p>
          </table:table-cell>
          <table:table-cell table:style-name="ce8" office:value-type="percentage" office:value="0.59517">
            <text:p>59.52%</text:p>
          </table:table-cell>
          <table:table-cell table:style-name="ce8" office:value-type="percentage" office:value="0.26134">
            <text:p>26.13%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1">
            <text:p>1</text:p>
          </table:table-cell>
        </table:table-row>
        <table:table-row table:style-name="ro2" table:number-rows-repeated="104851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6837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ce2"/>
        <table:table-column table:style-name="co10" table:default-cell-style-name="ce2"/>
        <table:table-column table:style-name="co6" table:number-columns-repeated="2" table:default-cell-style-name="ce2"/>
        <table:table-column table:style-name="co6" table:default-cell-style-name="ce15"/>
        <table:table-column table:style-name="co6" table:default-cell-style-name="ce7"/>
        <table:table-column table:style-name="co6" table:number-columns-repeated="2" table:default-cell-style-name="ce8"/>
        <table:table-column table:style-name="co6" table:number-columns-repeated="2" table:default-cell-style-name="ce2"/>
        <table:table-column table:style-name="co11" table:default-cell-style-name="Default"/>
        <table:table-column table:style-name="co6" table:number-columns-repeated="1009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table:style-name="Default" office:value-type="string">
            <text:p>正股编号/指数</text:p>
          </table:table-cell>
          <table:table-cell table:style-name="Default" office:value-type="string">
            <text:p>性质</text:p>
          </table:table-cell>
          <table:table-cell table:style-name="Default" office:value-type="string">
            <text:p>行使价</text:p>
          </table:table-cell>
          <table:table-cell table:style-name="Default" office:value-type="string">
            <text:p>正股价</text:p>
          </table:table-cell>
          <table:table-cell table:style-name="Default" office:value-type="string">
            <text:p>窝轮价</text:p>
          </table:table-cell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table:style-name="Default" office:value-type="string">
            <text:p>街货量(%)</text:p>
          </table:table-cell>
          <table:table-cell table:style-name="Default" office:value-type="string">
            <text:p>引伸波幅</text:p>
          </table:table-cell>
          <table:table-cell table:style-name="Default" office:value-type="string">
            <text:p>溢价</text:p>
          </table:table-cell>
          <table:table-cell table:style-name="Default" office:value-type="string">
            <text:p>杠杆比率</text:p>
          </table:table-cell>
          <table:table-cell table:style-name="Default" office:value-type="string">
            <text:p>换股比率</text:p>
          </table:table-cell>
          <table:table-cell office:value-type="string">
            <text:p>priority</text:p>
          </table:table-cell>
          <table:table-cell office:value-type="string">
            <text:p>url_sina</text:p>
          </table:table-cell>
          <table:table-cell office:value-type="string">
            <text:p>url</text:p>
          </table:table-cell>
          <table:table-cell table:number-columns-repeated="1007"/>
        </table:table-row>
        <table:table-row table:style-name="ro2">
          <table:table-cell table:style-name="ce9" office:value-type="string">
            <text:p>17782</text:p>
          </table:table-cell>
          <table:table-cell table:style-name="ce9" office:value-type="string">
            <text:p>海通摩通五乙购Ｂ</text:p>
          </table:table-cell>
          <table:table-cell table:style-name="ce11" office:value-type="float" office:value="6837">
            <text:p>6837</text:p>
          </table:table-cell>
          <table:table-cell table:style-name="ce11" office:value-type="string">
            <text:p>认购</text:p>
          </table:table-cell>
          <table:table-cell table:style-name="ce11" office:value-type="float" office:value="18.88">
            <text:p>18.88</text:p>
          </table:table-cell>
          <table:table-cell table:style-name="ce11" office:value-type="float" office:value="19.18">
            <text:p>19.18</text:p>
          </table:table-cell>
          <table:table-cell table:style-name="ce11" office:value-type="float" office:value="0.415">
            <text:p>0.415</text:p>
          </table:table-cell>
          <table:table-cell table:style-name="ce11" office:value-type="string">
            <text:p>1,596.54K</text:p>
          </table:table-cell>
          <table:table-cell table:style-name="ce14" office:value-type="date" office:date-value="2015-12-30">
            <text:p>12/30/15</text:p>
          </table:table-cell>
          <table:table-cell table:style-name="ce18" office:value-type="string">
            <text:p><text:a xlink:href="http://bank.hangseng.com/1/PA_1_1_P1/ComSvlet_MiniSite_schi_gif?app=EinvcWarrantOSQty&amp;WarrCode2=17782">0%</text:a></text:p>
          </table:table-cell>
          <table:table-cell table:style-name="ce21" office:value-type="percentage" office:value="0.52728">
            <text:p>52.73%</text:p>
          </table:table-cell>
          <table:table-cell table:style-name="ce21" office:value-type="percentage" office:value="0.20073">
            <text:p>20.07%</text:p>
          </table:table-cell>
          <table:table-cell table:style-name="ce11" office:value-type="float" office:value="4.622">
            <text:p>4.622</text:p>
          </table:table-cell>
          <table:table-cell table:style-name="ce11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[.O2]&gt;0;CONCATENATE(&quot;http://stock.finance.sina.com.cn/hkstock/quotes/&quot;;[.A2];&quot;.html&quot;);&quot;&quot;)" office:value-type="string" office:string-value="http://stock.finance.sina.com.cn/hkstock/quotes/17782.html">
            <text:p>http://stock.finance.sina.com.cn/hkstock/quotes/17782.html</text:p>
          </table:table-cell>
          <table:table-cell table:formula="of:=IF([.O2]&gt;0;CONCATENATE(&quot;http://hq.sinajs.cn/list=hk&quot;;[.A2]);&quot;&quot;)" office:value-type="string" office:string-value="http://hq.sinajs.cn/list=hk17782">
            <text:p>http://hq.sinajs.cn/list=hk17782</text:p>
          </table:table-cell>
          <table:table-cell table:number-columns-repeated="1007"/>
        </table:table-row>
        <table:table-row table:style-name="ro2">
          <table:table-cell table:style-name="ce9" office:value-type="string">
            <text:p>17759</text:p>
          </table:table-cell>
          <table:table-cell table:style-name="ce9" office:value-type="string">
            <text:p>海通渣打五乙购Ｂ</text:p>
          </table:table-cell>
          <table:table-cell table:style-name="ce11" office:value-type="float" office:value="6837">
            <text:p>6837</text:p>
          </table:table-cell>
          <table:table-cell table:style-name="ce11" office:value-type="string">
            <text:p>认购</text:p>
          </table:table-cell>
          <table:table-cell table:style-name="ce11" office:value-type="float" office:value="18.88">
            <text:p>18.88</text:p>
          </table:table-cell>
          <table:table-cell table:style-name="ce11" office:value-type="float" office:value="19.18">
            <text:p>19.18</text:p>
          </table:table-cell>
          <table:table-cell table:style-name="ce11" office:value-type="float" office:value="0.465">
            <text:p>0.465</text:p>
          </table:table-cell>
          <table:table-cell table:style-name="ce11" office:value-type="string">
            <text:p>7,673.76K</text:p>
          </table:table-cell>
          <table:table-cell table:style-name="ce14" office:value-type="date" office:date-value="2015-12-31">
            <text:p>12/31/15</text:p>
          </table:table-cell>
          <table:table-cell table:style-name="ce18" office:value-type="string">
            <text:p><text:a xlink:href="http://bank.hangseng.com/1/PA_1_1_P1/ComSvlet_MiniSite_schi_gif?app=EinvcWarrantOSQty&amp;WarrCode2=17759">0.32%</text:a></text:p>
          </table:table-cell>
          <table:table-cell table:style-name="ce21" office:value-type="percentage" office:value="0.59326">
            <text:p>59.33%</text:p>
          </table:table-cell>
          <table:table-cell table:style-name="ce21" office:value-type="percentage" office:value="0.2268">
            <text:p>22.68%</text:p>
          </table:table-cell>
          <table:table-cell table:style-name="ce11" office:value-type="float" office:value="4.125">
            <text:p>4.125</text:p>
          </table:table-cell>
          <table:table-cell table:style-name="ce11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O3]&gt;0;CONCATENATE(&quot;http://stock.finance.sina.com.cn/hkstock/quotes/&quot;;[.A3];&quot;.html&quot;);&quot;&quot;)" office:value-type="string" office:string-value="http://stock.finance.sina.com.cn/hkstock/quotes/17759.html">
            <text:p>http://stock.finance.sina.com.cn/hkstock/quotes/17759.html</text:p>
          </table:table-cell>
          <table:table-cell table:formula="of:=IF([.O3]&gt;0;CONCATENATE(&quot;http://hq.sinajs.cn/list=hk&quot;;[.A3]);&quot;&quot;)" office:value-type="string" office:string-value="http://hq.sinajs.cn/list=hk17759">
            <text:p>http://hq.sinajs.cn/list=hk17759</text:p>
          </table:table-cell>
          <table:table-cell table:number-columns-repeated="1007"/>
        </table:table-row>
        <table:table-row table:style-name="ro2">
          <table:table-cell office:value-type="string">
            <text:p>17853</text:p>
          </table:table-cell>
          <table:table-cell office:value-type="string">
            <text:p>海通瑞信五十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8.88">
            <text:p>18.88</text:p>
          </table:table-cell>
          <table:table-cell office:value-type="float" office:value="19.18">
            <text:p>19.18</text:p>
          </table:table-cell>
          <table:table-cell office:value-type="float" office:value="0.42">
            <text:p>0.42</text:p>
          </table:table-cell>
          <table:table-cell office:value-type="string">
            <text:p>2,111.24K</text:p>
          </table:table-cell>
          <table:table-cell office:value-type="date" office:date-value="2015-10-26">
            <text:p>10/26/15</text:p>
          </table:table-cell>
          <table:table-cell office:value-type="string">
            <text:p><text:a xlink:href="http://bank.hangseng.com/1/PA_1_1_P1/ComSvlet_MiniSite_schi_gif?app=EinvcWarrantOSQty&amp;WarrCode2=17853">0%</text:a></text:p>
          </table:table-cell>
          <table:table-cell office:value-type="percentage" office:value="0.58498">
            <text:p>58.50%</text:p>
          </table:table-cell>
          <table:table-cell office:value-type="percentage" office:value="0.20334">
            <text:p>20.33%</text:p>
          </table:table-cell>
          <table:table-cell office:value-type="float" office:value="4.567">
            <text:p>4.5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[.O4]&gt;0;CONCATENATE(&quot;http://stock.finance.sina.com.cn/hkstock/quotes/&quot;;[.A4];&quot;.html&quot;);&quot;&quot;)" office:value-type="string" office:string-value="http://stock.finance.sina.com.cn/hkstock/quotes/17853.html">
            <text:p>http://stock.finance.sina.com.cn/hkstock/quotes/17853.html</text:p>
          </table:table-cell>
          <table:table-cell table:formula="of:=IF([.O4]&gt;0;CONCATENATE(&quot;http://hq.sinajs.cn/list=hk&quot;;[.A4]);&quot;&quot;)" office:value-type="string" office:string-value="http://hq.sinajs.cn/list=hk17853">
            <text:p>http://hq.sinajs.cn/list=hk17853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17538</text:p>
          </table:table-cell>
          <table:table-cell table:style-name="ce1" office:value-type="string">
            <text:p>海通中银五八购Ａ</text:p>
          </table:table-cell>
          <table:table-cell table:style-name="ce12" office:value-type="float" office:value="6837">
            <text:p>6837</text:p>
          </table:table-cell>
          <table:table-cell table:style-name="ce12" office:value-type="string">
            <text:p>认购</text:p>
          </table:table-cell>
          <table:table-cell table:style-name="ce12" office:value-type="float" office:value="15.82">
            <text:p>15.82</text:p>
          </table:table-cell>
          <table:table-cell table:style-name="ce12" office:value-type="float" office:value="19.18">
            <text:p>19.18</text:p>
          </table:table-cell>
          <table:table-cell table:style-name="ce12" office:value-type="float" office:value="0.45">
            <text:p>0.45</text:p>
          </table:table-cell>
          <table:table-cell table:style-name="ce12" office:value-type="string">
            <text:p>4,677.24K</text:p>
          </table:table-cell>
          <table:table-cell table:style-name="ce16" office:value-type="date" office:date-value="2015-08-17">
            <text:p>08/17/15</text:p>
          </table:table-cell>
          <table:table-cell table:style-name="ce19" office:value-type="string">
            <text:p><text:a xlink:href="http://bank.hangseng.com/1/PA_1_1_P1/ComSvlet_MiniSite_schi_gif?app=EinvcWarrantOSQty&amp;WarrCode2=17538">6.21%</text:a></text:p>
          </table:table-cell>
          <table:table-cell table:style-name="ce22" office:value-type="percentage" office:value="0.44805">
            <text:p>44.81%</text:p>
          </table:table-cell>
          <table:table-cell table:style-name="ce22" office:value-type="percentage" office:value="0.05944">
            <text:p>5.94%</text:p>
          </table:table-cell>
          <table:table-cell table:style-name="ce12" office:value-type="float" office:value="4.262">
            <text:p>4.262</text:p>
          </table:table-cell>
          <table:table-cell table:style-name="ce12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O5]&gt;0;CONCATENATE(&quot;http://stock.finance.sina.com.cn/hkstock/quotes/&quot;;[.A5];&quot;.html&quot;);&quot;&quot;)" office:value-type="string" office:string-value="http://stock.finance.sina.com.cn/hkstock/quotes/17538.html">
            <text:p>http://stock.finance.sina.com.cn/hkstock/quotes/17538.html</text:p>
          </table:table-cell>
          <table:table-cell table:formula="of:=IF([.O5]&gt;0;CONCATENATE(&quot;http://hq.sinajs.cn/list=hk&quot;;[.A5]);&quot;&quot;)" office:value-type="string" office:string-value="http://hq.sinajs.cn/list=hk17538">
            <text:p>http://hq.sinajs.cn/list=hk17538</text:p>
          </table:table-cell>
          <table:table-cell table:number-columns-repeated="1007"/>
        </table:table-row>
        <table:table-row table:style-name="ro2">
          <table:table-cell office:value-type="string">
            <text:p>17070</text:p>
          </table:table-cell>
          <table:table-cell office:value-type="string">
            <text:p>海通法兴六九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3.5">
            <text:p>13.5</text:p>
          </table:table-cell>
          <table:table-cell office:value-type="float" office:value="19.18">
            <text:p>19.18</text:p>
          </table:table-cell>
          <table:table-cell office:value-type="float" office:value="0.77">
            <text:p>0.77</text:p>
          </table:table-cell>
          <table:table-cell office:value-type="string">
            <text:p>37.92K</text:p>
          </table:table-cell>
          <table:table-cell office:value-type="date" office:date-value="2016-09-05">
            <text:p>09/05/16</text:p>
          </table:table-cell>
          <table:table-cell office:value-type="string">
            <text:p><text:a xlink:href="http://bank.hangseng.com/1/PA_1_1_P1/ComSvlet_MiniSite_schi_gif?app=EinvcWarrantOSQty&amp;WarrCode2=17070">0.87%</text:a></text:p>
          </table:table-cell>
          <table:table-cell office:value-type="percentage" office:value="0.54287">
            <text:p>54.29%</text:p>
          </table:table-cell>
          <table:table-cell office:value-type="percentage" office:value="0.10532">
            <text:p>10.53%</text:p>
          </table:table-cell>
          <table:table-cell office:value-type="float" office:value="2.491">
            <text:p>2.491</text:p>
          </table:table-cell>
          <table:table-cell office:value-type="float" office:value="10">
            <text:p>10</text:p>
          </table:table-cell>
          <table:table-cell/>
          <table:table-cell table:formula="of:=IF([.O6]&gt;0;CONCATENATE(&quot;http://stock.finance.sina.com.cn/hkstock/quotes/&quot;;[.A6];&quot;.html&quot;);&quot;&quot;)">
            <text:p/>
          </table:table-cell>
          <table:table-cell table:formula="of:=IF([.O6]&gt;0;CONCATENATE(&quot;http://hq.sinajs.cn/list=hk&quot;;[.A6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17091</text:p>
          </table:table-cell>
          <table:table-cell office:value-type="string">
            <text:p>海通摩通五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4">
            <text:p>14</text:p>
          </table:table-cell>
          <table:table-cell office:value-type="float" office:value="19.18">
            <text:p>19.18</text:p>
          </table:table-cell>
          <table:table-cell office:value-type="float" office:value="0.57">
            <text:p>0.57</text:p>
          </table:table-cell>
          <table:table-cell office:value-type="string">
            <text:p>---</text:p>
          </table:table-cell>
          <table:table-cell office:value-type="date" office:date-value="2015-12-30">
            <text:p>12/30/15</text:p>
          </table:table-cell>
          <table:table-cell office:value-type="string">
            <text:p><text:a xlink:href="http://bank.hangseng.com/1/PA_1_1_P1/ComSvlet_MiniSite_schi_gif?app=EinvcWarrantOSQty&amp;WarrCode2=17091">0.4%</text:a></text:p>
          </table:table-cell>
          <table:table-cell office:value-type="percentage" office:value="0.35438">
            <text:p>35.44%</text:p>
          </table:table-cell>
          <table:table-cell office:value-type="percentage" office:value="0.02711">
            <text:p>2.71%</text:p>
          </table:table-cell>
          <table:table-cell office:value-type="float" office:value="3.365">
            <text:p>3.365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7]&gt;0;CONCATENATE(&quot;http://hq.sinajs.cn/list=hk&quot;;[.A7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17203</text:p>
          </table:table-cell>
          <table:table-cell office:value-type="string">
            <text:p>海通汇丰五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4.02">
            <text:p>14.02</text:p>
          </table:table-cell>
          <table:table-cell office:value-type="float" office:value="19.18">
            <text:p>19.18</text:p>
          </table:table-cell>
          <table:table-cell office:value-type="float" office:value="0.66">
            <text:p>0.66</text:p>
          </table:table-cell>
          <table:table-cell office:value-type="string">
            <text:p>14.8K</text:p>
          </table:table-cell>
          <table:table-cell office:value-type="date" office:date-value="2015-12-22">
            <text:p>12/22/15</text:p>
          </table:table-cell>
          <table:table-cell office:value-type="string">
            <text:p><text:a xlink:href="http://bank.hangseng.com/1/PA_1_1_P1/ComSvlet_MiniSite_schi_gif?app=EinvcWarrantOSQty&amp;WarrCode2=17203">0.01%</text:a></text:p>
          </table:table-cell>
          <table:table-cell office:value-type="percentage" office:value="0.53586">
            <text:p>53.59%</text:p>
          </table:table-cell>
          <table:table-cell office:value-type="percentage" office:value="0.07508">
            <text:p>7.51%</text:p>
          </table:table-cell>
          <table:table-cell office:value-type="float" office:value="2.906">
            <text:p>2.906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8]&gt;0;CONCATENATE(&quot;http://hq.sinajs.cn/list=hk&quot;;[.A8]);&quot;&quot;)">
            <text:p/>
          </table:table-cell>
          <table:table-cell table:number-columns-repeated="1007"/>
        </table:table-row>
        <table:table-row table:style-name="ro2">
          <table:table-cell table:style-name="ce10" office:value-type="string">
            <text:p>17496</text:p>
          </table:table-cell>
          <table:table-cell table:style-name="ce10" office:value-type="string">
            <text:p>海通渣打五乙购Ａ</text:p>
          </table:table-cell>
          <table:table-cell table:style-name="ce13" office:value-type="float" office:value="6837">
            <text:p>6837</text:p>
          </table:table-cell>
          <table:table-cell table:style-name="ce13" office:value-type="string">
            <text:p>认购</text:p>
          </table:table-cell>
          <table:table-cell table:style-name="ce13" office:value-type="float" office:value="14.02">
            <text:p>14.02</text:p>
          </table:table-cell>
          <table:table-cell table:style-name="ce13" office:value-type="float" office:value="19.18">
            <text:p>19.18</text:p>
          </table:table-cell>
          <table:table-cell table:style-name="ce13" office:value-type="float" office:value="0.71">
            <text:p>0.71</text:p>
          </table:table-cell>
          <table:table-cell table:style-name="ce13" office:value-type="string">
            <text:p>19.28K</text:p>
          </table:table-cell>
          <table:table-cell table:style-name="ce17" office:value-type="date" office:date-value="2015-12-22">
            <text:p>12/22/15</text:p>
          </table:table-cell>
          <table:table-cell table:style-name="ce20" office:value-type="string">
            <text:p><text:a xlink:href="http://bank.hangseng.com/1/PA_1_1_P1/ComSvlet_MiniSite_schi_gif?app=EinvcWarrantOSQty&amp;WarrCode2=17496">0%</text:a></text:p>
          </table:table-cell>
          <table:table-cell table:style-name="ce23" office:value-type="percentage" office:value="0.62546">
            <text:p>62.55%</text:p>
          </table:table-cell>
          <table:table-cell table:style-name="ce23" office:value-type="percentage" office:value="0.10115">
            <text:p>10.12%</text:p>
          </table:table-cell>
          <table:table-cell table:style-name="ce13" office:value-type="float" office:value="2.701">
            <text:p>2.701</text:p>
          </table:table-cell>
          <table:table-cell table:style-name="ce13" office:value-type="float" office:value="10">
            <text:p>10</text:p>
          </table:table-cell>
          <table:table-cell table:style-name="ce10"/>
          <table:table-cell/>
          <table:table-cell table:formula="of:=IF([.O9]&gt;0;CONCATENATE(&quot;http://hq.sinajs.cn/list=hk&quot;;[.A9]);&quot;&quot;)">
            <text:p/>
          </table:table-cell>
          <table:table-cell table:style-name="ce10" table:number-columns-repeated="1007"/>
        </table:table-row>
        <table:table-row table:style-name="ro2">
          <table:table-cell office:value-type="string">
            <text:p>14582</text:p>
          </table:table-cell>
          <table:table-cell office:value-type="string">
            <text:p>海通法巴五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1.8">
            <text:p>11.8</text:p>
          </table:table-cell>
          <table:table-cell office:value-type="float" office:value="19.18">
            <text:p>19.18</text:p>
          </table:table-cell>
          <table:table-cell office:value-type="float" office:value="0.61">
            <text:p>0.61</text:p>
          </table:table-cell>
          <table:table-cell office:value-type="string">
            <text:p>---</text:p>
          </table:table-cell>
          <table:table-cell office:value-type="date" office:date-value="2015-12-02">
            <text:p>12/02/15</text:p>
          </table:table-cell>
          <table:table-cell office:value-type="string">
            <text:p><text:a xlink:href="http://bank.hangseng.com/1/PA_1_1_P1/ComSvlet_MiniSite_schi_gif?app=EinvcWarrantOSQty&amp;WarrCode2=14582">0.3%</text:a></text:p>
          </table:table-cell>
          <table:table-cell office:value-type="percentage" office:value="0.5087">
            <text:p>50.87%</text:p>
          </table:table-cell>
          <table:table-cell office:value-type="percentage" office:value="-0.06673">
            <text:p>-6.67%</text:p>
          </table:table-cell>
          <table:table-cell office:value-type="float" office:value="3.144">
            <text:p>3.144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10]&gt;0;CONCATENATE(&quot;http://hq.sinajs.cn/list=hk&quot;;[.A10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15154</text:p>
          </table:table-cell>
          <table:table-cell office:value-type="string">
            <text:p>海通汇丰五甲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1.82">
            <text:p>11.82</text:p>
          </table:table-cell>
          <table:table-cell office:value-type="float" office:value="19.18">
            <text:p>19.18</text:p>
          </table:table-cell>
          <table:table-cell office:value-type="float" office:value="0.81">
            <text:p>0.81</text:p>
          </table:table-cell>
          <table:table-cell office:value-type="string">
            <text:p>495.72K</text:p>
          </table:table-cell>
          <table:table-cell office:value-type="date" office:date-value="2015-11-25">
            <text:p>11/25/15</text:p>
          </table:table-cell>
          <table:table-cell office:value-type="string">
            <text:p><text:a xlink:href="http://bank.hangseng.com/1/PA_1_1_P1/ComSvlet_MiniSite_schi_gif?app=EinvcWarrantOSQty&amp;WarrCode2=15154">0.29%</text:a></text:p>
          </table:table-cell>
          <table:table-cell office:value-type="percentage" office:value="0.56406">
            <text:p>56.41%</text:p>
          </table:table-cell>
          <table:table-cell office:value-type="percentage" office:value="0.03858">
            <text:p>3.86%</text:p>
          </table:table-cell>
          <table:table-cell office:value-type="float" office:value="2.368">
            <text:p>2.368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11]&gt;0;CONCATENATE(&quot;http://hq.sinajs.cn/list=hk&quot;;[.A11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17747</text:p>
          </table:table-cell>
          <table:table-cell office:value-type="string">
            <text:p>海通汇丰五九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6.88">
            <text:p>16.88</text:p>
          </table:table-cell>
          <table:table-cell office:value-type="float" office:value="19.18">
            <text:p>19.18</text:p>
          </table:table-cell>
          <table:table-cell office:value-type="float" office:value="0.435">
            <text:p>0.435</text:p>
          </table:table-cell>
          <table:table-cell office:value-type="string">
            <text:p>1,165.6K</text:p>
          </table:table-cell>
          <table:table-cell office:value-type="date" office:date-value="2015-09-30">
            <text:p>09/30/15</text:p>
          </table:table-cell>
          <table:table-cell office:value-type="string">
            <text:p><text:a xlink:href="http://bank.hangseng.com/1/PA_1_1_P1/ComSvlet_MiniSite_schi_gif?app=EinvcWarrantOSQty&amp;WarrCode2=17747">0.08%</text:a></text:p>
          </table:table-cell>
          <table:table-cell office:value-type="percentage" office:value="0.49143">
            <text:p>49.14%</text:p>
          </table:table-cell>
          <table:table-cell office:value-type="percentage" office:value="0.10688">
            <text:p>10.69%</text:p>
          </table:table-cell>
          <table:table-cell office:value-type="float" office:value="4.409">
            <text:p>4.409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12]&gt;0;CONCATENATE(&quot;http://hq.sinajs.cn/list=hk&quot;;[.A12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11236</text:p>
          </table:table-cell>
          <table:table-cell office:value-type="string">
            <text:p>海通野村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">
            <text:p>15.8</text:p>
          </table:table-cell>
          <table:table-cell office:value-type="float" office:value="19.18">
            <text:p>19.18</text:p>
          </table:table-cell>
          <table:table-cell office:value-type="float" office:value="0.43">
            <text:p>0.43</text:p>
          </table:table-cell>
          <table:table-cell office:value-type="string">
            <text:p>85.1K</text:p>
          </table:table-cell>
          <table:table-cell office:value-type="date" office:date-value="2015-08-18">
            <text:p>08/18/15</text:p>
          </table:table-cell>
          <table:table-cell office:value-type="string">
            <text:p><text:a xlink:href="http://bank.hangseng.com/1/PA_1_1_P1/ComSvlet_MiniSite_schi_gif?app=EinvcWarrantOSQty&amp;WarrCode2=11236">0.88%</text:a></text:p>
          </table:table-cell>
          <table:table-cell office:value-type="percentage" office:value="0.40444">
            <text:p>40.44%</text:p>
          </table:table-cell>
          <table:table-cell office:value-type="percentage" office:value="0.04797">
            <text:p>4.80%</text:p>
          </table:table-cell>
          <table:table-cell office:value-type="float" office:value="4.46">
            <text:p>4.46</text:p>
          </table:table-cell>
          <table:table-cell office:value-type="float" office:value="10">
            <text:p>10</text:p>
          </table:table-cell>
          <table:table-cell/>
          <table:table-cell/>
          <table:table-cell table:formula="of:=IF([.O13]&gt;0;CONCATENATE(&quot;http://hq.sinajs.cn/list=hk&quot;;[.A13]);&quot;&quot;)">
            <text:p/>
          </table:table-cell>
          <table:table-cell table:number-columns-repeated="1007"/>
        </table:table-row>
        <table:table-row table:style-name="ro2">
          <table:table-cell office:value-type="string">
            <text:p>29920</text:p>
          </table:table-cell>
          <table:table-cell office:value-type="string">
            <text:p>海通法兴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">
            <text:p>15.8</text:p>
          </table:table-cell>
          <table:table-cell office:value-type="float" office:value="19.18">
            <text:p>19.18</text:p>
          </table:table-cell>
          <table:table-cell office:value-type="float" office:value="0.51">
            <text:p>0.51</text:p>
          </table:table-cell>
          <table:table-cell office:value-type="string">
            <text:p>590.22K</text:p>
          </table:table-cell>
          <table:table-cell office:value-type="date" office:date-value="2015-08-12">
            <text:p>08/12/15</text:p>
          </table:table-cell>
          <table:table-cell office:value-type="string">
            <text:p><text:a xlink:href="http://bank.hangseng.com/1/PA_1_1_P1/ComSvlet_MiniSite_schi_gif?app=EinvcWarrantOSQty&amp;WarrCode2=29920">2.2%</text:a></text:p>
          </table:table-cell>
          <table:table-cell office:value-type="percentage" office:value="0.56836">
            <text:p>56.84%</text:p>
          </table:table-cell>
          <table:table-cell office:value-type="percentage" office:value="0.08968">
            <text:p>8.97%</text:p>
          </table:table-cell>
          <table:table-cell office:value-type="float" office:value="3.761">
            <text:p>3.76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5581</text:p>
          </table:table-cell>
          <table:table-cell office:value-type="string">
            <text:p>海通花旗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">
            <text:p>15.8</text:p>
          </table:table-cell>
          <table:table-cell office:value-type="float" office:value="19.18">
            <text:p>19.18</text:p>
          </table:table-cell>
          <table:table-cell office:value-type="float" office:value="0.335">
            <text:p>0.335</text:p>
          </table:table-cell>
          <table:table-cell office:value-type="string">
            <text:p>---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15581">0%</text:a></text:p>
          </table:table-cell>
          <table:table-cell office:value-type="percentage" office:value="0.17455">
            <text:p>17.46%</text:p>
          </table:table-cell>
          <table:table-cell office:value-type="percentage" office:value="-0.00156">
            <text:p>-0.16%</text:p>
          </table:table-cell>
          <table:table-cell office:value-type="float" office:value="5.725">
            <text:p>5.72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7479</text:p>
          </table:table-cell>
          <table:table-cell office:value-type="string">
            <text:p>海通摩通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">
            <text:p>15.8</text:p>
          </table:table-cell>
          <table:table-cell office:value-type="float" office:value="19.18">
            <text:p>19.18</text:p>
          </table:table-cell>
          <table:table-cell office:value-type="float" office:value="0.46">
            <text:p>0.46</text:p>
          </table:table-cell>
          <table:table-cell office:value-type="string">
            <text:p>92.88K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17479">0.08%</text:a></text:p>
          </table:table-cell>
          <table:table-cell office:value-type="percentage" office:value="0.47102">
            <text:p>47.10%</text:p>
          </table:table-cell>
          <table:table-cell office:value-type="percentage" office:value="0.06361">
            <text:p>6.36%</text:p>
          </table:table-cell>
          <table:table-cell office:value-type="float" office:value="4.17">
            <text:p>4.1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1465</text:p>
          </table:table-cell>
          <table:table-cell office:value-type="string">
            <text:p>海通瑞信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2">
            <text:p>15.82</text:p>
          </table:table-cell>
          <table:table-cell office:value-type="float" office:value="19.18">
            <text:p>19.18</text:p>
          </table:table-cell>
          <table:table-cell office:value-type="float" office:value="0.46">
            <text:p>0.46</text:p>
          </table:table-cell>
          <table:table-cell office:value-type="string">
            <text:p>---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11465">0.71%</text:a></text:p>
          </table:table-cell>
          <table:table-cell office:value-type="percentage" office:value="0.47346">
            <text:p>47.35%</text:p>
          </table:table-cell>
          <table:table-cell office:value-type="percentage" office:value="0.06465">
            <text:p>6.47%</text:p>
          </table:table-cell>
          <table:table-cell office:value-type="float" office:value="4.17">
            <text:p>4.1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29979</text:p>
          </table:table-cell>
          <table:table-cell office:value-type="string">
            <text:p>海通渣打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2">
            <text:p>15.82</text:p>
          </table:table-cell>
          <table:table-cell office:value-type="float" office:value="19.18">
            <text:p>19.18</text:p>
          </table:table-cell>
          <table:table-cell office:value-type="float" office:value="0.465">
            <text:p>0.465</text:p>
          </table:table-cell>
          <table:table-cell office:value-type="string">
            <text:p>439.5K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29979">2.16%</text:a></text:p>
          </table:table-cell>
          <table:table-cell office:value-type="percentage" office:value="0.48341">
            <text:p>48.34%</text:p>
          </table:table-cell>
          <table:table-cell office:value-type="percentage" office:value="0.06726">
            <text:p>6.73%</text:p>
          </table:table-cell>
          <table:table-cell office:value-type="float" office:value="4.125">
            <text:p>4.12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2726</text:p>
          </table:table-cell>
          <table:table-cell office:value-type="string">
            <text:p>海通高盛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2">
            <text:p>15.82</text:p>
          </table:table-cell>
          <table:table-cell office:value-type="float" office:value="19.18">
            <text:p>19.18</text:p>
          </table:table-cell>
          <table:table-cell office:value-type="float" office:value="0.495">
            <text:p>0.495</text:p>
          </table:table-cell>
          <table:table-cell office:value-type="string">
            <text:p>977.86K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12726">10.43%</text:a></text:p>
          </table:table-cell>
          <table:table-cell office:value-type="percentage" office:value="0.54247">
            <text:p>54.25%</text:p>
          </table:table-cell>
          <table:table-cell office:value-type="percentage" office:value="0.0829">
            <text:p>8.29%</text:p>
          </table:table-cell>
          <table:table-cell office:value-type="float" office:value="3.875">
            <text:p>3.87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29813</text:p>
          </table:table-cell>
          <table:table-cell office:value-type="string">
            <text:p>海通汇丰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2">
            <text:p>15.82</text:p>
          </table:table-cell>
          <table:table-cell office:value-type="float" office:value="19.18">
            <text:p>19.18</text:p>
          </table:table-cell>
          <table:table-cell office:value-type="float" office:value="0.5">
            <text:p>0.5</text:p>
          </table:table-cell>
          <table:table-cell office:value-type="string">
            <text:p>8,373.76K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29813">35.16%</text:a></text:p>
          </table:table-cell>
          <table:table-cell office:value-type="percentage" office:value="0.55223">
            <text:p>55.22%</text:p>
          </table:table-cell>
          <table:table-cell office:value-type="percentage" office:value="0.08551">
            <text:p>8.55%</text:p>
          </table:table-cell>
          <table:table-cell office:value-type="float" office:value="3.836">
            <text:p>3.836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7419</text:p>
          </table:table-cell>
          <table:table-cell office:value-type="string">
            <text:p>海通瑞银五八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82">
            <text:p>15.82</text:p>
          </table:table-cell>
          <table:table-cell office:value-type="float" office:value="19.18">
            <text:p>19.18</text:p>
          </table:table-cell>
          <table:table-cell office:value-type="float" office:value="0.5">
            <text:p>0.5</text:p>
          </table:table-cell>
          <table:table-cell office:value-type="string">
            <text:p>143.04K</text:p>
          </table:table-cell>
          <table:table-cell office:value-type="date" office:date-value="2015-08-11">
            <text:p>08/11/15</text:p>
          </table:table-cell>
          <table:table-cell office:value-type="string">
            <text:p><text:a xlink:href="http://bank.hangseng.com/1/PA_1_1_P1/ComSvlet_MiniSite_schi_gif?app=EinvcWarrantOSQty&amp;WarrCode2=17419">0.13%</text:a></text:p>
          </table:table-cell>
          <table:table-cell office:value-type="percentage" office:value="0.55223">
            <text:p>55.22%</text:p>
          </table:table-cell>
          <table:table-cell office:value-type="percentage" office:value="0.08551">
            <text:p>8.55%</text:p>
          </table:table-cell>
          <table:table-cell office:value-type="float" office:value="3.836">
            <text:p>3.836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4816</text:p>
          </table:table-cell>
          <table:table-cell office:value-type="string">
            <text:p>海通瑞银五七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1.3">
            <text:p>11.3</text:p>
          </table:table-cell>
          <table:table-cell office:value-type="float" office:value="19.18">
            <text:p>19.18</text:p>
          </table:table-cell>
          <table:table-cell office:value-type="float" office:value="0.76">
            <text:p>0.76</text:p>
          </table:table-cell>
          <table:table-cell office:value-type="string">
            <text:p>---</text:p>
          </table:table-cell>
          <table:table-cell office:value-type="date" office:date-value="2015-07-27">
            <text:p>07/27/15</text:p>
          </table:table-cell>
          <table:table-cell office:value-type="string">
            <text:p><text:a xlink:href="http://bank.hangseng.com/1/PA_1_1_P1/ComSvlet_MiniSite_schi_gif?app=EinvcWarrantOSQty&amp;WarrCode2=14816">0%</text:a></text:p>
          </table:table-cell>
          <table:table-cell office:value-type="percentage" office:value="0.3577">
            <text:p>35.77%</text:p>
          </table:table-cell>
          <table:table-cell office:value-type="percentage" office:value="-0.01459">
            <text:p>-1.46%</text:p>
          </table:table-cell>
          <table:table-cell office:value-type="float" office:value="2.524">
            <text:p>2.52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4779</text:p>
          </table:table-cell>
          <table:table-cell office:value-type="string">
            <text:p>海通中银五七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1.28">
            <text:p>11.28</text:p>
          </table:table-cell>
          <table:table-cell office:value-type="float" office:value="19.18">
            <text:p>19.18</text:p>
          </table:table-cell>
          <table:table-cell office:value-type="float" office:value="0.93">
            <text:p>0.93</text:p>
          </table:table-cell>
          <table:table-cell office:value-type="string">
            <text:p>3,361.68K</text:p>
          </table:table-cell>
          <table:table-cell office:value-type="date" office:date-value="2015-07-27">
            <text:p>07/27/15</text:p>
          </table:table-cell>
          <table:table-cell office:value-type="string">
            <text:p><text:a xlink:href="http://bank.hangseng.com/1/PA_1_1_P1/ComSvlet_MiniSite_schi_gif?app=EinvcWarrantOSQty&amp;WarrCode2=14779">0.13%</text:a></text:p>
          </table:table-cell>
          <table:table-cell office:value-type="percentage" office:value="0.94617">
            <text:p>94.62%</text:p>
          </table:table-cell>
          <table:table-cell office:value-type="percentage" office:value="0.07299">
            <text:p>7.30%</text:p>
          </table:table-cell>
          <table:table-cell office:value-type="float" office:value="2.062">
            <text:p>2.06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7563</text:p>
          </table:table-cell>
          <table:table-cell office:value-type="string">
            <text:p>海通瑞银五五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8.18">
            <text:p>18.18</text:p>
          </table:table-cell>
          <table:table-cell office:value-type="float" office:value="19.18">
            <text:p>19.18</text:p>
          </table:table-cell>
          <table:table-cell office:value-type="float" office:value="2.88">
            <text:p>2.88</text:p>
          </table:table-cell>
          <table:table-cell office:value-type="string">
            <text:p>7,132.908K</text:p>
          </table:table-cell>
          <table:table-cell office:value-type="date" office:date-value="2015-05-19">
            <text:p>05/19/15</text:p>
          </table:table-cell>
          <table:table-cell office:value-type="string">
            <text:p><text:a xlink:href="http://bank.hangseng.com/1/PA_1_1_P1/ComSvlet_MiniSite_schi_gif?app=EinvcWarrantOSQty&amp;WarrCode2=17563">1.84%</text:a></text:p>
          </table:table-cell>
          <table:table-cell office:value-type="percentage" office:value="0.46989">
            <text:p>46.99%</text:p>
          </table:table-cell>
          <table:table-cell office:value-type="percentage" office:value="0.09802">
            <text:p>9.80%</text:p>
          </table:table-cell>
          <table:table-cell office:value-type="float" office:value="6.66">
            <text:p>6.6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17060</text:p>
          </table:table-cell>
          <table:table-cell office:value-type="string">
            <text:p>海通麦银五四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6.8">
            <text:p>16.8</text:p>
          </table:table-cell>
          <table:table-cell office:value-type="float" office:value="19.18">
            <text:p>19.18</text:p>
          </table:table-cell>
          <table:table-cell office:value-type="float" office:value="3.7">
            <text:p>3.7</text:p>
          </table:table-cell>
          <table:table-cell office:value-type="string">
            <text:p>28,116.5K</text:p>
          </table:table-cell>
          <table:table-cell office:value-type="date" office:date-value="2015-04-24">
            <text:p>04/24/15</text:p>
          </table:table-cell>
          <table:table-cell office:value-type="string">
            <text:p><text:a xlink:href="http://bank.hangseng.com/1/PA_1_1_P1/ComSvlet_MiniSite_schi_gif?app=EinvcWarrantOSQty&amp;WarrCode2=17060">15.48%</text:a></text:p>
          </table:table-cell>
          <table:table-cell office:value-type="percentage" office:value="0.52413">
            <text:p>52.41%</text:p>
          </table:table-cell>
          <table:table-cell office:value-type="percentage" office:value="0.06882">
            <text:p>6.88%</text:p>
          </table:table-cell>
          <table:table-cell office:value-type="float" office:value="5.184">
            <text:p>5.18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28636</text:p>
          </table:table-cell>
          <table:table-cell office:value-type="string">
            <text:p>海通汇丰五二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3.4">
            <text:p>13.4</text:p>
          </table:table-cell>
          <table:table-cell office:value-type="float" office:value="19.18">
            <text:p>19.18</text:p>
          </table:table-cell>
          <table:table-cell office:value-type="float" office:value="0.66">
            <text:p>0.66</text:p>
          </table:table-cell>
          <table:table-cell office:value-type="string">
            <text:p>903.84K</text:p>
          </table:table-cell>
          <table:table-cell office:value-type="date" office:date-value="2015-02-25">
            <text:p>02/25/15</text:p>
          </table:table-cell>
          <table:table-cell office:value-type="string">
            <text:p><text:a xlink:href="http://bank.hangseng.com/1/PA_1_1_P1/ComSvlet_MiniSite_schi_gif?app=EinvcWarrantOSQty&amp;WarrCode2=28636">8.37%</text:a></text:p>
          </table:table-cell>
          <table:table-cell office:value-type="percentage" office:value="0.93065">
            <text:p>93.07%</text:p>
          </table:table-cell>
          <table:table-cell office:value-type="percentage" office:value="0.04275">
            <text:p>4.28%</text:p>
          </table:table-cell>
          <table:table-cell office:value-type="float" office:value="2.906">
            <text:p>2.906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9135</text:p>
          </table:table-cell>
          <table:table-cell office:value-type="string">
            <text:p>海通渣打五二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3.38">
            <text:p>13.38</text:p>
          </table:table-cell>
          <table:table-cell office:value-type="float" office:value="19.18">
            <text:p>19.18</text:p>
          </table:table-cell>
          <table:table-cell office:value-type="float" office:value="0.65">
            <text:p>0.65</text:p>
          </table:table-cell>
          <table:table-cell office:value-type="string">
            <text:p>5.68K</text:p>
          </table:table-cell>
          <table:table-cell office:value-type="date" office:date-value="2015-02-23">
            <text:p>02/23/15</text:p>
          </table:table-cell>
          <table:table-cell office:value-type="string">
            <text:p><text:a xlink:href="http://bank.hangseng.com/1/PA_1_1_P1/ComSvlet_MiniSite_schi_gif?app=EinvcWarrantOSQty&amp;WarrCode2=19135">1.65%</text:a></text:p>
          </table:table-cell>
          <table:table-cell office:value-type="percentage" office:value="0.88643">
            <text:p>88.64%</text:p>
          </table:table-cell>
          <table:table-cell office:value-type="percentage" office:value="0.0365">
            <text:p>3.65%</text:p>
          </table:table-cell>
          <table:table-cell office:value-type="float" office:value="2.951">
            <text:p>2.95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2987</text:p>
          </table:table-cell>
          <table:table-cell office:value-type="string">
            <text:p>海通花旗五二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3.38">
            <text:p>13.38</text:p>
          </table:table-cell>
          <table:table-cell office:value-type="float" office:value="19.18">
            <text:p>19.18</text:p>
          </table:table-cell>
          <table:table-cell office:value-type="float" office:value="0.4">
            <text:p>0.4</text:p>
          </table:table-cell>
          <table:table-cell office:value-type="string">
            <text:p>---</text:p>
          </table:table-cell>
          <table:table-cell office:value-type="date" office:date-value="2015-02-16">
            <text:p>02/16/15</text:p>
          </table:table-cell>
          <table:table-cell office:value-type="string">
            <text:p><text:a xlink:href="http://bank.hangseng.com/1/PA_1_1_P1/ComSvlet_MiniSite_schi_gif?app=EinvcWarrantOSQty&amp;WarrCode2=12987">0.1%</text:a></text:p>
          </table:table-cell>
          <table:table-cell office:value-type="percentage" office:value="0.43256">
            <text:p>43.26%</text:p>
          </table:table-cell>
          <table:table-cell office:value-type="percentage" office:value="-0.09384">
            <text:p>-9.38%</text:p>
          </table:table-cell>
          <table:table-cell office:value-type="float" office:value="4.795">
            <text:p>4.79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1303</text:p>
          </table:table-cell>
          <table:table-cell office:value-type="string">
            <text:p>海通法巴五一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6.8">
            <text:p>16.8</text:p>
          </table:table-cell>
          <table:table-cell office:value-type="float" office:value="19.18">
            <text:p>19.18</text:p>
          </table:table-cell>
          <table:table-cell office:value-type="float" office:value="0.315">
            <text:p>0.315</text:p>
          </table:table-cell>
          <table:table-cell office:value-type="string">
            <text:p>10,195.42K</text:p>
          </table:table-cell>
          <table:table-cell office:value-type="date" office:date-value="2015-01-05">
            <text:p>01/05/15</text:p>
          </table:table-cell>
          <table:table-cell office:value-type="string">
            <text:p><text:a xlink:href="http://bank.hangseng.com/1/PA_1_1_P1/ComSvlet_MiniSite_schi_gif?app=EinvcWarrantOSQty&amp;WarrCode2=11303">18.59%</text:a></text:p>
          </table:table-cell>
          <table:table-cell office:value-type="percentage" office:value="0.81648">
            <text:p>81.65%</text:p>
          </table:table-cell>
          <table:table-cell office:value-type="percentage" office:value="0.04015">
            <text:p>4.02%</text:p>
          </table:table-cell>
          <table:table-cell office:value-type="float" office:value="6.089">
            <text:p>6.089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28488</text:p>
          </table:table-cell>
          <table:table-cell office:value-type="string">
            <text:p>海通摩通五一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2.88">
            <text:p>12.88</text:p>
          </table:table-cell>
          <table:table-cell office:value-type="float" office:value="19.18">
            <text:p>19.18</text:p>
          </table:table-cell>
          <table:table-cell office:value-type="float" office:value="0.71">
            <text:p>0.71</text:p>
          </table:table-cell>
          <table:table-cell office:value-type="string">
            <text:p>15.0K</text:p>
          </table:table-cell>
          <table:table-cell office:value-type="date" office:date-value="2015-01-02">
            <text:p>01/02/15</text:p>
          </table:table-cell>
          <table:table-cell office:value-type="string">
            <text:p><text:a xlink:href="http://bank.hangseng.com/1/PA_1_1_P1/ComSvlet_MiniSite_schi_gif?app=EinvcWarrantOSQty&amp;WarrCode2=28488">1.49%</text:a></text:p>
          </table:table-cell>
          <table:table-cell office:value-type="percentage" office:value="1.69407">
            <text:p>169.41%</text:p>
          </table:table-cell>
          <table:table-cell office:value-type="percentage" office:value="0.04171">
            <text:p>4.17%</text:p>
          </table:table-cell>
          <table:table-cell office:value-type="float" office:value="2.701">
            <text:p>2.70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1290</text:p>
          </table:table-cell>
          <table:table-cell office:value-type="string">
            <text:p>海通汇丰四乙购Ｂ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5.98">
            <text:p>15.98</text:p>
          </table:table-cell>
          <table:table-cell office:value-type="float" office:value="19.18">
            <text:p>19.18</text:p>
          </table:table-cell>
          <table:table-cell office:value-type="float" office:value="0.35">
            <text:p>0.35</text:p>
          </table:table-cell>
          <table:table-cell office:value-type="string">
            <text:p>62.0K</text:p>
          </table:table-cell>
          <table:table-cell office:value-type="date" office:date-value="2014-12-31">
            <text:p>12/31/14</text:p>
          </table:table-cell>
          <table:table-cell office:value-type="string">
            <text:p><text:a xlink:href="http://bank.hangseng.com/1/PA_1_1_P1/ComSvlet_MiniSite_schi_gif?app=EinvcWarrantOSQty&amp;WarrCode2=11290">7.52%</text:a></text:p>
          </table:table-cell>
          <table:table-cell office:value-type="percentage" office:value="0.71349">
            <text:p>71.35%</text:p>
          </table:table-cell>
          <table:table-cell office:value-type="percentage" office:value="0.01564">
            <text:p>1.56%</text:p>
          </table:table-cell>
          <table:table-cell office:value-type="float" office:value="5.48">
            <text:p>5.4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29344</text:p>
          </table:table-cell>
          <table:table-cell office:value-type="string">
            <text:p>海通高盛四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4">
            <text:p>14</text:p>
          </table:table-cell>
          <table:table-cell office:value-type="float" office:value="19.18">
            <text:p>19.18</text:p>
          </table:table-cell>
          <table:table-cell office:value-type="float" office:value="0.58">
            <text:p>0.58</text:p>
          </table:table-cell>
          <table:table-cell office:value-type="string">
            <text:p>1,946.82K</text:p>
          </table:table-cell>
          <table:table-cell office:value-type="date" office:date-value="2014-12-31">
            <text:p>12/31/14</text:p>
          </table:table-cell>
          <table:table-cell office:value-type="string">
            <text:p><text:a xlink:href="http://bank.hangseng.com/1/PA_1_1_P1/ComSvlet_MiniSite_schi_gif?app=EinvcWarrantOSQty&amp;WarrCode2=29344">6.87%</text:a></text:p>
          </table:table-cell>
          <table:table-cell office:value-type="percentage" office:value="1.35312">
            <text:p>135.31%</text:p>
          </table:table-cell>
          <table:table-cell office:value-type="percentage" office:value="0.03233">
            <text:p>3.23%</text:p>
          </table:table-cell>
          <table:table-cell office:value-type="float" office:value="3.307">
            <text:p>3.30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4456</text:p>
          </table:table-cell>
          <table:table-cell office:value-type="string">
            <text:p>海通汇丰四乙购Ｄ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9.38">
            <text:p>9.38</text:p>
          </table:table-cell>
          <table:table-cell office:value-type="float" office:value="19.18">
            <text:p>19.18</text:p>
          </table:table-cell>
          <table:table-cell office:value-type="float" office:value="0.9">
            <text:p>0.9</text:p>
          </table:table-cell>
          <table:table-cell office:value-type="string">
            <text:p>---</text:p>
          </table:table-cell>
          <table:table-cell office:value-type="date" office:date-value="2014-12-31">
            <text:p>12/31/14</text:p>
          </table:table-cell>
          <table:table-cell office:value-type="string">
            <text:p><text:a xlink:href="http://bank.hangseng.com/1/PA_1_1_P1/ComSvlet_MiniSite_schi_gif?app=EinvcWarrantOSQty&amp;WarrCode2=14456">1.41%</text:a></text:p>
          </table:table-cell>
          <table:table-cell office:value-type="percentage" office:value="1.63027">
            <text:p>163.03%</text:p>
          </table:table-cell>
          <table:table-cell office:value-type="percentage" office:value="-0.04171">
            <text:p>-4.17%</text:p>
          </table:table-cell>
          <table:table-cell office:value-type="float" office:value="2.131">
            <text:p>2.13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3267</text:p>
          </table:table-cell>
          <table:table-cell office:value-type="string">
            <text:p>海通法兴四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2.9">
            <text:p>12.9</text:p>
          </table:table-cell>
          <table:table-cell office:value-type="float" office:value="19.18">
            <text:p>19.18</text:p>
          </table:table-cell>
          <table:table-cell office:value-type="float" office:value="0.63">
            <text:p>0.63</text:p>
          </table:table-cell>
          <table:table-cell office:value-type="string">
            <text:p>---</text:p>
          </table:table-cell>
          <table:table-cell office:value-type="date" office:date-value="2014-12-29">
            <text:p>12/29/14</text:p>
          </table:table-cell>
          <table:table-cell office:value-type="string">
            <text:p><text:a xlink:href="http://bank.hangseng.com/1/PA_1_1_P1/ComSvlet_MiniSite_schi_gif?app=EinvcWarrantOSQty&amp;WarrCode2=13267">0.11%</text:a></text:p>
          </table:table-cell>
          <table:table-cell office:value-type="percentage" office:value="0.73905">
            <text:p>73.91%</text:p>
          </table:table-cell>
          <table:table-cell office:value-type="percentage" office:value="0.00104">
            <text:p>0.10%</text:p>
          </table:table-cell>
          <table:table-cell office:value-type="float" office:value="3.044">
            <text:p>3.04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28820</text:p>
          </table:table-cell>
          <table:table-cell office:value-type="string">
            <text:p>海通汇丰四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2.9">
            <text:p>12.9</text:p>
          </table:table-cell>
          <table:table-cell office:value-type="float" office:value="19.18">
            <text:p>19.18</text:p>
          </table:table-cell>
          <table:table-cell office:value-type="float" office:value="0.54">
            <text:p>0.54</text:p>
          </table:table-cell>
          <table:table-cell office:value-type="string">
            <text:p>---</text:p>
          </table:table-cell>
          <table:table-cell office:value-type="date" office:date-value="2014-12-23">
            <text:p>12/23/14</text:p>
          </table:table-cell>
          <table:table-cell office:value-type="string">
            <text:p><text:a xlink:href="http://bank.hangseng.com/1/PA_1_1_P1/ComSvlet_MiniSite_schi_gif?app=EinvcWarrantOSQty&amp;WarrCode2=28820">18.04%</text:a></text:p>
          </table:table-cell>
          <table:table-cell office:value-type="percentage" office:value="1.2541">
            <text:p>125.41%</text:p>
          </table:table-cell>
          <table:table-cell office:value-type="percentage" office:value="-0.04588">
            <text:p>-4.59%</text:p>
          </table:table-cell>
          <table:table-cell office:value-type="float" office:value="3.552">
            <text:p>3.55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5485</text:p>
          </table:table-cell>
          <table:table-cell office:value-type="string">
            <text:p>海通瑞银四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2.9">
            <text:p>12.9</text:p>
          </table:table-cell>
          <table:table-cell office:value-type="float" office:value="19.18">
            <text:p>19.18</text:p>
          </table:table-cell>
          <table:table-cell office:value-type="float" office:value="0.57">
            <text:p>0.57</text:p>
          </table:table-cell>
          <table:table-cell office:value-type="string">
            <text:p>---</text:p>
          </table:table-cell>
          <table:table-cell office:value-type="date" office:date-value="2014-12-23">
            <text:p>12/23/14</text:p>
          </table:table-cell>
          <table:table-cell office:value-type="string">
            <text:p><text:a xlink:href="http://bank.hangseng.com/1/PA_1_1_P1/ComSvlet_MiniSite_schi_gif?app=EinvcWarrantOSQty&amp;WarrCode2=15485">6.87%</text:a></text:p>
          </table:table-cell>
          <table:table-cell office:value-type="percentage" office:value="1.2541">
            <text:p>125.41%</text:p>
          </table:table-cell>
          <table:table-cell office:value-type="percentage" office:value="-0.03023">
            <text:p>-3.02%</text:p>
          </table:table-cell>
          <table:table-cell office:value-type="float" office:value="3.365">
            <text:p>3.36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13944</text:p>
          </table:table-cell>
          <table:table-cell office:value-type="string">
            <text:p>海通野村四乙购Ａ</text:p>
          </table:table-cell>
          <table:table-cell office:value-type="float" office:value="6837">
            <text:p>6837</text:p>
          </table:table-cell>
          <table:table-cell office:value-type="string">
            <text:p>认购</text:p>
          </table:table-cell>
          <table:table-cell office:value-type="float" office:value="12.9">
            <text:p>12.9</text:p>
          </table:table-cell>
          <table:table-cell office:value-type="float" office:value="19.18">
            <text:p>19.18</text:p>
          </table:table-cell>
          <table:table-cell office:value-type="float" office:value="0.69">
            <text:p>0.69</text:p>
          </table:table-cell>
          <table:table-cell office:value-type="string">
            <text:p>2.76K</text:p>
          </table:table-cell>
          <table:table-cell office:value-type="date" office:date-value="2014-12-23">
            <text:p>12/23/14</text:p>
          </table:table-cell>
          <table:table-cell office:value-type="string">
            <text:p><text:a xlink:href="http://bank.hangseng.com/1/PA_1_1_P1/ComSvlet_MiniSite_schi_gif?app=EinvcWarrantOSQty&amp;WarrCode2=13944">0.03%</text:a></text:p>
          </table:table-cell>
          <table:table-cell office:value-type="percentage" office:value="1.91052">
            <text:p>191.05%</text:p>
          </table:table-cell>
          <table:table-cell office:value-type="percentage" office:value="0.03233">
            <text:p>3.23%</text:p>
          </table:table-cell>
          <table:table-cell office:value-type="float" office:value="2.78">
            <text:p>2.78</text:p>
          </table:table-cell>
          <table:table-cell office:value-type="float" office:value="10">
            <text:p>10</text:p>
          </table:table-cell>
          <table:table-cell table:number-columns-repeated="1010"/>
        </table:table-row>
      </table:table>
      <table:table table:name="2823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4"/>
        <table:table-column table:style-name="co6" table:default-cell-style-name="ce6"/>
        <table:table-column table:style-name="co6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office:value-type="string">
            <text:p>正股编号/指数</text:p>
          </table:table-cell>
          <table:table-cell office:value-type="string">
            <text:p>性质</text:p>
          </table:table-cell>
          <table:table-cell office:value-type="string">
            <text:p>行使价</text:p>
          </table:table-cell>
          <table:table-cell office:value-type="string">
            <text:p>正股价</text:p>
          </table:table-cell>
          <table:table-cell office:value-type="string">
            <text:p>窝轮价</text:p>
          </table:table-cell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office:value-type="string">
            <text:p>街货量(%)</text:p>
          </table:table-cell>
          <table:table-cell office:value-type="string">
            <text:p>引伸波幅</text:p>
          </table:table-cell>
          <table:table-cell office:value-type="string">
            <text:p>溢价</text:p>
          </table:table-cell>
          <table:table-cell office:value-type="string">
            <text:p>杠杆比率</text:p>
          </table:table-cell>
          <table:table-cell office:value-type="string">
            <text:p>换股比率</text:p>
          </table:table-cell>
          <table:table-cell office:value-type="string">
            <text:p>priority</text:p>
          </table:table-cell>
          <table:table-cell office:value-type="string">
            <text:p>url_sina</text:p>
          </table:table-cell>
          <table:table-cell office:value-type="string">
            <text:p>url_locoy</text:p>
          </table:table-cell>
        </table:table-row>
        <table:table-row table:style-name="ro2">
          <table:table-cell office:value-type="string">
            <text:p>11253</text:p>
          </table:table-cell>
          <table:table-cell table:style-name="ce7" office:value-type="string">
            <text:p><text:a xlink:href="javascript:warrantTrade();">Ａ中法巴八十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">
            <text:p>12.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181">
            <text:p>0.181</text:p>
          </table:table-cell>
          <table:table-cell table:style-name="ce2" office:value-type="string">
            <text:p>836.785K</text:p>
          </table:table-cell>
          <table:table-cell table:style-name="ce15" office:value-type="date" office:date-value="2018-10-03">
            <text:p>10/03/18</text:p>
          </table:table-cell>
          <table:table-cell table:style-name="ce7" office:value-type="string">
            <text:p><text:a xlink:href="http://bank.hangseng.com/1/PA_1_1_P1/ComSvlet_MiniSite_schi_gif?app=EinvcWarrantOSQty&amp;WarrCode2=11253">12.98%</text:a></text:p>
          </table:table-cell>
          <table:table-cell table:style-name="ce8" office:value-type="percentage" office:value="0.26843">
            <text:p>26.84%</text:p>
          </table:table-cell>
          <table:table-cell table:style-name="ce8" office:value-type="percentage" office:value="0.19914">
            <text:p>19.91%</text:p>
          </table:table-cell>
          <table:table-cell table:style-name="ce2" office:value-type="float" office:value="6.409">
            <text:p>6.409</text:p>
          </table:table-cell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[.O2]&gt;0;CONCATENATE(&quot;http://stock.finance.sina.com.cn/hkstock/quotes/&quot;;[.A2];&quot;.html&quot;);&quot;&quot;)" office:value-type="string" office:string-value="http://stock.finance.sina.com.cn/hkstock/quotes/11253.html">
            <text:p>http://stock.finance.sina.com.cn/hkstock/quotes/11253.html</text:p>
          </table:table-cell>
          <table:table-cell table:style-name="ce24" table:formula="of:=IF([.O2]&gt;0;CONCATENATE(&quot;http://hq.sinajs.cn/list=hk&quot;;[.A2]);&quot;&quot;)" office:value-type="string" office:string-value="http://hq.sinajs.cn/list=hk11253">
            <text:p>http://hq.sinajs.cn/list=hk11253</text:p>
          </table:table-cell>
        </table:table-row>
        <table:table-row table:style-name="ro2">
          <table:table-cell office:value-type="string">
            <text:p>15048</text:p>
          </table:table-cell>
          <table:table-cell table:style-name="ce7" office:value-type="string">
            <text:p><text:a xlink:href="javascript:warrantTrade();">Ａ中法兴八十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">
            <text:p>12.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09">
            <text:p>0.209</text:p>
          </table:table-cell>
          <table:table-cell table:style-name="ce2" office:value-type="string">
            <text:p>143,509.928K</text:p>
          </table:table-cell>
          <table:table-cell table:style-name="ce15" office:value-type="date" office:date-value="2018-10-03">
            <text:p>10/03/18</text:p>
          </table:table-cell>
          <table:table-cell table:style-name="ce7" office:value-type="string">
            <text:p><text:a xlink:href="http://bank.hangseng.com/1/PA_1_1_P1/ComSvlet_MiniSite_schi_gif?app=EinvcWarrantOSQty&amp;WarrCode2=15048">1.07%</text:a></text:p>
          </table:table-cell>
          <table:table-cell table:style-name="ce8" office:value-type="percentage" office:value="0.30162">
            <text:p>30.16%</text:p>
          </table:table-cell>
          <table:table-cell table:style-name="ce8" office:value-type="percentage" office:value="0.22328">
            <text:p>22.33%</text:p>
          </table:table-cell>
          <table:table-cell table:style-name="ce2" office:value-type="float" office:value="5.55">
            <text:p>5.55</text:p>
          </table:table-cell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O3]&gt;0;CONCATENATE(&quot;http://stock.finance.sina.com.cn/hkstock/quotes/&quot;;[.A3];&quot;.html&quot;);&quot;&quot;)" office:value-type="string" office:string-value="http://stock.finance.sina.com.cn/hkstock/quotes/15048.html">
            <text:p>http://stock.finance.sina.com.cn/hkstock/quotes/15048.html</text:p>
          </table:table-cell>
          <table:table-cell table:style-name="ce24" table:formula="of:=IF([.O3]&gt;0;CONCATENATE(&quot;http://hq.sinajs.cn/list=hk&quot;;[.A3]);&quot;&quot;)" office:value-type="string" office:string-value="http://hq.sinajs.cn/list=hk15048">
            <text:p>http://hq.sinajs.cn/list=hk15048</text:p>
          </table:table-cell>
        </table:table-row>
        <table:table-row table:style-name="ro2">
          <table:table-cell office:value-type="string">
            <text:p>14076</text:p>
          </table:table-cell>
          <table:table-cell table:style-name="ce7" office:value-type="string">
            <text:p><text:a xlink:href="javascript:warrantTrade();">Ａ中摩通八十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">
            <text:p>12.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28">
            <text:p>0.228</text:p>
          </table:table-cell>
          <table:table-cell table:style-name="ce2" office:value-type="string">
            <text:p>8,547.303K</text:p>
          </table:table-cell>
          <table:table-cell table:style-name="ce15" office:value-type="date" office:date-value="2018-10-02">
            <text:p>10/02/18</text:p>
          </table:table-cell>
          <table:table-cell table:style-name="ce7" office:value-type="string">
            <text:p><text:a xlink:href="http://bank.hangseng.com/1/PA_1_1_P1/ComSvlet_MiniSite_schi_gif?app=EinvcWarrantOSQty&amp;WarrCode2=14076">0.14%</text:a></text:p>
          </table:table-cell>
          <table:table-cell table:style-name="ce8" office:value-type="percentage" office:value="0.32436">
            <text:p>32.44%</text:p>
          </table:table-cell>
          <table:table-cell table:style-name="ce8" office:value-type="percentage" office:value="0.23966">
            <text:p>23.97%</text:p>
          </table:table-cell>
          <table:table-cell table:style-name="ce2" office:value-type="float" office:value="5.088">
            <text:p>5.088</text:p>
          </table:table-cell>
          <table:table-cell table:style-name="ce2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[.O4]&gt;0;CONCATENATE(&quot;http://stock.finance.sina.com.cn/hkstock/quotes/&quot;;[.A4];&quot;.html&quot;);&quot;&quot;)" office:value-type="string" office:string-value="http://stock.finance.sina.com.cn/hkstock/quotes/14076.html">
            <text:p>http://stock.finance.sina.com.cn/hkstock/quotes/14076.html</text:p>
          </table:table-cell>
          <table:table-cell table:style-name="ce24" table:formula="of:=IF([.O4]&gt;0;CONCATENATE(&quot;http://hq.sinajs.cn/list=hk&quot;;[.A4]);&quot;&quot;)" office:value-type="string" office:string-value="http://hq.sinajs.cn/list=hk14076">
            <text:p>http://hq.sinajs.cn/list=hk14076</text:p>
          </table:table-cell>
        </table:table-row>
        <table:table-row table:style-name="ro2">
          <table:table-cell office:value-type="string">
            <text:p>17834</text:p>
          </table:table-cell>
          <table:table-cell table:style-name="ce7" office:value-type="string">
            <text:p><text:a xlink:href="javascript:warrantTrade();">Ａ中渣打八九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2">
            <text:p>12.1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39">
            <text:p>0.239</text:p>
          </table:table-cell>
          <table:table-cell table:style-name="ce2" office:value-type="string">
            <text:p>2,356.725K</text:p>
          </table:table-cell>
          <table:table-cell table:style-name="ce15" office:value-type="date" office:date-value="2018-09-28">
            <text:p>09/28/18</text:p>
          </table:table-cell>
          <table:table-cell table:style-name="ce7" office:value-type="string">
            <text:p><text:a xlink:href="http://bank.hangseng.com/1/PA_1_1_P1/ComSvlet_MiniSite_schi_gif?app=EinvcWarrantOSQty&amp;WarrCode2=17834">0%</text:a></text:p>
          </table:table-cell>
          <table:table-cell table:style-name="ce8" office:value-type="percentage" office:value="0.33874">
            <text:p>33.87%</text:p>
          </table:table-cell>
          <table:table-cell table:style-name="ce8" office:value-type="percentage" office:value="0.25086">
            <text:p>25.09%</text:p>
          </table:table-cell>
          <table:table-cell table:style-name="ce2" office:value-type="float" office:value="4.854">
            <text:p>4.854</text:p>
          </table:table-cell>
          <table:table-cell table:style-name="ce2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O5]&gt;0;CONCATENATE(&quot;http://stock.finance.sina.com.cn/hkstock/quotes/&quot;;[.A5];&quot;.html&quot;);&quot;&quot;)" office:value-type="string" office:string-value="http://stock.finance.sina.com.cn/hkstock/quotes/17834.html">
            <text:p>http://stock.finance.sina.com.cn/hkstock/quotes/17834.html</text:p>
          </table:table-cell>
          <table:table-cell table:style-name="ce24" table:formula="of:=IF([.O5]&gt;0;CONCATENATE(&quot;http://hq.sinajs.cn/list=hk&quot;;[.A5]);&quot;&quot;)" office:value-type="string" office:string-value="http://hq.sinajs.cn/list=hk17834">
            <text:p>http://hq.sinajs.cn/list=hk17834</text:p>
          </table:table-cell>
        </table:table-row>
        <table:table-row table:style-name="ro2">
          <table:table-cell office:value-type="string">
            <text:p>17845</text:p>
          </table:table-cell>
          <table:table-cell table:style-name="ce7" office:value-type="string">
            <text:p><text:a xlink:href="javascript:warrantTrade();">Ａ中瑞信八九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12">
            <text:p>12.1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65">
            <text:p>0.265</text:p>
          </table:table-cell>
          <table:table-cell table:style-name="ce2" office:value-type="string">
            <text:p>945.432K</text:p>
          </table:table-cell>
          <table:table-cell table:style-name="ce15" office:value-type="date" office:date-value="2018-09-28">
            <text:p>09/28/18</text:p>
          </table:table-cell>
          <table:table-cell table:style-name="ce7" office:value-type="string">
            <text:p><text:a xlink:href="http://bank.hangseng.com/1/PA_1_1_P1/ComSvlet_MiniSite_schi_gif?app=EinvcWarrantOSQty&amp;WarrCode2=17845">0%</text:a></text:p>
          </table:table-cell>
          <table:table-cell table:style-name="ce8" office:value-type="percentage" office:value="0.37004">
            <text:p>37.00%</text:p>
          </table:table-cell>
          <table:table-cell table:style-name="ce8" office:value-type="percentage" office:value="0.27328">
            <text:p>27.33%</text:p>
          </table:table-cell>
          <table:table-cell table:style-name="ce2" office:value-type="float" office:value="4.377">
            <text:p>4.377</text:p>
          </table:table-cell>
          <table:table-cell table:style-name="ce2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IF([.O6]&gt;0;CONCATENATE(&quot;http://stock.finance.sina.com.cn/hkstock/quotes/&quot;;[.A6];&quot;.html&quot;);&quot;&quot;)" office:value-type="string" office:string-value="http://stock.finance.sina.com.cn/hkstock/quotes/17845.html">
            <text:p>http://stock.finance.sina.com.cn/hkstock/quotes/17845.html</text:p>
          </table:table-cell>
          <table:table-cell table:style-name="ce24" table:formula="of:=IF([.O6]&gt;0;CONCATENATE(&quot;http://hq.sinajs.cn/list=hk&quot;;[.A6]);&quot;&quot;)" office:value-type="string" office:string-value="http://hq.sinajs.cn/list=hk17845">
            <text:p>http://hq.sinajs.cn/list=hk17845</text:p>
          </table:table-cell>
        </table:table-row>
        <table:table-row table:style-name="ro2">
          <table:table-cell office:value-type="string">
            <text:p>24175</text:p>
          </table:table-cell>
          <table:table-cell table:style-name="ce7" office:value-type="string">
            <text:p><text:a xlink:href="javascript:warrantTrade();">Ａ中法兴八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7.8">
            <text:p>7.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95">
            <text:p>0.395</text:p>
          </table:table-cell>
          <table:table-cell table:style-name="ce2" office:value-type="string">
            <text:p>538.0K</text:p>
          </table:table-cell>
          <table:table-cell table:style-name="ce15" office:value-type="date" office:date-value="2018-08-01">
            <text:p>08/01/18</text:p>
          </table:table-cell>
          <table:table-cell table:style-name="ce7" office:value-type="string">
            <text:p><text:a xlink:href="http://bank.hangseng.com/1/PA_1_1_P1/ComSvlet_MiniSite_schi_gif?app=EinvcWarrantOSQty&amp;WarrCode2=24175">15.14%</text:a></text:p>
          </table:table-cell>
          <table:table-cell table:style-name="ce8" office:value-type="percentage" office:value="0.29724">
            <text:p>29.72%</text:p>
          </table:table-cell>
          <table:table-cell table:style-name="ce8" office:value-type="percentage" office:value="0.01293">
            <text:p>1.29%</text:p>
          </table:table-cell>
          <table:table-cell table:style-name="ce2" office:value-type="float" office:value="2.937">
            <text:p>2.93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2793</text:p>
          </table:table-cell>
          <table:table-cell table:style-name="ce7" office:value-type="string">
            <text:p><text:a xlink:href="javascript:warrantTrade();">Ａ中法兴七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87">
            <text:p>8.87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95">
            <text:p>0.295</text:p>
          </table:table-cell>
          <table:table-cell table:style-name="ce2" office:value-type="string">
            <text:p>1,480.075K</text:p>
          </table:table-cell>
          <table:table-cell table:style-name="ce15" office:value-type="date" office:date-value="2017-01-04">
            <text:p>01/04/17</text:p>
          </table:table-cell>
          <table:table-cell table:style-name="ce7" office:value-type="string">
            <text:p><text:a xlink:href="http://bank.hangseng.com/1/PA_1_1_P1/ComSvlet_MiniSite_schi_gif?app=EinvcWarrantOSQty&amp;WarrCode2=12793">53.16%</text:a></text:p>
          </table:table-cell>
          <table:table-cell table:style-name="ce8" office:value-type="percentage" office:value="0.31757">
            <text:p>31.76%</text:p>
          </table:table-cell>
          <table:table-cell table:style-name="ce8" office:value-type="percentage" office:value="0.01897">
            <text:p>1.90%</text:p>
          </table:table-cell>
          <table:table-cell table:style-name="ce2" office:value-type="float" office:value="3.932">
            <text:p>3.932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2293</text:p>
          </table:table-cell>
          <table:table-cell table:style-name="ce7" office:value-type="string">
            <text:p><text:a xlink:href="javascript:warrantTrade();">Ａ中法巴七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86">
            <text:p>8.86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1,128.6K</text:p>
          </table:table-cell>
          <table:table-cell table:style-name="ce15" office:value-type="date" office:date-value="2017-01-04">
            <text:p>01/04/17</text:p>
          </table:table-cell>
          <table:table-cell table:style-name="ce7" office:value-type="string">
            <text:p><text:a xlink:href="http://bank.hangseng.com/1/PA_1_1_P1/ComSvlet_MiniSite_schi_gif?app=EinvcWarrantOSQty&amp;WarrCode2=12293">87.52%</text:a></text:p>
          </table:table-cell>
          <table:table-cell table:style-name="ce8" office:value-type="percentage" office:value="0.32642">
            <text:p>32.64%</text:p>
          </table:table-cell>
          <table:table-cell table:style-name="ce8" office:value-type="percentage" office:value="0.02241">
            <text:p>2.24%</text:p>
          </table:table-cell>
          <table:table-cell table:style-name="ce2" office:value-type="float" office:value="3.867">
            <text:p>3.86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5565</text:p>
          </table:table-cell>
          <table:table-cell table:style-name="ce7" office:value-type="string">
            <text:p><text:a xlink:href="javascript:warrantTrade();">Ａ中中银六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87">
            <text:p>8.87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85">
            <text:p>0.285</text:p>
          </table:table-cell>
          <table:table-cell table:style-name="ce2" office:value-type="string">
            <text:p>2,274.35K</text:p>
          </table:table-cell>
          <table:table-cell table:style-name="ce15" office:value-type="date" office:date-value="2016-12-28">
            <text:p>12/28/16</text:p>
          </table:table-cell>
          <table:table-cell table:style-name="ce7" office:value-type="string">
            <text:p><text:a xlink:href="http://bank.hangseng.com/1/PA_1_1_P1/ComSvlet_MiniSite_schi_gif?app=EinvcWarrantOSQty&amp;WarrCode2=15565">23.48%</text:a></text:p>
          </table:table-cell>
          <table:table-cell table:style-name="ce8" office:value-type="percentage" office:value="0.29882">
            <text:p>29.88%</text:p>
          </table:table-cell>
          <table:table-cell table:style-name="ce8" office:value-type="percentage" office:value="0.01034">
            <text:p>1.03%</text:p>
          </table:table-cell>
          <table:table-cell table:style-name="ce2" office:value-type="float" office:value="4.07">
            <text:p>4.0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6378</text:p>
          </table:table-cell>
          <table:table-cell table:style-name="ce7" office:value-type="string">
            <text:p><text:a xlink:href="javascript:warrantTrade();">Ａ中高盛六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87">
            <text:p>8.87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8">
            <text:p>0.28</text:p>
          </table:table-cell>
          <table:table-cell table:style-name="ce2" office:value-type="string">
            <text:p>546.4K</text:p>
          </table:table-cell>
          <table:table-cell table:style-name="ce15" office:value-type="date" office:date-value="2016-12-28">
            <text:p>12/28/16</text:p>
          </table:table-cell>
          <table:table-cell table:style-name="ce7" office:value-type="string">
            <text:p><text:a xlink:href="http://bank.hangseng.com/1/PA_1_1_P1/ComSvlet_MiniSite_schi_gif?app=EinvcWarrantOSQty&amp;WarrCode2=26378">37.42%</text:a></text:p>
          </table:table-cell>
          <table:table-cell table:style-name="ce8" office:value-type="percentage" office:value="0.28862">
            <text:p>28.86%</text:p>
          </table:table-cell>
          <table:table-cell table:style-name="ce8" office:value-type="percentage" office:value="0.00603">
            <text:p>0.60%</text:p>
          </table:table-cell>
          <table:table-cell table:style-name="ce2" office:value-type="float" office:value="4.143">
            <text:p>4.143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3277</text:p>
          </table:table-cell>
          <table:table-cell table:style-name="ce7" office:value-type="string">
            <text:p><text:a xlink:href="javascript:warrantTrade();">Ａ中瑞银六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87">
            <text:p>8.87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85">
            <text:p>0.285</text:p>
          </table:table-cell>
          <table:table-cell table:style-name="ce2" office:value-type="string">
            <text:p>208.7K</text:p>
          </table:table-cell>
          <table:table-cell table:style-name="ce15" office:value-type="date" office:date-value="2016-12-28">
            <text:p>12/28/16</text:p>
          </table:table-cell>
          <table:table-cell table:style-name="ce7" office:value-type="string">
            <text:p><text:a xlink:href="http://bank.hangseng.com/1/PA_1_1_P1/ComSvlet_MiniSite_schi_gif?app=EinvcWarrantOSQty&amp;WarrCode2=13277">8.22%</text:a></text:p>
          </table:table-cell>
          <table:table-cell table:style-name="ce8" office:value-type="percentage" office:value="0.29882">
            <text:p>29.88%</text:p>
          </table:table-cell>
          <table:table-cell table:style-name="ce8" office:value-type="percentage" office:value="0.01034">
            <text:p>1.03%</text:p>
          </table:table-cell>
          <table:table-cell table:style-name="ce2" office:value-type="float" office:value="4.07">
            <text:p>4.0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4016</text:p>
          </table:table-cell>
          <table:table-cell table:style-name="ce7" office:value-type="string">
            <text:p><text:a xlink:href="javascript:warrantTrade();">Ａ中摩通六零八购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074">
            <text:p>0.074</text:p>
          </table:table-cell>
          <table:table-cell table:style-name="ce2" office:value-type="string">
            <text:p>5,516.135K</text:p>
          </table:table-cell>
          <table:table-cell table:style-name="ce15" office:value-type="date" office:date-value="2016-08-08">
            <text:p>08/08/16</text:p>
          </table:table-cell>
          <table:table-cell table:style-name="ce7" office:value-type="string">
            <text:p><text:a xlink:href="http://bank.hangseng.com/1/PA_1_1_P1/ComSvlet_MiniSite_schi_gif?app=EinvcWarrantOSQty&amp;WarrCode2=14016">60.19%</text:a></text:p>
          </table:table-cell>
          <table:table-cell table:style-name="ce8" office:value-type="percentage" office:value="0.32331">
            <text:p>32.33%</text:p>
          </table:table-cell>
          <table:table-cell table:style-name="ce8" office:value-type="percentage" office:value="0.3569">
            <text:p>35.69%</text:p>
          </table:table-cell>
          <table:table-cell table:style-name="ce2" office:value-type="float" office:value="15.676">
            <text:p>15.676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0353</text:p>
          </table:table-cell>
          <table:table-cell table:style-name="ce7" office:value-type="string">
            <text:p><text:a xlink:href="javascript:warrantTrade();">Ａ中渣打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48">
            <text:p>8.4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95">
            <text:p>0.295</text:p>
          </table:table-cell>
          <table:table-cell table:style-name="ce2" office:value-type="string">
            <text:p>470.5K</text:p>
          </table:table-cell>
          <table:table-cell table:style-name="ce15" office:value-type="date" office:date-value="2016-08-08">
            <text:p>08/08/16</text:p>
          </table:table-cell>
          <table:table-cell table:style-name="ce7" office:value-type="string">
            <text:p><text:a xlink:href="http://bank.hangseng.com/1/PA_1_1_P1/ComSvlet_MiniSite_schi_gif?app=EinvcWarrantOSQty&amp;WarrCode2=20353">15.39%</text:a></text:p>
          </table:table-cell>
          <table:table-cell table:style-name="ce8" office:value-type="percentage" office:value="0.24143">
            <text:p>24.14%</text:p>
          </table:table-cell>
          <table:table-cell table:style-name="ce8" office:value-type="percentage" office:value="-0.01465">
            <text:p>-1.47%</text:p>
          </table:table-cell>
          <table:table-cell table:style-name="ce2" office:value-type="float" office:value="3.932">
            <text:p>3.932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3896</text:p>
          </table:table-cell>
          <table:table-cell table:style-name="ce7" office:value-type="string">
            <text:p><text:a xlink:href="javascript:warrantTrade();">Ａ中法兴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49">
            <text:p>8.4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3">
            <text:p>0.33</text:p>
          </table:table-cell>
          <table:table-cell table:style-name="ce2" office:value-type="string">
            <text:p>2,003.925K</text:p>
          </table:table-cell>
          <table:table-cell table:style-name="ce15" office:value-type="date" office:date-value="2016-08-03">
            <text:p>08/03/16</text:p>
          </table:table-cell>
          <table:table-cell table:style-name="ce7" office:value-type="string">
            <text:p><text:a xlink:href="http://bank.hangseng.com/1/PA_1_1_P1/ComSvlet_MiniSite_schi_gif?app=EinvcWarrantOSQty&amp;WarrCode2=13896">1.72%</text:a></text:p>
          </table:table-cell>
          <table:table-cell table:style-name="ce8" office:value-type="percentage" office:value="0.33742">
            <text:p>33.74%</text:p>
          </table:table-cell>
          <table:table-cell table:style-name="ce8" office:value-type="percentage" office:value="0.01638">
            <text:p>1.64%</text:p>
          </table:table-cell>
          <table:table-cell table:style-name="ce2" office:value-type="float" office:value="3.515">
            <text:p>3.515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2888</text:p>
          </table:table-cell>
          <table:table-cell table:style-name="ce7" office:value-type="string">
            <text:p><text:a xlink:href="javascript:warrantTrade();">Ａ中瑞银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5.02">
            <text:p>15.0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082">
            <text:p>0.082</text:p>
          </table:table-cell>
          <table:table-cell table:style-name="ce2" office:value-type="string">
            <text:p>9,228.995K</text:p>
          </table:table-cell>
          <table:table-cell table:style-name="ce15" office:value-type="date" office:date-value="2016-08-01">
            <text:p>08/01/16</text:p>
          </table:table-cell>
          <table:table-cell table:style-name="ce7" office:value-type="string">
            <text:p><text:a xlink:href="http://bank.hangseng.com/1/PA_1_1_P1/ComSvlet_MiniSite_schi_gif?app=EinvcWarrantOSQty&amp;WarrCode2=22888">13.4%</text:a></text:p>
          </table:table-cell>
          <table:table-cell table:style-name="ce8" office:value-type="percentage" office:value="0.34168">
            <text:p>34.17%</text:p>
          </table:table-cell>
          <table:table-cell table:style-name="ce8" office:value-type="percentage" office:value="0.36552">
            <text:p>36.55%</text:p>
          </table:table-cell>
          <table:table-cell table:style-name="ce2" office:value-type="float" office:value="14.146">
            <text:p>14.146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9430</text:p>
          </table:table-cell>
          <table:table-cell table:style-name="ce7" office:value-type="string">
            <text:p><text:a xlink:href="javascript:warrantTrade();">Ａ中中银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49">
            <text:p>8.4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1,504.22K</text:p>
          </table:table-cell>
          <table:table-cell table:style-name="ce15" office:value-type="date" office:date-value="2016-08-01">
            <text:p>08/01/16</text:p>
          </table:table-cell>
          <table:table-cell table:style-name="ce7" office:value-type="string">
            <text:p><text:a xlink:href="http://bank.hangseng.com/1/PA_1_1_P1/ComSvlet_MiniSite_schi_gif?app=EinvcWarrantOSQty&amp;WarrCode2=29430">19.67%</text:a></text:p>
          </table:table-cell>
          <table:table-cell table:style-name="ce8" office:value-type="percentage" office:value="0.25939">
            <text:p>25.94%</text:p>
          </table:table-cell>
          <table:table-cell table:style-name="ce8" office:value-type="percentage" office:value="-0.00948">
            <text:p>-0.95%</text:p>
          </table:table-cell>
          <table:table-cell table:style-name="ce2" office:value-type="float" office:value="3.867">
            <text:p>3.86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3376</text:p>
          </table:table-cell>
          <table:table-cell table:style-name="ce7" office:value-type="string">
            <text:p><text:a xlink:href="javascript:warrantTrade();">Ａ中汇丰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068">
            <text:p>0.068</text:p>
          </table:table-cell>
          <table:table-cell table:style-name="ce2" office:value-type="string">
            <text:p>387.27K</text:p>
          </table:table-cell>
          <table:table-cell table:style-name="ce15" office:value-type="date" office:date-value="2016-08-01">
            <text:p>08/01/16</text:p>
          </table:table-cell>
          <table:table-cell table:style-name="ce7" office:value-type="string">
            <text:p><text:a xlink:href="http://bank.hangseng.com/1/PA_1_1_P1/ComSvlet_MiniSite_schi_gif?app=EinvcWarrantOSQty&amp;WarrCode2=23376">46.37%</text:a></text:p>
          </table:table-cell>
          <table:table-cell table:style-name="ce8" office:value-type="percentage" office:value="0.31309">
            <text:p>31.31%</text:p>
          </table:table-cell>
          <table:table-cell table:style-name="ce8" office:value-type="percentage" office:value="0.35172">
            <text:p>35.17%</text:p>
          </table:table-cell>
          <table:table-cell table:style-name="ce2" office:value-type="float" office:value="17.059">
            <text:p>17.059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5541</text:p>
          </table:table-cell>
          <table:table-cell table:style-name="ce7" office:value-type="string">
            <text:p><text:a xlink:href="javascript:warrantTrade();">Ａ中瑞银六八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49">
            <text:p>8.4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2">
            <text:p>0.32</text:p>
          </table:table-cell>
          <table:table-cell table:style-name="ce2" office:value-type="string">
            <text:p>320.5K</text:p>
          </table:table-cell>
          <table:table-cell table:style-name="ce15" office:value-type="date" office:date-value="2016-08-01">
            <text:p>08/01/16</text:p>
          </table:table-cell>
          <table:table-cell table:style-name="ce7" office:value-type="string">
            <text:p><text:a xlink:href="http://bank.hangseng.com/1/PA_1_1_P1/ComSvlet_MiniSite_schi_gif?app=EinvcWarrantOSQty&amp;WarrCode2=25541">2.95%</text:a></text:p>
          </table:table-cell>
          <table:table-cell table:style-name="ce8" office:value-type="percentage" office:value="0.31278">
            <text:p>31.28%</text:p>
          </table:table-cell>
          <table:table-cell table:style-name="ce8" office:value-type="percentage" office:value="0.00776">
            <text:p>0.78%</text:p>
          </table:table-cell>
          <table:table-cell table:style-name="ce2" office:value-type="float" office:value="3.625">
            <text:p>3.625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8874</text:p>
          </table:table-cell>
          <table:table-cell table:style-name="ce7" office:value-type="string">
            <text:p><text:a xlink:href="javascript:warrantTrade();">Ａ中瑞信六八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8.49">
            <text:p>8.4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1">
            <text:p>0.31</text:p>
          </table:table-cell>
          <table:table-cell table:style-name="ce2" office:value-type="string">
            <text:p>255.0K</text:p>
          </table:table-cell>
          <table:table-cell table:style-name="ce15" office:value-type="date" office:date-value="2016-08-01">
            <text:p>08/01/16</text:p>
          </table:table-cell>
          <table:table-cell table:style-name="ce7" office:value-type="string">
            <text:p><text:a xlink:href="http://bank.hangseng.com/1/PA_1_1_P1/ComSvlet_MiniSite_schi_gif?app=EinvcWarrantOSQty&amp;WarrCode2=28874">0.05%</text:a></text:p>
          </table:table-cell>
          <table:table-cell table:style-name="ce8" office:value-type="percentage" office:value="0.28671">
            <text:p>28.67%</text:p>
          </table:table-cell>
          <table:table-cell table:style-name="ce8" office:value-type="percentage" office:value="-0.00086">
            <text:p>-0.09%</text:p>
          </table:table-cell>
          <table:table-cell table:style-name="ce2" office:value-type="float" office:value="3.742">
            <text:p>3.742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3583</text:p>
          </table:table-cell>
          <table:table-cell table:style-name="ce7" office:value-type="string">
            <text:p><text:a xlink:href="javascript:warrantTrade();">Ａ中法兴六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7.78">
            <text:p>7.7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5">
            <text:p>0.35</text:p>
          </table:table-cell>
          <table:table-cell table:style-name="ce2" office:value-type="string">
            <text:p>1,021.505K</text:p>
          </table:table-cell>
          <table:table-cell table:style-name="ce15" office:value-type="date" office:date-value="2016-04-06">
            <text:p>04/06/16</text:p>
          </table:table-cell>
          <table:table-cell table:style-name="ce7" office:value-type="string">
            <text:p><text:a xlink:href="http://bank.hangseng.com/1/PA_1_1_P1/ComSvlet_MiniSite_schi_gif?app=EinvcWarrantOSQty&amp;WarrCode2=13583">12.79%</text:a></text:p>
          </table:table-cell>
          <table:table-cell table:style-name="ce8" office:value-type="percentage" office:value="0.26661">
            <text:p>26.66%</text:p>
          </table:table-cell>
          <table:table-cell table:style-name="ce8" office:value-type="percentage" office:value="-0.02758">
            <text:p>-2.76%</text:p>
          </table:table-cell>
          <table:table-cell table:style-name="ce2" office:value-type="float" office:value="3.314">
            <text:p>3.314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8102</text:p>
          </table:table-cell>
          <table:table-cell table:style-name="ce7" office:value-type="string">
            <text:p><text:a xlink:href="javascript:warrantTrade();">Ａ中中银六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7.78">
            <text:p>7.7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55">
            <text:p>0.355</text:p>
          </table:table-cell>
          <table:table-cell table:style-name="ce2" office:value-type="string">
            <text:p>2,076.4K</text:p>
          </table:table-cell>
          <table:table-cell table:style-name="ce15" office:value-type="date" office:date-value="2016-04-01">
            <text:p>04/01/16</text:p>
          </table:table-cell>
          <table:table-cell table:style-name="ce7" office:value-type="string">
            <text:p><text:a xlink:href="http://bank.hangseng.com/1/PA_1_1_P1/ComSvlet_MiniSite_schi_gif?app=EinvcWarrantOSQty&amp;WarrCode2=28102">44.93%</text:a></text:p>
          </table:table-cell>
          <table:table-cell table:style-name="ce8" office:value-type="percentage" office:value="0.29">
            <text:p>29.00%</text:p>
          </table:table-cell>
          <table:table-cell table:style-name="ce8" office:value-type="percentage" office:value="-0.02327">
            <text:p>-2.33%</text:p>
          </table:table-cell>
          <table:table-cell table:style-name="ce2" office:value-type="float" office:value="3.268">
            <text:p>3.268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3664</text:p>
          </table:table-cell>
          <table:table-cell table:style-name="ce7" office:value-type="string">
            <text:p><text:a xlink:href="javascript:warrantTrade();">Ａ中汇丰六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7.79">
            <text:p>7.7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6">
            <text:p>0.36</text:p>
          </table:table-cell>
          <table:table-cell table:style-name="ce2" office:value-type="string">
            <text:p>2,393.785K</text:p>
          </table:table-cell>
          <table:table-cell table:style-name="ce15" office:value-type="date" office:date-value="2016-03-23">
            <text:p>03/23/16</text:p>
          </table:table-cell>
          <table:table-cell table:style-name="ce7" office:value-type="string">
            <text:p><text:a xlink:href="http://bank.hangseng.com/1/PA_1_1_P1/ComSvlet_MiniSite_schi_gif?app=EinvcWarrantOSQty&amp;WarrCode2=13664">28.8%</text:a></text:p>
          </table:table-cell>
          <table:table-cell table:style-name="ce8" office:value-type="percentage" office:value="0.31634">
            <text:p>31.63%</text:p>
          </table:table-cell>
          <table:table-cell table:style-name="ce8" office:value-type="percentage" office:value="-0.0181">
            <text:p>-1.81%</text:p>
          </table:table-cell>
          <table:table-cell table:style-name="ce2" office:value-type="float" office:value="3.222">
            <text:p>3.222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1708</text:p>
          </table:table-cell>
          <table:table-cell table:style-name="ce7" office:value-type="string">
            <text:p><text:a xlink:href="javascript:warrantTrade();">Ａ中法兴六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39">
            <text:p>9.3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29">
            <text:p>0.229</text:p>
          </table:table-cell>
          <table:table-cell table:style-name="ce2" office:value-type="string">
            <text:p>2,132.455K</text:p>
          </table:table-cell>
          <table:table-cell table:style-name="ce15" office:value-type="date" office:date-value="2016-01-06">
            <text:p>01/06/16</text:p>
          </table:table-cell>
          <table:table-cell table:style-name="ce7" office:value-type="string">
            <text:p><text:a xlink:href="http://bank.hangseng.com/1/PA_1_1_P1/ComSvlet_MiniSite_schi_gif?app=EinvcWarrantOSQty&amp;WarrCode2=11708">40.86%</text:a></text:p>
          </table:table-cell>
          <table:table-cell table:style-name="ce8" office:value-type="percentage" office:value="0.29507">
            <text:p>29.51%</text:p>
          </table:table-cell>
          <table:table-cell table:style-name="ce8" office:value-type="percentage" office:value="0.0069">
            <text:p>0.69%</text:p>
          </table:table-cell>
          <table:table-cell table:style-name="ce2" office:value-type="float" office:value="5.066">
            <text:p>5.066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7496</text:p>
          </table:table-cell>
          <table:table-cell table:style-name="ce7" office:value-type="string">
            <text:p><text:a xlink:href="javascript:warrantTrade();">Ａ中汇丰五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38">
            <text:p>9.3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18">
            <text:p>0.218</text:p>
          </table:table-cell>
          <table:table-cell table:style-name="ce2" office:value-type="string">
            <text:p>2,460.799K</text:p>
          </table:table-cell>
          <table:table-cell table:style-name="ce15" office:value-type="date" office:date-value="2015-12-31">
            <text:p>12/31/15</text:p>
          </table:table-cell>
          <table:table-cell table:style-name="ce7" office:value-type="string">
            <text:p><text:a xlink:href="http://bank.hangseng.com/1/PA_1_1_P1/ComSvlet_MiniSite_schi_gif?app=EinvcWarrantOSQty&amp;WarrCode2=27496">58.33%</text:a></text:p>
          </table:table-cell>
          <table:table-cell table:style-name="ce8" office:value-type="percentage" office:value="0.26421">
            <text:p>26.42%</text:p>
          </table:table-cell>
          <table:table-cell table:style-name="ce8" office:value-type="percentage" office:value="-0.00344">
            <text:p>-0.34%</text:p>
          </table:table-cell>
          <table:table-cell table:style-name="ce2" office:value-type="float" office:value="5.321">
            <text:p>5.321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8873</text:p>
          </table:table-cell>
          <table:table-cell table:style-name="ce7" office:value-type="string">
            <text:p><text:a xlink:href="javascript:warrantTrade();">Ａ中瑞信五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39">
            <text:p>9.3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15">
            <text:p>0.215</text:p>
          </table:table-cell>
          <table:table-cell table:style-name="ce2" office:value-type="string">
            <text:p>9,578.05K</text:p>
          </table:table-cell>
          <table:table-cell table:style-name="ce15" office:value-type="date" office:date-value="2015-12-24">
            <text:p>12/24/15</text:p>
          </table:table-cell>
          <table:table-cell table:style-name="ce7" office:value-type="string">
            <text:p><text:a xlink:href="http://bank.hangseng.com/1/PA_1_1_P1/ComSvlet_MiniSite_schi_gif?app=EinvcWarrantOSQty&amp;WarrCode2=28873">95.15%</text:a></text:p>
          </table:table-cell>
          <table:table-cell table:style-name="ce8" office:value-type="percentage" office:value="0.25984">
            <text:p>25.98%</text:p>
          </table:table-cell>
          <table:table-cell table:style-name="ce8" office:value-type="percentage" office:value="-0.00517">
            <text:p>-0.52%</text:p>
          </table:table-cell>
          <table:table-cell table:style-name="ce2" office:value-type="float" office:value="5.395">
            <text:p>5.395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2414</text:p>
          </table:table-cell>
          <table:table-cell table:style-name="ce7" office:value-type="string">
            <text:p><text:a xlink:href="javascript:warrantTrade();">Ａ中摩通五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38">
            <text:p>9.3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18">
            <text:p>0.218</text:p>
          </table:table-cell>
          <table:table-cell table:style-name="ce2" office:value-type="string">
            <text:p>1,506.199K</text:p>
          </table:table-cell>
          <table:table-cell table:style-name="ce15" office:value-type="date" office:date-value="2015-12-23">
            <text:p>12/23/15</text:p>
          </table:table-cell>
          <table:table-cell table:style-name="ce7" office:value-type="string">
            <text:p><text:a xlink:href="http://bank.hangseng.com/1/PA_1_1_P1/ComSvlet_MiniSite_schi_gif?app=EinvcWarrantOSQty&amp;WarrCode2=12414">12.72%</text:a></text:p>
          </table:table-cell>
          <table:table-cell table:style-name="ce8" office:value-type="percentage" office:value="0.26698">
            <text:p>26.70%</text:p>
          </table:table-cell>
          <table:table-cell table:style-name="ce8" office:value-type="percentage" office:value="-0.00344">
            <text:p>-0.34%</text:p>
          </table:table-cell>
          <table:table-cell table:style-name="ce2" office:value-type="float" office:value="5.321">
            <text:p>5.321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9461</text:p>
          </table:table-cell>
          <table:table-cell table:style-name="ce7" office:value-type="string">
            <text:p><text:a xlink:href="javascript:warrantTrade();">Ａ中瑞银五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39">
            <text:p>9.3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219">
            <text:p>0.219</text:p>
          </table:table-cell>
          <table:table-cell table:style-name="ce2" office:value-type="string">
            <text:p>237.645K</text:p>
          </table:table-cell>
          <table:table-cell table:style-name="ce15" office:value-type="date" office:date-value="2015-12-23">
            <text:p>12/23/15</text:p>
          </table:table-cell>
          <table:table-cell table:style-name="ce7" office:value-type="string">
            <text:p><text:a xlink:href="http://bank.hangseng.com/1/PA_1_1_P1/ComSvlet_MiniSite_schi_gif?app=EinvcWarrantOSQty&amp;WarrCode2=29461">35.42%</text:a></text:p>
          </table:table-cell>
          <table:table-cell table:style-name="ce8" office:value-type="percentage" office:value="0.27188">
            <text:p>27.19%</text:p>
          </table:table-cell>
          <table:table-cell table:style-name="ce8" office:value-type="percentage" office:value="-0.00172">
            <text:p>-0.17%</text:p>
          </table:table-cell>
          <table:table-cell table:style-name="ce2" office:value-type="float" office:value="5.297">
            <text:p>5.29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5786</text:p>
          </table:table-cell>
          <table:table-cell table:style-name="ce7" office:value-type="string">
            <text:p><text:a xlink:href="javascript:warrantTrade();">Ａ中渣打五乙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43">
            <text:p>0.43</text:p>
          </table:table-cell>
          <table:table-cell table:style-name="ce2" office:value-type="string">
            <text:p>534.1K</text:p>
          </table:table-cell>
          <table:table-cell table:style-name="ce15" office:value-type="date" office:date-value="2015-12-02">
            <text:p>12/02/15</text:p>
          </table:table-cell>
          <table:table-cell table:style-name="ce7" office:value-type="string">
            <text:p><text:a xlink:href="http://bank.hangseng.com/1/PA_1_1_P1/ComSvlet_MiniSite_schi_gif?app=EinvcWarrantOSQty&amp;WarrCode2=25786">28.62%</text:a></text:p>
          </table:table-cell>
          <table:table-cell table:style-name="ce8" office:value-type="percentage" office:value="0.40149">
            <text:p>40.15%</text:p>
          </table:table-cell>
          <table:table-cell table:style-name="ce8" office:value-type="percentage" office:value="-0.02586">
            <text:p>-2.59%</text:p>
          </table:table-cell>
          <table:table-cell table:style-name="ce2" office:value-type="float" office:value="2.698">
            <text:p>2.698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7879</text:p>
          </table:table-cell>
          <table:table-cell table:style-name="ce7" office:value-type="string">
            <text:p><text:a xlink:href="javascript:warrantTrade();">Ａ中野村五七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8">
            <text:p>0.88</text:p>
          </table:table-cell>
          <table:table-cell table:style-name="ce2" office:value-type="string">
            <text:p>3,352.9K</text:p>
          </table:table-cell>
          <table:table-cell table:style-name="ce15" office:value-type="date" office:date-value="2015-07-31">
            <text:p>07/31/15</text:p>
          </table:table-cell>
          <table:table-cell table:style-name="ce7" office:value-type="string">
            <text:p><text:a xlink:href="http://bank.hangseng.com/1/PA_1_1_P1/ComSvlet_MiniSite_schi_gif?app=EinvcWarrantOSQty&amp;WarrCode2=17879">0%</text:a></text:p>
          </table:table-cell>
          <table:table-cell table:style-name="ce8" office:value-type="percentage" office:value="0.31335">
            <text:p>31.34%</text:p>
          </table:table-cell>
          <table:table-cell table:style-name="ce8" office:value-type="percentage" office:value="0.11034">
            <text:p>11.03%</text:p>
          </table:table-cell>
          <table:table-cell table:style-name="ce2" office:value-type="float" office:value="13.182">
            <text:p>13.18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4458</text:p>
          </table:table-cell>
          <table:table-cell table:style-name="ce7" office:value-type="string">
            <text:p><text:a xlink:href="javascript:warrantTrade();">Ａ中中银五七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22">
            <text:p>1.22</text:p>
          </table:table-cell>
          <table:table-cell table:style-name="ce2" office:value-type="string">
            <text:p>3,899.889K</text:p>
          </table:table-cell>
          <table:table-cell table:style-name="ce15" office:value-type="date" office:date-value="2015-07-27">
            <text:p>07/27/15</text:p>
          </table:table-cell>
          <table:table-cell table:style-name="ce7" office:value-type="string">
            <text:p><text:a xlink:href="http://bank.hangseng.com/1/PA_1_1_P1/ComSvlet_MiniSite_schi_gif?app=EinvcWarrantOSQty&amp;WarrCode2=24458">0.3%</text:a></text:p>
          </table:table-cell>
          <table:table-cell table:style-name="ce8" office:value-type="percentage" office:value="0.29029">
            <text:p>29.03%</text:p>
          </table:table-cell>
          <table:table-cell table:style-name="ce8" office:value-type="percentage" office:value="0.05345">
            <text:p>5.35%</text:p>
          </table:table-cell>
          <table:table-cell table:style-name="ce2" office:value-type="float" office:value="9.508">
            <text:p>9.50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889</text:p>
          </table:table-cell>
          <table:table-cell table:style-name="ce7" office:value-type="string">
            <text:p><text:a xlink:href="javascript:warrantTrade();">Ａ中法兴五七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8">
            <text:p>11.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01">
            <text:p>1.01</text:p>
          </table:table-cell>
          <table:table-cell table:style-name="ce2" office:value-type="string">
            <text:p>21,425.308K</text:p>
          </table:table-cell>
          <table:table-cell table:style-name="ce15" office:value-type="date" office:date-value="2015-07-06">
            <text:p>07/06/15</text:p>
          </table:table-cell>
          <table:table-cell table:style-name="ce7" office:value-type="string">
            <text:p><text:a xlink:href="http://bank.hangseng.com/1/PA_1_1_P1/ComSvlet_MiniSite_schi_gif?app=EinvcWarrantOSQty&amp;WarrCode2=17889">0%</text:a></text:p>
          </table:table-cell>
          <table:table-cell table:style-name="ce8" office:value-type="percentage" office:value="0.34704">
            <text:p>34.70%</text:p>
          </table:table-cell>
          <table:table-cell table:style-name="ce8" office:value-type="percentage" office:value="0.10431">
            <text:p>10.43%</text:p>
          </table:table-cell>
          <table:table-cell table:style-name="ce2" office:value-type="float" office:value="11.485">
            <text:p>11.48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877</text:p>
          </table:table-cell>
          <table:table-cell table:style-name="ce7" office:value-type="string">
            <text:p><text:a xlink:href="javascript:warrantTrade();">Ａ中野村五六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03">
            <text:p>1.03</text:p>
          </table:table-cell>
          <table:table-cell table:style-name="ce2" office:value-type="string">
            <text:p>1,624.35K</text:p>
          </table:table-cell>
          <table:table-cell table:style-name="ce15" office:value-type="date" office:date-value="2015-06-30">
            <text:p>06/30/15</text:p>
          </table:table-cell>
          <table:table-cell table:style-name="ce7" office:value-type="string">
            <text:p><text:a xlink:href="http://bank.hangseng.com/1/PA_1_1_P1/ComSvlet_MiniSite_schi_gif?app=EinvcWarrantOSQty&amp;WarrCode2=17877">0%</text:a></text:p>
          </table:table-cell>
          <table:table-cell table:style-name="ce8" office:value-type="percentage" office:value="0.32184">
            <text:p>32.18%</text:p>
          </table:table-cell>
          <table:table-cell table:style-name="ce8" office:value-type="percentage" office:value="0.08017">
            <text:p>8.02%</text:p>
          </table:table-cell>
          <table:table-cell table:style-name="ce2" office:value-type="float" office:value="11.262">
            <text:p>11.26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6847</text:p>
          </table:table-cell>
          <table:table-cell table:style-name="ce7" office:value-type="string">
            <text:p><text:a xlink:href="javascript:warrantTrade();">Ａ中渣打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68">
            <text:p>1.68</text:p>
          </table:table-cell>
          <table:table-cell table:style-name="ce2" office:value-type="string">
            <text:p>659.1K</text:p>
          </table:table-cell>
          <table:table-cell table:style-name="ce15" office:value-type="date" office:date-value="2015-06-30">
            <text:p>06/30/15</text:p>
          </table:table-cell>
          <table:table-cell table:style-name="ce7" office:value-type="string">
            <text:p><text:a xlink:href="http://bank.hangseng.com/1/PA_1_1_P1/ComSvlet_MiniSite_schi_gif?app=EinvcWarrantOSQty&amp;WarrCode2=16847">0.19%</text:a></text:p>
          </table:table-cell>
          <table:table-cell table:style-name="ce8" office:value-type="percentage" office:value="0.26116">
            <text:p>26.12%</text:p>
          </table:table-cell>
          <table:table-cell table:style-name="ce8" office:value-type="percentage" office:value="0.0069">
            <text:p>0.69%</text:p>
          </table:table-cell>
          <table:table-cell table:style-name="ce2" office:value-type="float" office:value="6.905">
            <text:p>6.90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673</text:p>
          </table:table-cell>
          <table:table-cell table:style-name="ce7" office:value-type="string">
            <text:p><text:a xlink:href="javascript:warrantTrade();">Ａ中中银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74">
            <text:p>1.74</text:p>
          </table:table-cell>
          <table:table-cell table:style-name="ce2" office:value-type="string">
            <text:p>1,840.07K</text:p>
          </table:table-cell>
          <table:table-cell table:style-name="ce15" office:value-type="date" office:date-value="2015-06-29">
            <text:p>06/29/15</text:p>
          </table:table-cell>
          <table:table-cell table:style-name="ce7" office:value-type="string">
            <text:p><text:a xlink:href="http://bank.hangseng.com/1/PA_1_1_P1/ComSvlet_MiniSite_schi_gif?app=EinvcWarrantOSQty&amp;WarrCode2=17673">1.96%</text:a></text:p>
          </table:table-cell>
          <table:table-cell table:style-name="ce8" office:value-type="percentage" office:value="0.28467">
            <text:p>28.47%</text:p>
          </table:table-cell>
          <table:table-cell table:style-name="ce8" office:value-type="percentage" office:value="0.01207">
            <text:p>1.21%</text:p>
          </table:table-cell>
          <table:table-cell table:style-name="ce2" office:value-type="float" office:value="6.667">
            <text:p>6.66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833</text:p>
          </table:table-cell>
          <table:table-cell table:style-name="ce7" office:value-type="string">
            <text:p><text:a xlink:href="javascript:warrantTrade();">Ａ中渣打五六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number-columns-repeated="2" table:style-name="ce2" office:value-type="float" office:value="11.6">
            <text:p>11.6</text:p>
          </table:table-cell>
          <table:table-cell table:style-name="ce2" office:value-type="float" office:value="0.98">
            <text:p>0.98</text:p>
          </table:table-cell>
          <table:table-cell table:style-name="ce2" office:value-type="string">
            <text:p>3,772.524K</text:p>
          </table:table-cell>
          <table:table-cell table:style-name="ce15" office:value-type="date" office:date-value="2015-06-26">
            <text:p>06/26/15</text:p>
          </table:table-cell>
          <table:table-cell table:style-name="ce7" office:value-type="string">
            <text:p><text:a xlink:href="http://bank.hangseng.com/1/PA_1_1_P1/ComSvlet_MiniSite_schi_gif?app=EinvcWarrantOSQty&amp;WarrCode2=17833">0%</text:a></text:p>
          </table:table-cell>
          <table:table-cell table:style-name="ce8" office:value-type="percentage" office:value="0.32274">
            <text:p>32.27%</text:p>
          </table:table-cell>
          <table:table-cell table:style-name="ce8" office:value-type="percentage" office:value="0.08448">
            <text:p>8.45%</text:p>
          </table:table-cell>
          <table:table-cell table:style-name="ce2" office:value-type="float" office:value="11.837">
            <text:p>11.83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5262</text:p>
          </table:table-cell>
          <table:table-cell table:style-name="ce7" office:value-type="string">
            <text:p><text:a xlink:href="javascript:warrantTrade();">Ａ中东亚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28">
            <text:p>10.2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59">
            <text:p>1.59</text:p>
          </table:table-cell>
          <table:table-cell table:style-name="ce2" office:value-type="string">
            <text:p>390.776K</text:p>
          </table:table-cell>
          <table:table-cell table:style-name="ce15" office:value-type="date" office:date-value="2015-06-26">
            <text:p>06/26/15</text:p>
          </table:table-cell>
          <table:table-cell table:style-name="ce7" office:value-type="string">
            <text:p><text:a xlink:href="http://bank.hangseng.com/1/PA_1_1_P1/ComSvlet_MiniSite_schi_gif?app=EinvcWarrantOSQty&amp;WarrCode2=25262">1%</text:a></text:p>
          </table:table-cell>
          <table:table-cell table:style-name="ce8" office:value-type="percentage" office:value="0.29916">
            <text:p>29.92%</text:p>
          </table:table-cell>
          <table:table-cell table:style-name="ce8" office:value-type="percentage" office:value="0.02328">
            <text:p>2.33%</text:p>
          </table:table-cell>
          <table:table-cell table:style-name="ce2" office:value-type="float" office:value="7.296">
            <text:p>7.29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796</text:p>
          </table:table-cell>
          <table:table-cell table:style-name="ce7" office:value-type="string">
            <text:p><text:a xlink:href="javascript:warrantTrade();">Ａ中法兴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26">
            <text:p>1.26</text:p>
          </table:table-cell>
          <table:table-cell table:style-name="ce2" office:value-type="string">
            <text:p>22,123.428K</text:p>
          </table:table-cell>
          <table:table-cell table:style-name="ce15" office:value-type="date" office:date-value="2015-06-03">
            <text:p>06/03/15</text:p>
          </table:table-cell>
          <table:table-cell table:style-name="ce7" office:value-type="string">
            <text:p><text:a xlink:href="http://bank.hangseng.com/1/PA_1_1_P1/ComSvlet_MiniSite_schi_gif?app=EinvcWarrantOSQty&amp;WarrCode2=17796">0%</text:a></text:p>
          </table:table-cell>
          <table:table-cell table:style-name="ce8" office:value-type="percentage" office:value="0.3441">
            <text:p>34.41%</text:p>
          </table:table-cell>
          <table:table-cell table:style-name="ce8" office:value-type="percentage" office:value="0.0569">
            <text:p>5.69%</text:p>
          </table:table-cell>
          <table:table-cell table:style-name="ce2" office:value-type="float" office:value="9.206">
            <text:p>9.20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750</text:p>
          </table:table-cell>
          <table:table-cell table:style-name="ce7" office:value-type="string">
            <text:p><text:a xlink:href="javascript:warrantTrade();">Ａ中汇丰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68">
            <text:p>10.6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29">
            <text:p>1.29</text:p>
          </table:table-cell>
          <table:table-cell table:style-name="ce2" office:value-type="string">
            <text:p>3,170.429K</text:p>
          </table:table-cell>
          <table:table-cell table:style-name="ce15" office:value-type="date" office:date-value="2015-06-02">
            <text:p>06/02/15</text:p>
          </table:table-cell>
          <table:table-cell table:style-name="ce7" office:value-type="string">
            <text:p><text:a xlink:href="http://bank.hangseng.com/1/PA_1_1_P1/ComSvlet_MiniSite_schi_gif?app=EinvcWarrantOSQty&amp;WarrCode2=17750">0.52%</text:a></text:p>
          </table:table-cell>
          <table:table-cell table:style-name="ce8" office:value-type="percentage" office:value="0.29788">
            <text:p>29.79%</text:p>
          </table:table-cell>
          <table:table-cell table:style-name="ce8" office:value-type="percentage" office:value="0.0319">
            <text:p>3.19%</text:p>
          </table:table-cell>
          <table:table-cell table:style-name="ce2" office:value-type="float" office:value="8.992">
            <text:p>8.99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522</text:p>
          </table:table-cell>
          <table:table-cell table:style-name="ce7" office:value-type="string">
            <text:p><text:a xlink:href="javascript:warrantTrade();">Ａ中摩通五六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39">
            <text:p>1.39</text:p>
          </table:table-cell>
          <table:table-cell table:style-name="ce2" office:value-type="string">
            <text:p>1,640.359K</text:p>
          </table:table-cell>
          <table:table-cell table:style-name="ce15" office:value-type="date" office:date-value="2015-06-02">
            <text:p>06/02/15</text:p>
          </table:table-cell>
          <table:table-cell table:style-name="ce7" office:value-type="string">
            <text:p><text:a xlink:href="http://bank.hangseng.com/1/PA_1_1_P1/ComSvlet_MiniSite_schi_gif?app=EinvcWarrantOSQty&amp;WarrCode2=17522">4.89%</text:a></text:p>
          </table:table-cell>
          <table:table-cell table:style-name="ce8" office:value-type="percentage" office:value="0.29565">
            <text:p>29.57%</text:p>
          </table:table-cell>
          <table:table-cell table:style-name="ce8" office:value-type="percentage" office:value="0.025">
            <text:p>2.50%</text:p>
          </table:table-cell>
          <table:table-cell table:style-name="ce2" office:value-type="float" office:value="8.345">
            <text:p>8.34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637</text:p>
          </table:table-cell>
          <table:table-cell table:style-name="ce7" office:value-type="string">
            <text:p><text:a xlink:href="javascript:warrantTrade();">Ａ中高盛五五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08">
            <text:p>1.08</text:p>
          </table:table-cell>
          <table:table-cell table:style-name="ce2" office:value-type="string">
            <text:p>12,764.64K</text:p>
          </table:table-cell>
          <table:table-cell table:style-name="ce15" office:value-type="date" office:date-value="2015-05-29">
            <text:p>05/29/15</text:p>
          </table:table-cell>
          <table:table-cell table:style-name="ce7" office:value-type="string">
            <text:p><text:a xlink:href="http://bank.hangseng.com/1/PA_1_1_P1/ComSvlet_MiniSite_schi_gif?app=EinvcWarrantOSQty&amp;WarrCode2=17637">3.79%</text:a></text:p>
          </table:table-cell>
          <table:table-cell table:style-name="ce8" office:value-type="percentage" office:value="0.2897">
            <text:p>28.97%</text:p>
          </table:table-cell>
          <table:table-cell table:style-name="ce8" office:value-type="percentage" office:value="0.04138">
            <text:p>4.14%</text:p>
          </table:table-cell>
          <table:table-cell table:style-name="ce2" office:value-type="float" office:value="10.741">
            <text:p>10.74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425</text:p>
          </table:table-cell>
          <table:table-cell table:style-name="ce7" office:value-type="string">
            <text:p><text:a xlink:href="javascript:warrantTrade();">Ａ中高盛五五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18">
            <text:p>10.1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58">
            <text:p>1.58</text:p>
          </table:table-cell>
          <table:table-cell table:style-name="ce2" office:value-type="string">
            <text:p>753.316K</text:p>
          </table:table-cell>
          <table:table-cell table:style-name="ce15" office:value-type="date" office:date-value="2015-05-29">
            <text:p>05/29/15</text:p>
          </table:table-cell>
          <table:table-cell table:style-name="ce7" office:value-type="string">
            <text:p><text:a xlink:href="http://bank.hangseng.com/1/PA_1_1_P1/ComSvlet_MiniSite_schi_gif?app=EinvcWarrantOSQty&amp;WarrCode2=17425">1.85%</text:a></text:p>
          </table:table-cell>
          <table:table-cell table:style-name="ce8" office:value-type="percentage" office:value="0.29378">
            <text:p>29.38%</text:p>
          </table:table-cell>
          <table:table-cell table:style-name="ce8" office:value-type="percentage" office:value="0.01379">
            <text:p>1.38%</text:p>
          </table:table-cell>
          <table:table-cell table:style-name="ce2" office:value-type="float" office:value="7.342">
            <text:p>7.34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565</text:p>
          </table:table-cell>
          <table:table-cell table:style-name="ce7" office:value-type="string">
            <text:p><text:a xlink:href="javascript:warrantTrade();">Ａ中瑞银五五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38">
            <text:p>11.3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7">
            <text:p>0.87</text:p>
          </table:table-cell>
          <table:table-cell table:style-name="ce2" office:value-type="string">
            <text:p>1,973.263K</text:p>
          </table:table-cell>
          <table:table-cell table:style-name="ce15" office:value-type="date" office:date-value="2015-05-19">
            <text:p>05/19/15</text:p>
          </table:table-cell>
          <table:table-cell table:style-name="ce7" office:value-type="string">
            <text:p><text:a xlink:href="http://bank.hangseng.com/1/PA_1_1_P1/ComSvlet_MiniSite_schi_gif?app=EinvcWarrantOSQty&amp;WarrCode2=17565">3.08%</text:a></text:p>
          </table:table-cell>
          <table:table-cell table:style-name="ce8" office:value-type="percentage" office:value="0.29036">
            <text:p>29.04%</text:p>
          </table:table-cell>
          <table:table-cell table:style-name="ce8" office:value-type="percentage" office:value="0.05603">
            <text:p>5.60%</text:p>
          </table:table-cell>
          <table:table-cell table:style-name="ce2" office:value-type="float" office:value="13.333">
            <text:p>13.33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275</text:p>
          </table:table-cell>
          <table:table-cell table:style-name="ce7" office:value-type="string">
            <text:p><text:a xlink:href="javascript:warrantTrade();">Ａ中法兴五五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3">
            <text:p>10.3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9">
            <text:p>1.49</text:p>
          </table:table-cell>
          <table:table-cell table:style-name="ce2" office:value-type="string">
            <text:p>2,350.311K</text:p>
          </table:table-cell>
          <table:table-cell table:style-name="ce15" office:value-type="date" office:date-value="2015-05-06">
            <text:p>05/06/15</text:p>
          </table:table-cell>
          <table:table-cell table:style-name="ce7" office:value-type="string">
            <text:p><text:a xlink:href="http://bank.hangseng.com/1/PA_1_1_P1/ComSvlet_MiniSite_schi_gif?app=EinvcWarrantOSQty&amp;WarrCode2=17275">12.59%</text:a></text:p>
          </table:table-cell>
          <table:table-cell table:style-name="ce8" office:value-type="percentage" office:value="0.31079">
            <text:p>31.08%</text:p>
          </table:table-cell>
          <table:table-cell table:style-name="ce8" office:value-type="percentage" office:value="0.01638">
            <text:p>1.64%</text:p>
          </table:table-cell>
          <table:table-cell table:style-name="ce2" office:value-type="float" office:value="7.785">
            <text:p>7.78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6933</text:p>
          </table:table-cell>
          <table:table-cell table:style-name="ce7" office:value-type="string">
            <text:p><text:a xlink:href="javascript:warrantTrade();">Ａ中摩通五五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88">
            <text:p>9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74">
            <text:p>1.74</text:p>
          </table:table-cell>
          <table:table-cell table:style-name="ce2" office:value-type="string">
            <text:p>7,471.356K</text:p>
          </table:table-cell>
          <table:table-cell table:style-name="ce15" office:value-type="date" office:date-value="2015-05-04">
            <text:p>05/04/15</text:p>
          </table:table-cell>
          <table:table-cell table:style-name="ce7" office:value-type="string">
            <text:p><text:a xlink:href="http://bank.hangseng.com/1/PA_1_1_P1/ComSvlet_MiniSite_schi_gif?app=EinvcWarrantOSQty&amp;WarrCode2=16933">15.32%</text:a></text:p>
          </table:table-cell>
          <table:table-cell table:style-name="ce8" office:value-type="percentage" office:value="0.29447">
            <text:p>29.45%</text:p>
          </table:table-cell>
          <table:table-cell table:style-name="ce8" office:value-type="percentage" office:value="0.00172">
            <text:p>0.17%</text:p>
          </table:table-cell>
          <table:table-cell table:style-name="ce2" office:value-type="float" office:value="6.667">
            <text:p>6.66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259</text:p>
          </table:table-cell>
          <table:table-cell table:style-name="ce7" office:value-type="string">
            <text:p><text:a xlink:href="javascript:warrantTrade();">Ａ中渣打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88">
            <text:p>9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64">
            <text:p>1.64</text:p>
          </table:table-cell>
          <table:table-cell table:style-name="ce2" office:value-type="string">
            <text:p>395.0K</text:p>
          </table:table-cell>
          <table:table-cell table:style-name="ce15" office:value-type="date" office:date-value="2015-04-28">
            <text:p>04/28/15</text:p>
          </table:table-cell>
          <table:table-cell table:style-name="ce7" office:value-type="string">
            <text:p><text:a xlink:href="http://bank.hangseng.com/1/PA_1_1_P1/ComSvlet_MiniSite_schi_gif?app=EinvcWarrantOSQty&amp;WarrCode2=17259">2.26%</text:a></text:p>
          </table:table-cell>
          <table:table-cell table:style-name="ce8" office:value-type="percentage" office:value="0.2481">
            <text:p>24.81%</text:p>
          </table:table-cell>
          <table:table-cell table:style-name="ce8" office:value-type="percentage" office:value="-0.00689">
            <text:p>-0.69%</text:p>
          </table:table-cell>
          <table:table-cell table:style-name="ce2" office:value-type="float" office:value="7.073">
            <text:p>7.07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843</text:p>
          </table:table-cell>
          <table:table-cell table:style-name="ce7" office:value-type="string">
            <text:p><text:a xlink:href="javascript:warrantTrade();">Ａ中法兴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2">
            <text:p>0.82</text:p>
          </table:table-cell>
          <table:table-cell table:style-name="ce2" office:value-type="string">
            <text:p>4,433.28K</text:p>
          </table:table-cell>
          <table:table-cell table:style-name="ce15" office:value-type="date" office:date-value="2015-04-08">
            <text:p>04/08/15</text:p>
          </table:table-cell>
          <table:table-cell table:style-name="ce7" office:value-type="string">
            <text:p><text:a xlink:href="http://bank.hangseng.com/1/PA_1_1_P1/ComSvlet_MiniSite_schi_gif?app=EinvcWarrantOSQty&amp;WarrCode2=29843">11.03%</text:a></text:p>
          </table:table-cell>
          <table:table-cell table:style-name="ce8" office:value-type="percentage" office:value="0.33636">
            <text:p>33.64%</text:p>
          </table:table-cell>
          <table:table-cell table:style-name="ce8" office:value-type="percentage" office:value="0.06207">
            <text:p>6.21%</text:p>
          </table:table-cell>
          <table:table-cell table:style-name="ce2" office:value-type="float" office:value="14.146">
            <text:p>14.14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766</text:p>
          </table:table-cell>
          <table:table-cell table:style-name="ce7" office:value-type="string">
            <text:p><text:a xlink:href="javascript:warrantTrade();">Ａ中大和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28">
            <text:p>10.2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39">
            <text:p>1.39</text:p>
          </table:table-cell>
          <table:table-cell table:style-name="ce2" office:value-type="string">
            <text:p>1,220.489K</text:p>
          </table:table-cell>
          <table:table-cell table:style-name="ce15" office:value-type="date" office:date-value="2015-04-08">
            <text:p>04/08/15</text:p>
          </table:table-cell>
          <table:table-cell table:style-name="ce7" office:value-type="string">
            <text:p><text:a xlink:href="http://bank.hangseng.com/1/PA_1_1_P1/ComSvlet_MiniSite_schi_gif?app=EinvcWarrantOSQty&amp;WarrCode2=28766">1.8%</text:a></text:p>
          </table:table-cell>
          <table:table-cell table:style-name="ce8" office:value-type="percentage" office:value="0.29202">
            <text:p>29.20%</text:p>
          </table:table-cell>
          <table:table-cell table:style-name="ce8" office:value-type="percentage" office:value="0.00603">
            <text:p>0.60%</text:p>
          </table:table-cell>
          <table:table-cell table:style-name="ce2" office:value-type="float" office:value="8.345">
            <text:p>8.34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6374</text:p>
          </table:table-cell>
          <table:table-cell table:style-name="ce7" office:value-type="string">
            <text:p><text:a xlink:href="javascript:warrantTrade();">Ａ中法兴五四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6">
            <text:p>1.6</text:p>
          </table:table-cell>
          <table:table-cell table:style-name="ce2" office:value-type="string">
            <text:p>1,003.31K</text:p>
          </table:table-cell>
          <table:table-cell table:style-name="ce15" office:value-type="date" office:date-value="2015-04-08">
            <text:p>04/08/15</text:p>
          </table:table-cell>
          <table:table-cell table:style-name="ce7" office:value-type="string">
            <text:p><text:a xlink:href="http://bank.hangseng.com/1/PA_1_1_P1/ComSvlet_MiniSite_schi_gif?app=EinvcWarrantOSQty&amp;WarrCode2=16374">8.96%</text:a></text:p>
          </table:table-cell>
          <table:table-cell table:style-name="ce8" office:value-type="percentage" office:value="0.29676">
            <text:p>29.68%</text:p>
          </table:table-cell>
          <table:table-cell table:style-name="ce8" office:value-type="percentage" office:value="0">
            <text:p>0.00%</text:p>
          </table:table-cell>
          <table:table-cell table:style-name="ce2" office:value-type="float" office:value="7.25">
            <text:p>7.2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2626</text:p>
          </table:table-cell>
          <table:table-cell table:style-name="ce7" office:value-type="string">
            <text:p><text:a xlink:href="javascript:warrantTrade();">Ａ中麦银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3.5">
            <text:p>13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315">
            <text:p>0.315</text:p>
          </table:table-cell>
          <table:table-cell table:style-name="ce2" office:value-type="string">
            <text:p>8,006.6845K</text:p>
          </table:table-cell>
          <table:table-cell table:style-name="ce15" office:value-type="date" office:date-value="2015-04-02">
            <text:p>04/02/15</text:p>
          </table:table-cell>
          <table:table-cell table:style-name="ce7" office:value-type="string">
            <text:p><text:a xlink:href="http://bank.hangseng.com/1/PA_1_1_P1/ComSvlet_MiniSite_schi_gif?app=EinvcWarrantOSQty&amp;WarrCode2=12626">31.44%</text:a></text:p>
          </table:table-cell>
          <table:table-cell table:style-name="ce8" office:value-type="percentage" office:value="0.37794">
            <text:p>37.79%</text:p>
          </table:table-cell>
          <table:table-cell table:style-name="ce8" office:value-type="percentage" office:value="0.19095">
            <text:p>19.10%</text:p>
          </table:table-cell>
          <table:table-cell table:style-name="ce2" office:value-type="float" office:value="36.825">
            <text:p>36.82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894</text:p>
          </table:table-cell>
          <table:table-cell table:style-name="ce7" office:value-type="string">
            <text:p><text:a xlink:href="javascript:warrantTrade();">Ａ中摩通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7,813.569K</text:p>
          </table:table-cell>
          <table:table-cell table:style-name="ce15" office:value-type="date" office:date-value="2015-04-01">
            <text:p>04/01/15</text:p>
          </table:table-cell>
          <table:table-cell table:style-name="ce7" office:value-type="string">
            <text:p><text:a xlink:href="http://bank.hangseng.com/1/PA_1_1_P1/ComSvlet_MiniSite_schi_gif?app=EinvcWarrantOSQty&amp;WarrCode2=17894">0%</text:a></text:p>
          </table:table-cell>
          <table:table-cell table:style-name="ce8" office:value-type="percentage" office:value="0.33849">
            <text:p>33.85%</text:p>
          </table:table-cell>
          <table:table-cell table:style-name="ce8" office:value-type="percentage" office:value="0.06034">
            <text:p>6.03%</text:p>
          </table:table-cell>
          <table:table-cell table:style-name="ce2" office:value-type="float" office:value="14.5">
            <text:p>14.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119</text:p>
          </table:table-cell>
          <table:table-cell table:style-name="ce7" office:value-type="string">
            <text:p><text:a xlink:href="javascript:warrantTrade();">Ａ中汇丰五四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02">
            <text:p>10.0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59">
            <text:p>1.59</text:p>
          </table:table-cell>
          <table:table-cell table:style-name="ce2" office:value-type="string">
            <text:p>336.137K</text:p>
          </table:table-cell>
          <table:table-cell table:style-name="ce15" office:value-type="date" office:date-value="2015-04-01">
            <text:p>04/01/15</text:p>
          </table:table-cell>
          <table:table-cell table:style-name="ce7" office:value-type="string">
            <text:p><text:a xlink:href="http://bank.hangseng.com/1/PA_1_1_P1/ComSvlet_MiniSite_schi_gif?app=EinvcWarrantOSQty&amp;WarrCode2=17119">3.41%</text:a></text:p>
          </table:table-cell>
          <table:table-cell table:style-name="ce8" office:value-type="percentage" office:value="0.30812">
            <text:p>30.81%</text:p>
          </table:table-cell>
          <table:table-cell table:style-name="ce8" office:value-type="percentage" office:value="0.00086">
            <text:p>0.09%</text:p>
          </table:table-cell>
          <table:table-cell table:style-name="ce2" office:value-type="float" office:value="7.296">
            <text:p>7.29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994</text:p>
          </table:table-cell>
          <table:table-cell table:style-name="ce7" office:value-type="string">
            <text:p><text:a xlink:href="javascript:warrantTrade();">Ａ中渣打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24">
            <text:p>1.24</text:p>
          </table:table-cell>
          <table:table-cell table:style-name="ce2" office:value-type="string">
            <text:p>1,650.26K</text:p>
          </table:table-cell>
          <table:table-cell table:style-name="ce15" office:value-type="date" office:date-value="2015-03-31">
            <text:p>03/31/15</text:p>
          </table:table-cell>
          <table:table-cell table:style-name="ce7" office:value-type="string">
            <text:p><text:a xlink:href="http://bank.hangseng.com/1/PA_1_1_P1/ComSvlet_MiniSite_schi_gif?app=EinvcWarrantOSQty&amp;WarrCode2=15994">6.38%</text:a></text:p>
          </table:table-cell>
          <table:table-cell table:style-name="ce8" office:value-type="percentage" office:value="0.30058">
            <text:p>30.06%</text:p>
          </table:table-cell>
          <table:table-cell table:style-name="ce8" office:value-type="percentage" office:value="0.01207">
            <text:p>1.21%</text:p>
          </table:table-cell>
          <table:table-cell table:style-name="ce2" office:value-type="float" office:value="9.355">
            <text:p>9.35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474</text:p>
          </table:table-cell>
          <table:table-cell table:style-name="ce7" office:value-type="string">
            <text:p><text:a xlink:href="javascript:warrantTrade();">Ａ中瑞银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,805.086K</text:p>
          </table:table-cell>
          <table:table-cell table:style-name="ce15" office:value-type="date" office:date-value="2015-03-30">
            <text:p>03/30/15</text:p>
          </table:table-cell>
          <table:table-cell table:style-name="ce7" office:value-type="string">
            <text:p><text:a xlink:href="http://bank.hangseng.com/1/PA_1_1_P1/ComSvlet_MiniSite_schi_gif?app=EinvcWarrantOSQty&amp;WarrCode2=29474">37.89%</text:a></text:p>
          </table:table-cell>
          <table:table-cell table:style-name="ce8" office:value-type="percentage" office:value="0.29787">
            <text:p>29.79%</text:p>
          </table:table-cell>
          <table:table-cell table:style-name="ce8" office:value-type="percentage" office:value="0.02414">
            <text:p>2.41%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692</text:p>
          </table:table-cell>
          <table:table-cell table:style-name="ce7" office:value-type="string">
            <text:p><text:a xlink:href="javascript:warrantTrade();">Ａ中野村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18">
            <text:p>10.1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1">
            <text:p>1.41</text:p>
          </table:table-cell>
          <table:table-cell table:style-name="ce2" office:value-type="string">
            <text:p>1,721.169K</text:p>
          </table:table-cell>
          <table:table-cell table:style-name="ce15" office:value-type="date" office:date-value="2015-03-30">
            <text:p>03/30/15</text:p>
          </table:table-cell>
          <table:table-cell table:style-name="ce7" office:value-type="string">
            <text:p><text:a xlink:href="http://bank.hangseng.com/1/PA_1_1_P1/ComSvlet_MiniSite_schi_gif?app=EinvcWarrantOSQty&amp;WarrCode2=28692">34.52%</text:a></text:p>
          </table:table-cell>
          <table:table-cell table:style-name="ce8" office:value-type="percentage" office:value="0.27717">
            <text:p>27.72%</text:p>
          </table:table-cell>
          <table:table-cell table:style-name="ce8" office:value-type="percentage" office:value="-0.00086">
            <text:p>-0.09%</text:p>
          </table:table-cell>
          <table:table-cell table:style-name="ce2" office:value-type="float" office:value="8.227">
            <text:p>8.22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7440</text:p>
          </table:table-cell>
          <table:table-cell table:style-name="ce7" office:value-type="string">
            <text:p><text:a xlink:href="javascript:warrantTrade();">Ａ中瑞信五三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9">
            <text:p>10.8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97">
            <text:p>0.97</text:p>
          </table:table-cell>
          <table:table-cell table:style-name="ce2" office:value-type="string">
            <text:p>648.427K</text:p>
          </table:table-cell>
          <table:table-cell table:style-name="ce15" office:value-type="date" office:date-value="2015-03-30">
            <text:p>03/30/15</text:p>
          </table:table-cell>
          <table:table-cell table:style-name="ce7" office:value-type="string">
            <text:p><text:a xlink:href="http://bank.hangseng.com/1/PA_1_1_P1/ComSvlet_MiniSite_schi_gif?app=EinvcWarrantOSQty&amp;WarrCode2=17440">1.33%</text:a></text:p>
          </table:table-cell>
          <table:table-cell table:style-name="ce8" office:value-type="percentage" office:value="0.28774">
            <text:p>28.77%</text:p>
          </table:table-cell>
          <table:table-cell table:style-name="ce8" office:value-type="percentage" office:value="0.02241">
            <text:p>2.24%</text:p>
          </table:table-cell>
          <table:table-cell table:style-name="ce2" office:value-type="float" office:value="11.959">
            <text:p>11.95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6262</text:p>
          </table:table-cell>
          <table:table-cell table:style-name="ce7" office:value-type="string">
            <text:p><text:a xlink:href="javascript:warrantTrade();">Ａ中瑞信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18">
            <text:p>10.1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5">
            <text:p>1.5</text:p>
          </table:table-cell>
          <table:table-cell table:style-name="ce2" office:value-type="string">
            <text:p>253.259K</text:p>
          </table:table-cell>
          <table:table-cell table:style-name="ce15" office:value-type="date" office:date-value="2015-03-23">
            <text:p>03/23/15</text:p>
          </table:table-cell>
          <table:table-cell table:style-name="ce7" office:value-type="string">
            <text:p><text:a xlink:href="http://bank.hangseng.com/1/PA_1_1_P1/ComSvlet_MiniSite_schi_gif?app=EinvcWarrantOSQty&amp;WarrCode2=16262">2.51%</text:a></text:p>
          </table:table-cell>
          <table:table-cell table:style-name="ce8" office:value-type="percentage" office:value="0.33382">
            <text:p>33.38%</text:p>
          </table:table-cell>
          <table:table-cell table:style-name="ce8" office:value-type="percentage" office:value="0.0069">
            <text:p>0.69%</text:p>
          </table:table-cell>
          <table:table-cell table:style-name="ce2" office:value-type="float" office:value="7.733">
            <text:p>7.73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6565</text:p>
          </table:table-cell>
          <table:table-cell table:style-name="ce7" office:value-type="string">
            <text:p><text:a xlink:href="javascript:warrantTrade();">Ａ中法兴五三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93">
            <text:p>1.93</text:p>
          </table:table-cell>
          <table:table-cell table:style-name="ce2" office:value-type="string">
            <text:p>1,581.085K</text:p>
          </table:table-cell>
          <table:table-cell table:style-name="ce15" office:value-type="date" office:date-value="2015-03-04">
            <text:p>03/04/15</text:p>
          </table:table-cell>
          <table:table-cell table:style-name="ce7" office:value-type="string">
            <text:p><text:a xlink:href="http://bank.hangseng.com/1/PA_1_1_P1/ComSvlet_MiniSite_schi_gif?app=EinvcWarrantOSQty&amp;WarrCode2=16565">6.89%</text:a></text:p>
          </table:table-cell>
          <table:table-cell table:style-name="ce8" office:value-type="percentage" office:value="0.29284">
            <text:p>29.28%</text:p>
          </table:table-cell>
          <table:table-cell table:style-name="ce8" office:value-type="percentage" office:value="-0.01465">
            <text:p>-1.47%</text:p>
          </table:table-cell>
          <table:table-cell table:style-name="ce2" office:value-type="float" office:value="6.01">
            <text:p>6.0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520</text:p>
          </table:table-cell>
          <table:table-cell table:style-name="ce7" office:value-type="string">
            <text:p><text:a xlink:href="javascript:warrantTrade();">Ａ中法兴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22">
            <text:p>1.22</text:p>
          </table:table-cell>
          <table:table-cell table:style-name="ce2" office:value-type="string">
            <text:p>934.412K</text:p>
          </table:table-cell>
          <table:table-cell table:style-name="ce15" office:value-type="date" office:date-value="2015-03-04">
            <text:p>03/04/15</text:p>
          </table:table-cell>
          <table:table-cell table:style-name="ce7" office:value-type="string">
            <text:p><text:a xlink:href="http://bank.hangseng.com/1/PA_1_1_P1/ComSvlet_MiniSite_schi_gif?app=EinvcWarrantOSQty&amp;WarrCode2=29520">14.15%</text:a></text:p>
          </table:table-cell>
          <table:table-cell table:style-name="ce8" office:value-type="percentage" office:value="0.33288">
            <text:p>33.29%</text:p>
          </table:table-cell>
          <table:table-cell table:style-name="ce8" office:value-type="percentage" office:value="0.01034">
            <text:p>1.03%</text:p>
          </table:table-cell>
          <table:table-cell table:style-name="ce2" office:value-type="float" office:value="9.508">
            <text:p>9.50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757</text:p>
          </table:table-cell>
          <table:table-cell table:style-name="ce7" office:value-type="string">
            <text:p><text:a xlink:href="javascript:warrantTrade();">Ａ中麦银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2.5">
            <text:p>12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45">
            <text:p>0.45</text:p>
          </table:table-cell>
          <table:table-cell table:style-name="ce2" office:value-type="string">
            <text:p>17,218.2275K</text:p>
          </table:table-cell>
          <table:table-cell table:style-name="ce15" office:value-type="date" office:date-value="2015-03-03">
            <text:p>03/03/15</text:p>
          </table:table-cell>
          <table:table-cell table:style-name="ce7" office:value-type="string">
            <text:p><text:a xlink:href="http://bank.hangseng.com/1/PA_1_1_P1/ComSvlet_MiniSite_schi_gif?app=EinvcWarrantOSQty&amp;WarrCode2=29757">44.39%</text:a></text:p>
          </table:table-cell>
          <table:table-cell table:style-name="ce8" office:value-type="percentage" office:value="0.39111">
            <text:p>39.11%</text:p>
          </table:table-cell>
          <table:table-cell table:style-name="ce8" office:value-type="percentage" office:value="0.11638">
            <text:p>11.64%</text:p>
          </table:table-cell>
          <table:table-cell table:style-name="ce2" office:value-type="float" office:value="25.778">
            <text:p>25.77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2380</text:p>
          </table:table-cell>
          <table:table-cell table:style-name="ce7" office:value-type="string">
            <text:p><text:a xlink:href="javascript:warrantTrade();">Ａ中法巴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18">
            <text:p>11.1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7,697.487K</text:p>
          </table:table-cell>
          <table:table-cell table:style-name="ce15" office:value-type="date" office:date-value="2015-03-03">
            <text:p>03/03/15</text:p>
          </table:table-cell>
          <table:table-cell table:style-name="ce7" office:value-type="string">
            <text:p><text:a xlink:href="http://bank.hangseng.com/1/PA_1_1_P1/ComSvlet_MiniSite_schi_gif?app=EinvcWarrantOSQty&amp;WarrCode2=12380">6.34%</text:a></text:p>
          </table:table-cell>
          <table:table-cell table:style-name="ce8" office:value-type="percentage" office:value="0.32259">
            <text:p>32.26%</text:p>
          </table:table-cell>
          <table:table-cell table:style-name="ce8" office:value-type="percentage" office:value="0.03276">
            <text:p>3.28%</text:p>
          </table:table-cell>
          <table:table-cell table:style-name="ce2" office:value-type="float" office:value="14.5">
            <text:p>14.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787</text:p>
          </table:table-cell>
          <table:table-cell table:style-name="ce7" office:value-type="string">
            <text:p><text:a xlink:href="javascript:warrantTrade();">Ａ中摩通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94">
            <text:p>0.94</text:p>
          </table:table-cell>
          <table:table-cell table:style-name="ce2" office:value-type="string">
            <text:p>4,827.704K</text:p>
          </table:table-cell>
          <table:table-cell table:style-name="ce15" office:value-type="date" office:date-value="2015-03-03">
            <text:p>03/03/15</text:p>
          </table:table-cell>
          <table:table-cell table:style-name="ce7" office:value-type="string">
            <text:p><text:a xlink:href="http://bank.hangseng.com/1/PA_1_1_P1/ComSvlet_MiniSite_schi_gif?app=EinvcWarrantOSQty&amp;WarrCode2=29787">17.72%</text:a></text:p>
          </table:table-cell>
          <table:table-cell table:style-name="ce8" office:value-type="percentage" office:value="0.31198">
            <text:p>31.20%</text:p>
          </table:table-cell>
          <table:table-cell table:style-name="ce8" office:value-type="percentage" office:value="0.01897">
            <text:p>1.90%</text:p>
          </table:table-cell>
          <table:table-cell table:style-name="ce2" office:value-type="float" office:value="12.34">
            <text:p>12.34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883</text:p>
          </table:table-cell>
          <table:table-cell table:style-name="ce7" office:value-type="string">
            <text:p><text:a xlink:href="javascript:warrantTrade();">Ａ中中银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91">
            <text:p>0.91</text:p>
          </table:table-cell>
          <table:table-cell table:style-name="ce2" office:value-type="string">
            <text:p>3,988.647K</text:p>
          </table:table-cell>
          <table:table-cell table:style-name="ce15" office:value-type="date" office:date-value="2015-03-02">
            <text:p>03/02/15</text:p>
          </table:table-cell>
          <table:table-cell table:style-name="ce7" office:value-type="string">
            <text:p><text:a xlink:href="http://bank.hangseng.com/1/PA_1_1_P1/ComSvlet_MiniSite_schi_gif?app=EinvcWarrantOSQty&amp;WarrCode2=29883">4.52%</text:a></text:p>
          </table:table-cell>
          <table:table-cell table:style-name="ce8" office:value-type="percentage" office:value="0.2993">
            <text:p>29.93%</text:p>
          </table:table-cell>
          <table:table-cell table:style-name="ce8" office:value-type="percentage" office:value="0.01638">
            <text:p>1.64%</text:p>
          </table:table-cell>
          <table:table-cell table:style-name="ce2" office:value-type="float" office:value="12.747">
            <text:p>12.74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492</text:p>
          </table:table-cell>
          <table:table-cell table:style-name="ce7" office:value-type="string">
            <text:p><text:a xlink:href="javascript:warrantTrade();">Ａ中大和五三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08">
            <text:p>11.0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3">
            <text:p>0.83</text:p>
          </table:table-cell>
          <table:table-cell table:style-name="ce2" office:value-type="string">
            <text:p>1,514.72K</text:p>
          </table:table-cell>
          <table:table-cell table:style-name="ce15" office:value-type="date" office:date-value="2015-03-02">
            <text:p>03/02/15</text:p>
          </table:table-cell>
          <table:table-cell table:style-name="ce7" office:value-type="string">
            <text:p><text:a xlink:href="http://bank.hangseng.com/1/PA_1_1_P1/ComSvlet_MiniSite_schi_gif?app=EinvcWarrantOSQty&amp;WarrCode2=29492">3.14%</text:a></text:p>
          </table:table-cell>
          <table:table-cell table:style-name="ce8" office:value-type="percentage" office:value="0.31431">
            <text:p>31.43%</text:p>
          </table:table-cell>
          <table:table-cell table:style-name="ce8" office:value-type="percentage" office:value="0.02672">
            <text:p>2.67%</text:p>
          </table:table-cell>
          <table:table-cell table:style-name="ce2" office:value-type="float" office:value="13.976">
            <text:p>13.97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2184</text:p>
          </table:table-cell>
          <table:table-cell table:style-name="ce7" office:value-type="string">
            <text:p><text:a xlink:href="javascript:warrantTrade();">Ａ中瑞信五二购Ｃ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98">
            <text:p>11.9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52">
            <text:p>0.52</text:p>
          </table:table-cell>
          <table:table-cell table:style-name="ce2" office:value-type="string">
            <text:p>6,086.361K</text:p>
          </table:table-cell>
          <table:table-cell table:style-name="ce15" office:value-type="date" office:date-value="2015-02-27">
            <text:p>02/27/15</text:p>
          </table:table-cell>
          <table:table-cell table:style-name="ce7" office:value-type="string">
            <text:p><text:a xlink:href="http://bank.hangseng.com/1/PA_1_1_P1/ComSvlet_MiniSite_schi_gif?app=EinvcWarrantOSQty&amp;WarrCode2=12184">16.2%</text:a></text:p>
          </table:table-cell>
          <table:table-cell table:style-name="ce8" office:value-type="percentage" office:value="0.35668">
            <text:p>35.67%</text:p>
          </table:table-cell>
          <table:table-cell table:style-name="ce8" office:value-type="percentage" office:value="0.07759">
            <text:p>7.76%</text:p>
          </table:table-cell>
          <table:table-cell table:style-name="ce2" office:value-type="float" office:value="22.308">
            <text:p>22.30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682</text:p>
          </table:table-cell>
          <table:table-cell table:style-name="ce7" office:value-type="string">
            <text:p><text:a xlink:href="javascript:warrantTrade();">Ａ中高盛五二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13">
            <text:p>1.13</text:p>
          </table:table-cell>
          <table:table-cell table:style-name="ce2" office:value-type="string">
            <text:p>2,528.979K</text:p>
          </table:table-cell>
          <table:table-cell table:style-name="ce15" office:value-type="date" office:date-value="2015-02-27">
            <text:p>02/27/15</text:p>
          </table:table-cell>
          <table:table-cell table:style-name="ce7" office:value-type="string">
            <text:p><text:a xlink:href="http://bank.hangseng.com/1/PA_1_1_P1/ComSvlet_MiniSite_schi_gif?app=EinvcWarrantOSQty&amp;WarrCode2=29682">8.39%</text:a></text:p>
          </table:table-cell>
          <table:table-cell table:style-name="ce8" office:value-type="percentage" office:value="0.2934">
            <text:p>29.34%</text:p>
          </table:table-cell>
          <table:table-cell table:style-name="ce8" office:value-type="percentage" office:value="0.00259">
            <text:p>0.26%</text:p>
          </table:table-cell>
          <table:table-cell table:style-name="ce2" office:value-type="float" office:value="10.265">
            <text:p>10.26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750</text:p>
          </table:table-cell>
          <table:table-cell table:style-name="ce7" office:value-type="string">
            <text:p><text:a xlink:href="javascript:warrantTrade();">Ａ中瑞信五二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19">
            <text:p>11.1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77">
            <text:p>0.77</text:p>
          </table:table-cell>
          <table:table-cell table:style-name="ce2" office:value-type="string">
            <text:p>2,306.048K</text:p>
          </table:table-cell>
          <table:table-cell table:style-name="ce15" office:value-type="date" office:date-value="2015-02-27">
            <text:p>02/27/15</text:p>
          </table:table-cell>
          <table:table-cell table:style-name="ce7" office:value-type="string">
            <text:p><text:a xlink:href="http://bank.hangseng.com/1/PA_1_1_P1/ComSvlet_MiniSite_schi_gif?app=EinvcWarrantOSQty&amp;WarrCode2=29750">33.98%</text:a></text:p>
          </table:table-cell>
          <table:table-cell table:style-name="ce8" office:value-type="percentage" office:value="0.31854">
            <text:p>31.85%</text:p>
          </table:table-cell>
          <table:table-cell table:style-name="ce8" office:value-type="percentage" office:value="0.03103">
            <text:p>3.10%</text:p>
          </table:table-cell>
          <table:table-cell table:style-name="ce2" office:value-type="float" office:value="15.065">
            <text:p>15.065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7885</text:p>
          </table:table-cell>
          <table:table-cell table:style-name="ce7" office:value-type="string">
            <text:p><text:a xlink:href="javascript:warrantTrade();">Ａ中渣打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92">
            <text:p>1.92</text:p>
          </table:table-cell>
          <table:table-cell table:style-name="ce2" office:value-type="string">
            <text:p>1,022.222K</text:p>
          </table:table-cell>
          <table:table-cell table:style-name="ce15" office:value-type="date" office:date-value="2015-02-27">
            <text:p>02/27/15</text:p>
          </table:table-cell>
          <table:table-cell table:style-name="ce7" office:value-type="string">
            <text:p><text:a xlink:href="http://bank.hangseng.com/1/PA_1_1_P1/ComSvlet_MiniSite_schi_gif?app=EinvcWarrantOSQty&amp;WarrCode2=27885">1.91%</text:a></text:p>
          </table:table-cell>
          <table:table-cell table:style-name="ce8" office:value-type="percentage" office:value="0.29043">
            <text:p>29.04%</text:p>
          </table:table-cell>
          <table:table-cell table:style-name="ce8" office:value-type="percentage" office:value="-0.01551">
            <text:p>-1.55%</text:p>
          </table:table-cell>
          <table:table-cell table:style-name="ce2" office:value-type="float" office:value="6.042">
            <text:p>6.04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993</text:p>
          </table:table-cell>
          <table:table-cell table:style-name="ce7" office:value-type="string">
            <text:p><text:a xlink:href="javascript:warrantTrade();">Ａ中渣打五二购Ｃ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18">
            <text:p>11.1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5">
            <text:p>0.85</text:p>
          </table:table-cell>
          <table:table-cell table:style-name="ce2" office:value-type="string">
            <text:p>261.71K</text:p>
          </table:table-cell>
          <table:table-cell table:style-name="ce15" office:value-type="date" office:date-value="2015-02-26">
            <text:p>02/26/15</text:p>
          </table:table-cell>
          <table:table-cell table:style-name="ce7" office:value-type="string">
            <text:p><text:a xlink:href="http://bank.hangseng.com/1/PA_1_1_P1/ComSvlet_MiniSite_schi_gif?app=EinvcWarrantOSQty&amp;WarrCode2=15993">3.51%</text:a></text:p>
          </table:table-cell>
          <table:table-cell table:style-name="ce8" office:value-type="percentage" office:value="0.3557">
            <text:p>35.57%</text:p>
          </table:table-cell>
          <table:table-cell table:style-name="ce8" office:value-type="percentage" office:value="0.03707">
            <text:p>3.71%</text:p>
          </table:table-cell>
          <table:table-cell table:style-name="ce2" office:value-type="float" office:value="13.647">
            <text:p>13.64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2194</text:p>
          </table:table-cell>
          <table:table-cell table:style-name="ce7" office:value-type="string">
            <text:p><text:a xlink:href="javascript:warrantTrade();">Ａ中瑞银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88">
            <text:p>11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46">
            <text:p>0.46</text:p>
          </table:table-cell>
          <table:table-cell table:style-name="ce2" office:value-type="string">
            <text:p>11,513.415K</text:p>
          </table:table-cell>
          <table:table-cell table:style-name="ce15" office:value-type="date" office:date-value="2015-02-09">
            <text:p>02/09/15</text:p>
          </table:table-cell>
          <table:table-cell table:style-name="ce7" office:value-type="string">
            <text:p><text:a xlink:href="http://bank.hangseng.com/1/PA_1_1_P1/ComSvlet_MiniSite_schi_gif?app=EinvcWarrantOSQty&amp;WarrCode2=12194">18.81%</text:a></text:p>
          </table:table-cell>
          <table:table-cell table:style-name="ce8" office:value-type="percentage" office:value="0.35189">
            <text:p>35.19%</text:p>
          </table:table-cell>
          <table:table-cell table:style-name="ce8" office:value-type="percentage" office:value="0.06379">
            <text:p>6.38%</text:p>
          </table:table-cell>
          <table:table-cell table:style-name="ce2" office:value-type="float" office:value="25.217">
            <text:p>25.21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4687</text:p>
          </table:table-cell>
          <table:table-cell table:style-name="ce7" office:value-type="string">
            <text:p><text:a xlink:href="javascript:warrantTrade();">Ａ中法兴五二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9">
            <text:p>10.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97">
            <text:p>0.97</text:p>
          </table:table-cell>
          <table:table-cell table:style-name="ce2" office:value-type="string">
            <text:p>44,697.354K</text:p>
          </table:table-cell>
          <table:table-cell table:style-name="ce15" office:value-type="date" office:date-value="2015-02-04">
            <text:p>02/04/15</text:p>
          </table:table-cell>
          <table:table-cell table:style-name="ce7" office:value-type="string">
            <text:p><text:a xlink:href="http://bank.hangseng.com/1/PA_1_1_P1/ComSvlet_MiniSite_schi_gif?app=EinvcWarrantOSQty&amp;WarrCode2=14687">1.05%</text:a></text:p>
          </table:table-cell>
          <table:table-cell table:style-name="ce8" office:value-type="percentage" office:value="0.39858">
            <text:p>39.86%</text:p>
          </table:table-cell>
          <table:table-cell table:style-name="ce8" office:value-type="percentage" office:value="0.02328">
            <text:p>2.33%</text:p>
          </table:table-cell>
          <table:table-cell table:style-name="ce2" office:value-type="float" office:value="11.959">
            <text:p>11.95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143</text:p>
          </table:table-cell>
          <table:table-cell table:style-name="ce7" office:value-type="string">
            <text:p><text:a xlink:href="javascript:warrantTrade();">Ａ中法兴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66">
            <text:p>9.66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81">
            <text:p>1.81</text:p>
          </table:table-cell>
          <table:table-cell table:style-name="ce2" office:value-type="string">
            <text:p>8,849.721K</text:p>
          </table:table-cell>
          <table:table-cell table:style-name="ce15" office:value-type="date" office:date-value="2015-02-04">
            <text:p>02/04/15</text:p>
          </table:table-cell>
          <table:table-cell table:style-name="ce7" office:value-type="string">
            <text:p><text:a xlink:href="http://bank.hangseng.com/1/PA_1_1_P1/ComSvlet_MiniSite_schi_gif?app=EinvcWarrantOSQty&amp;WarrCode2=28143">33.23%</text:a></text:p>
          </table:table-cell>
          <table:table-cell table:style-name="ce8" office:value-type="percentage" office:value="0.37343">
            <text:p>37.34%</text:p>
          </table:table-cell>
          <table:table-cell table:style-name="ce8" office:value-type="percentage" office:value="-0.0112">
            <text:p>-1.12%</text:p>
          </table:table-cell>
          <table:table-cell table:style-name="ce2" office:value-type="float" office:value="6.409">
            <text:p>6.40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630</text:p>
          </table:table-cell>
          <table:table-cell table:style-name="ce7" office:value-type="string">
            <text:p><text:a xlink:href="javascript:warrantTrade();">Ａ中麦银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5">
            <text:p>0.85</text:p>
          </table:table-cell>
          <table:table-cell table:style-name="ce2" office:value-type="string">
            <text:p>2,077.687K</text:p>
          </table:table-cell>
          <table:table-cell table:style-name="ce15" office:value-type="date" office:date-value="2015-02-03">
            <text:p>02/03/15</text:p>
          </table:table-cell>
          <table:table-cell table:style-name="ce7" office:value-type="string">
            <text:p><text:a xlink:href="http://bank.hangseng.com/1/PA_1_1_P1/ComSvlet_MiniSite_schi_gif?app=EinvcWarrantOSQty&amp;WarrCode2=15630">12.83%</text:a></text:p>
          </table:table-cell>
          <table:table-cell table:style-name="ce8" office:value-type="percentage" office:value="0.32548">
            <text:p>32.55%</text:p>
          </table:table-cell>
          <table:table-cell table:style-name="ce8" office:value-type="percentage" office:value="0.01121">
            <text:p>1.12%</text:p>
          </table:table-cell>
          <table:table-cell table:style-name="ce2" office:value-type="float" office:value="13.647">
            <text:p>13.64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9572</text:p>
          </table:table-cell>
          <table:table-cell table:style-name="ce7" office:value-type="string">
            <text:p><text:a xlink:href="javascript:warrantTrade();">Ａ中瑞信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38">
            <text:p>10.3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19">
            <text:p>1.19</text:p>
          </table:table-cell>
          <table:table-cell table:style-name="ce2" office:value-type="string">
            <text:p>21,344.56K</text:p>
          </table:table-cell>
          <table:table-cell table:style-name="ce15" office:value-type="date" office:date-value="2015-02-02">
            <text:p>02/02/15</text:p>
          </table:table-cell>
          <table:table-cell table:style-name="ce7" office:value-type="string">
            <text:p><text:a xlink:href="http://bank.hangseng.com/1/PA_1_1_P1/ComSvlet_MiniSite_schi_gif?app=EinvcWarrantOSQty&amp;WarrCode2=29572">51.58%</text:a></text:p>
          </table:table-cell>
          <table:table-cell table:style-name="ce8" office:value-type="percentage" office:value="0.3332">
            <text:p>33.32%</text:p>
          </table:table-cell>
          <table:table-cell table:style-name="ce8" office:value-type="percentage" office:value="-0.00258">
            <text:p>-0.26%</text:p>
          </table:table-cell>
          <table:table-cell table:style-name="ce2" office:value-type="float" office:value="9.748">
            <text:p>9.74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446</text:p>
          </table:table-cell>
          <table:table-cell table:style-name="ce7" office:value-type="string">
            <text:p><text:a xlink:href="javascript:warrantTrade();">Ａ中大和五二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88">
            <text:p>11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445">
            <text:p>0.445</text:p>
          </table:table-cell>
          <table:table-cell table:style-name="ce2" office:value-type="string">
            <text:p>5,871.4685K</text:p>
          </table:table-cell>
          <table:table-cell table:style-name="ce15" office:value-type="date" office:date-value="2015-02-02">
            <text:p>02/02/15</text:p>
          </table:table-cell>
          <table:table-cell table:style-name="ce7" office:value-type="string">
            <text:p><text:a xlink:href="http://bank.hangseng.com/1/PA_1_1_P1/ComSvlet_MiniSite_schi_gif?app=EinvcWarrantOSQty&amp;WarrCode2=15446">2.09%</text:a></text:p>
          </table:table-cell>
          <table:table-cell table:style-name="ce8" office:value-type="percentage" office:value="0.36373">
            <text:p>36.37%</text:p>
          </table:table-cell>
          <table:table-cell table:style-name="ce8" office:value-type="percentage" office:value="0.0625">
            <text:p>6.25%</text:p>
          </table:table-cell>
          <table:table-cell table:style-name="ce2" office:value-type="float" office:value="26.067">
            <text:p>26.067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691</text:p>
          </table:table-cell>
          <table:table-cell table:style-name="ce7" office:value-type="string">
            <text:p><text:a xlink:href="javascript:warrantTrade();">Ａ中野村五一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68">
            <text:p>9.6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69">
            <text:p>1.69</text:p>
          </table:table-cell>
          <table:table-cell table:style-name="ce2" office:value-type="string">
            <text:p>6,964.373K</text:p>
          </table:table-cell>
          <table:table-cell table:style-name="ce15" office:value-type="date" office:date-value="2015-01-30">
            <text:p>01/30/15</text:p>
          </table:table-cell>
          <table:table-cell table:style-name="ce7" office:value-type="string">
            <text:p><text:a xlink:href="http://bank.hangseng.com/1/PA_1_1_P1/ComSvlet_MiniSite_schi_gif?app=EinvcWarrantOSQty&amp;WarrCode2=28691">28.77%</text:a></text:p>
          </table:table-cell>
          <table:table-cell table:style-name="ce8" office:value-type="percentage" office:value="0.24245">
            <text:p>24.25%</text:p>
          </table:table-cell>
          <table:table-cell table:style-name="ce8" office:value-type="percentage" office:value="-0.01982">
            <text:p>-1.98%</text:p>
          </table:table-cell>
          <table:table-cell table:style-name="ce2" office:value-type="float" office:value="6.864">
            <text:p>6.864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689</text:p>
          </table:table-cell>
          <table:table-cell table:style-name="ce7" office:value-type="string">
            <text:p><text:a xlink:href="javascript:warrantTrade();">Ａ中野村五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12">
            <text:p>9.1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2.2">
            <text:p>2.2</text:p>
          </table:table-cell>
          <table:table-cell table:style-name="ce2" office:value-type="string">
            <text:p>371.176K</text:p>
          </table:table-cell>
          <table:table-cell table:style-name="ce15" office:value-type="date" office:date-value="2015-01-30">
            <text:p>01/30/15</text:p>
          </table:table-cell>
          <table:table-cell table:style-name="ce7" office:value-type="string">
            <text:p><text:a xlink:href="http://bank.hangseng.com/1/PA_1_1_P1/ComSvlet_MiniSite_schi_gif?app=EinvcWarrantOSQty&amp;WarrCode2=28689">3.32%</text:a></text:p>
          </table:table-cell>
          <table:table-cell table:style-name="ce8" office:value-type="percentage" office:value="0.3835">
            <text:p>38.35%</text:p>
          </table:table-cell>
          <table:table-cell table:style-name="ce8" office:value-type="percentage" office:value="-0.02413">
            <text:p>-2.41%</text:p>
          </table:table-cell>
          <table:table-cell table:style-name="ce2" office:value-type="float" office:value="5.273">
            <text:p>5.27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3021</text:p>
          </table:table-cell>
          <table:table-cell table:style-name="ce7" office:value-type="string">
            <text:p><text:a xlink:href="javascript:warrantTrade();">Ａ中汇丰五一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9">
            <text:p>10.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6">
            <text:p>0.86</text:p>
          </table:table-cell>
          <table:table-cell table:style-name="ce2" office:value-type="string">
            <text:p>3,246.937K</text:p>
          </table:table-cell>
          <table:table-cell table:style-name="ce15" office:value-type="date" office:date-value="2015-01-28">
            <text:p>01/28/15</text:p>
          </table:table-cell>
          <table:table-cell table:style-name="ce7" office:value-type="string">
            <text:p><text:a xlink:href="http://bank.hangseng.com/1/PA_1_1_P1/ComSvlet_MiniSite_schi_gif?app=EinvcWarrantOSQty&amp;WarrCode2=13021">17.29%</text:a></text:p>
          </table:table-cell>
          <table:table-cell table:style-name="ce8" office:value-type="percentage" office:value="0.35662">
            <text:p>35.66%</text:p>
          </table:table-cell>
          <table:table-cell table:style-name="ce8" office:value-type="percentage" office:value="0.01379">
            <text:p>1.38%</text:p>
          </table:table-cell>
          <table:table-cell table:style-name="ce2" office:value-type="float" office:value="13.488">
            <text:p>13.48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015</text:p>
          </table:table-cell>
          <table:table-cell table:style-name="ce7" office:value-type="string">
            <text:p><text:a xlink:href="javascript:warrantTrade();">Ａ中高盛五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95">
            <text:p>1.95</text:p>
          </table:table-cell>
          <table:table-cell table:style-name="ce2" office:value-type="string">
            <text:p>2,709.016K</text:p>
          </table:table-cell>
          <table:table-cell table:style-name="ce15" office:value-type="date" office:date-value="2015-01-28">
            <text:p>01/28/15</text:p>
          </table:table-cell>
          <table:table-cell table:style-name="ce7" office:value-type="string">
            <text:p><text:a xlink:href="http://bank.hangseng.com/1/PA_1_1_P1/ComSvlet_MiniSite_schi_gif?app=EinvcWarrantOSQty&amp;WarrCode2=28015">5.47%</text:a></text:p>
          </table:table-cell>
          <table:table-cell table:style-name="ce8" office:value-type="percentage" office:value="0.40202">
            <text:p>40.20%</text:p>
          </table:table-cell>
          <table:table-cell table:style-name="ce8" office:value-type="percentage" office:value="-0.01293">
            <text:p>-1.29%</text:p>
          </table:table-cell>
          <table:table-cell table:style-name="ce2" office:value-type="float" office:value="5.949">
            <text:p>5.94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4157</text:p>
          </table:table-cell>
          <table:table-cell table:style-name="ce7" office:value-type="string">
            <text:p><text:a xlink:href="javascript:warrantTrade();">Ａ中渣打五一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88">
            <text:p>10.8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87">
            <text:p>0.87</text:p>
          </table:table-cell>
          <table:table-cell table:style-name="ce2" office:value-type="string">
            <text:p>1,478.463K</text:p>
          </table:table-cell>
          <table:table-cell table:style-name="ce15" office:value-type="date" office:date-value="2015-01-28">
            <text:p>01/28/15</text:p>
          </table:table-cell>
          <table:table-cell table:style-name="ce7" office:value-type="string">
            <text:p><text:a xlink:href="http://bank.hangseng.com/1/PA_1_1_P1/ComSvlet_MiniSite_schi_gif?app=EinvcWarrantOSQty&amp;WarrCode2=14157">33.08%</text:a></text:p>
          </table:table-cell>
          <table:table-cell table:style-name="ce8" office:value-type="percentage" office:value="0.35548">
            <text:p>35.55%</text:p>
          </table:table-cell>
          <table:table-cell table:style-name="ce8" office:value-type="percentage" office:value="0.01293">
            <text:p>1.29%</text:p>
          </table:table-cell>
          <table:table-cell table:style-name="ce2" office:value-type="float" office:value="13.333">
            <text:p>13.33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643</text:p>
          </table:table-cell>
          <table:table-cell table:style-name="ce7" office:value-type="string">
            <text:p><text:a xlink:href="javascript:warrantTrade();">Ａ中瑞银五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89">
            <text:p>1.89</text:p>
          </table:table-cell>
          <table:table-cell table:style-name="ce2" office:value-type="string">
            <text:p>1,467.012K</text:p>
          </table:table-cell>
          <table:table-cell table:style-name="ce15" office:value-type="date" office:date-value="2015-01-27">
            <text:p>01/27/15</text:p>
          </table:table-cell>
          <table:table-cell table:style-name="ce7" office:value-type="string">
            <text:p><text:a xlink:href="http://bank.hangseng.com/1/PA_1_1_P1/ComSvlet_MiniSite_schi_gif?app=EinvcWarrantOSQty&amp;WarrCode2=15643">28.64%</text:a></text:p>
          </table:table-cell>
          <table:table-cell table:style-name="ce8" office:value-type="percentage" office:value="0.33374">
            <text:p>33.37%</text:p>
          </table:table-cell>
          <table:table-cell table:style-name="ce8" office:value-type="percentage" office:value="-0.01724">
            <text:p>-1.72%</text:p>
          </table:table-cell>
          <table:table-cell table:style-name="ce2" office:value-type="float" office:value="6.138">
            <text:p>6.13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575</text:p>
          </table:table-cell>
          <table:table-cell table:style-name="ce7" office:value-type="string">
            <text:p><text:a xlink:href="javascript:warrantTrade();">Ａ中法兴五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08">
            <text:p>9.0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2.33">
            <text:p>2.33</text:p>
          </table:table-cell>
          <table:table-cell table:style-name="ce2" office:value-type="string">
            <text:p>4,326.966K</text:p>
          </table:table-cell>
          <table:table-cell table:style-name="ce15" office:value-type="date" office:date-value="2015-01-05">
            <text:p>01/05/15</text:p>
          </table:table-cell>
          <table:table-cell table:style-name="ce7" office:value-type="string">
            <text:p><text:a xlink:href="http://bank.hangseng.com/1/PA_1_1_P1/ComSvlet_MiniSite_schi_gif?app=EinvcWarrantOSQty&amp;WarrCode2=28575">31.86%</text:a></text:p>
          </table:table-cell>
          <table:table-cell table:style-name="ce8" office:value-type="percentage" office:value="0.54793">
            <text:p>54.79%</text:p>
          </table:table-cell>
          <table:table-cell table:style-name="ce8" office:value-type="percentage" office:value="-0.01637">
            <text:p>-1.64%</text:p>
          </table:table-cell>
          <table:table-cell table:style-name="ce2" office:value-type="float" office:value="4.979">
            <text:p>4.97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5930</text:p>
          </table:table-cell>
          <table:table-cell table:style-name="ce7" office:value-type="string">
            <text:p><text:a xlink:href="javascript:warrantTrade();">Ａ中麦银五一购Ａ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">
            <text:p>1.4</text:p>
          </table:table-cell>
          <table:table-cell table:style-name="ce2" office:value-type="string">
            <text:p>4,088.605K</text:p>
          </table:table-cell>
          <table:table-cell table:style-name="ce15" office:value-type="date" office:date-value="2015-01-05">
            <text:p>01/05/15</text:p>
          </table:table-cell>
          <table:table-cell table:style-name="ce7" office:value-type="string">
            <text:p><text:a xlink:href="http://bank.hangseng.com/1/PA_1_1_P1/ComSvlet_MiniSite_schi_gif?app=EinvcWarrantOSQty&amp;WarrCode2=25930">43.09%</text:a></text:p>
          </table:table-cell>
          <table:table-cell table:style-name="ce8" office:value-type="percentage" office:value="0.33872">
            <text:p>33.87%</text:p>
          </table:table-cell>
          <table:table-cell table:style-name="ce8" office:value-type="percentage" office:value="-0.01724">
            <text:p>-1.72%</text:p>
          </table:table-cell>
          <table:table-cell table:style-name="ce2" office:value-type="float" office:value="8.286">
            <text:p>8.28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8514</text:p>
          </table:table-cell>
          <table:table-cell table:style-name="ce7" office:value-type="string">
            <text:p><text:a xlink:href="javascript:warrantTrade();">Ａ中汇丰四乙购Ｃ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99">
            <text:p>9.99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5">
            <text:p>1.45</text:p>
          </table:table-cell>
          <table:table-cell table:style-name="ce2" office:value-type="string">
            <text:p>4,137.782K</text:p>
          </table:table-cell>
          <table:table-cell table:style-name="ce15" office:value-type="date" office:date-value="2014-12-31">
            <text:p>12/31/14</text:p>
          </table:table-cell>
          <table:table-cell table:style-name="ce7" office:value-type="string">
            <text:p><text:a xlink:href="http://bank.hangseng.com/1/PA_1_1_P1/ComSvlet_MiniSite_schi_gif?app=EinvcWarrantOSQty&amp;WarrCode2=28514">25.19%</text:a></text:p>
          </table:table-cell>
          <table:table-cell table:style-name="ce8" office:value-type="percentage" office:value="0.44276">
            <text:p>44.28%</text:p>
          </table:table-cell>
          <table:table-cell table:style-name="ce8" office:value-type="percentage" office:value="-0.01379">
            <text:p>-1.38%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4539</text:p>
          </table:table-cell>
          <table:table-cell table:style-name="ce7" office:value-type="string">
            <text:p><text:a xlink:href="javascript:warrantTrade();">Ａ中汇丰四乙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9.08">
            <text:p>9.0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2.25">
            <text:p>2.25</text:p>
          </table:table-cell>
          <table:table-cell table:style-name="ce2" office:value-type="string">
            <text:p>2,736.06K</text:p>
          </table:table-cell>
          <table:table-cell table:style-name="ce15" office:value-type="date" office:date-value="2014-12-31">
            <text:p>12/31/14</text:p>
          </table:table-cell>
          <table:table-cell table:style-name="ce7" office:value-type="string">
            <text:p><text:a xlink:href="http://bank.hangseng.com/1/PA_1_1_P1/ComSvlet_MiniSite_schi_gif?app=EinvcWarrantOSQty&amp;WarrCode2=24539">30.73%</text:a></text:p>
          </table:table-cell>
          <table:table-cell table:style-name="ce8" office:value-type="percentage" office:value="0.60188">
            <text:p>60.19%</text:p>
          </table:table-cell>
          <table:table-cell table:style-name="ce8" office:value-type="percentage" office:value="-0.02327">
            <text:p>-2.33%</text:p>
          </table:table-cell>
          <table:table-cell table:style-name="ce2" office:value-type="float" office:value="5.156">
            <text:p>5.15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368</text:p>
          </table:table-cell>
          <table:table-cell table:style-name="ce7" office:value-type="string">
            <text:p><text:a xlink:href="javascript:warrantTrade();">Ａ中渣打四乙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7">
            <text:p>1.47</text:p>
          </table:table-cell>
          <table:table-cell table:style-name="ce2" office:value-type="string">
            <text:p>1,988.93K</text:p>
          </table:table-cell>
          <table:table-cell table:style-name="ce15" office:value-type="date" office:date-value="2014-12-31">
            <text:p>12/31/14</text:p>
          </table:table-cell>
          <table:table-cell table:style-name="ce7" office:value-type="string">
            <text:p><text:a xlink:href="http://bank.hangseng.com/1/PA_1_1_P1/ComSvlet_MiniSite_schi_gif?app=EinvcWarrantOSQty&amp;WarrCode2=15368">32.42%</text:a></text:p>
          </table:table-cell>
          <table:table-cell table:style-name="ce8" office:value-type="percentage" office:value="0.48519">
            <text:p>48.52%</text:p>
          </table:table-cell>
          <table:table-cell table:style-name="ce8" office:value-type="percentage" office:value="-0.0112">
            <text:p>-1.12%</text:p>
          </table:table-cell>
          <table:table-cell table:style-name="ce2" office:value-type="float" office:value="7.891">
            <text:p>7.89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5127</text:p>
          </table:table-cell>
          <table:table-cell table:style-name="ce7" office:value-type="string">
            <text:p><text:a xlink:href="javascript:warrantTrade();">Ａ中汇丰四十二购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28">
            <text:p>11.28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046">
            <text:p>0.046</text:p>
          </table:table-cell>
          <table:table-cell table:style-name="ce2" office:value-type="string">
            <text:p>6,954.159K</text:p>
          </table:table-cell>
          <table:table-cell table:style-name="ce15" office:value-type="date" office:date-value="2014-12-30">
            <text:p>12/30/14</text:p>
          </table:table-cell>
          <table:table-cell table:style-name="ce7" office:value-type="string">
            <text:p><text:a xlink:href="http://bank.hangseng.com/1/PA_1_1_P1/ComSvlet_MiniSite_schi_gif?app=EinvcWarrantOSQty&amp;WarrCode2=15127">75.93%</text:a></text:p>
          </table:table-cell>
          <table:table-cell table:style-name="ce8" office:value-type="percentage" office:value="0.35895">
            <text:p>35.90%</text:p>
          </table:table-cell>
          <table:table-cell table:style-name="ce8" office:value-type="percentage" office:value="0.01207">
            <text:p>1.21%</text:p>
          </table:table-cell>
          <table:table-cell table:style-name="ce2" office:value-type="float" office:value="25.217">
            <text:p>25.217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6279</text:p>
          </table:table-cell>
          <table:table-cell table:style-name="ce7" office:value-type="string">
            <text:p><text:a xlink:href="javascript:warrantTrade();">Ａ中瑞银四十二购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1.3">
            <text:p>11.3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0.039">
            <text:p>0.039</text:p>
          </table:table-cell>
          <table:table-cell table:style-name="ce2" office:value-type="string">
            <text:p>8,678.166K</text:p>
          </table:table-cell>
          <table:table-cell table:style-name="ce15" office:value-type="date" office:date-value="2014-12-23">
            <text:p>12/23/14</text:p>
          </table:table-cell>
          <table:table-cell table:style-name="ce7" office:value-type="string">
            <text:p><text:a xlink:href="http://bank.hangseng.com/1/PA_1_1_P1/ComSvlet_MiniSite_schi_gif?app=EinvcWarrantOSQty&amp;WarrCode2=16279">64.17%</text:a></text:p>
          </table:table-cell>
          <table:table-cell table:style-name="ce8" office:value-type="percentage" office:value="0.36321">
            <text:p>36.32%</text:p>
          </table:table-cell>
          <table:table-cell table:style-name="ce8" office:value-type="percentage" office:value="0.00776">
            <text:p>0.78%</text:p>
          </table:table-cell>
          <table:table-cell table:style-name="ce2" office:value-type="float" office:value="29.744">
            <text:p>29.744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9472</text:p>
          </table:table-cell>
          <table:table-cell table:style-name="ce7" office:value-type="string">
            <text:p><text:a xlink:href="javascript:warrantTrade();">Ａ中瑞银四乙购Ｂ</text:a></text:p>
          </table:table-cell>
          <table:table-cell table:style-name="ce2" office:value-type="float" office:value="2823">
            <text:p>2823</text:p>
          </table:table-cell>
          <table:table-cell table:style-name="ce2" office:value-type="string">
            <text:p>认购</text:p>
          </table:table-cell>
          <table:table-cell table:style-name="ce2" office:value-type="float" office:value="10.2">
            <text:p>10.2</text:p>
          </table:table-cell>
          <table:table-cell table:style-name="ce2" office:value-type="float" office:value="11.6">
            <text:p>11.6</text:p>
          </table:table-cell>
          <table:table-cell table:style-name="ce2" office:value-type="float" office:value="1.44">
            <text:p>1.44</text:p>
          </table:table-cell>
          <table:table-cell table:style-name="ce2" office:value-type="string">
            <text:p>498.712K</text:p>
          </table:table-cell>
          <table:table-cell table:style-name="ce15" office:value-type="date" office:date-value="2014-12-12">
            <text:p>12/12/14</text:p>
          </table:table-cell>
          <table:table-cell table:style-name="ce7" office:value-type="string">
            <text:p><text:a xlink:href="http://bank.hangseng.com/1/PA_1_1_P1/ComSvlet_MiniSite_schi_gif?app=EinvcWarrantOSQty&amp;WarrCode2=29472">7.28%</text:a></text:p>
          </table:table-cell>
          <table:table-cell table:style-name="ce8" office:value-type="percentage" office:value="0.67768">
            <text:p>67.77%</text:p>
          </table:table-cell>
          <table:table-cell table:style-name="ce8" office:value-type="percentage" office:value="0.00345">
            <text:p>0.35%</text:p>
          </table:table-cell>
          <table:table-cell table:style-name="ce2" office:value-type="float" office:value="8.056">
            <text:p>8.05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style-name="ce2" table:number-columns-repeated="6"/>
          <table:table-cell table:style-name="ce15"/>
          <table:table-cell table:style-name="ce7"/>
          <table:table-cell table:style-name="ce8" table:number-columns-repeated="2"/>
          <table:table-cell table:style-name="ce2" table:number-columns-repeated="2"/>
          <table:table-cell table:number-columns-repeated="3"/>
        </table:table-row>
        <table:table-row table:style-name="ro2">
          <table:table-cell/>
          <table:table-cell table:style-name="ce7"/>
          <table:table-cell table:style-name="ce2" table:number-columns-repeated="6"/>
          <table:table-cell table:style-name="ce15"/>
          <table:table-cell table:style-name="ce7"/>
          <table:table-cell table:style-name="ce8" table:number-columns-repeated="2"/>
          <table:table-cell table:style-name="ce2" table:number-columns-repeated="2"/>
          <table:table-cell table:number-columns-repeated="3"/>
        </table:table-row>
        <table:table-row table:style-name="ro2" table:number-rows-repeated="10">
          <table:table-cell/>
          <table:table-cell table:style-name="ce7"/>
          <table:table-cell table:style-name="ce2" table:number-columns-repeated="6"/>
          <table:table-cell table:style-name="ce15"/>
          <table:table-cell table:style-name="ce7"/>
          <table:table-cell table:style-name="ce8" table:number-columns-repeated="2"/>
          <table:table-cell table:style-name="ce2" table:number-columns-repeated="2"/>
          <table:table-cell table:number-columns-repeated="3"/>
        </table:table-row>
        <table:table-row table:style-name="ro2" table:number-rows-repeated="1048474">
          <table:table-cell table:number-columns-repeated="17"/>
        </table:table-row>
        <table:table-row table:style-name="ro2">
          <table:table-cell table:number-columns-repeated="17"/>
        </table:table-row>
      </table:table>
      <table:database-ranges>
        <table:database-range table:name="__Anonymous_Sheet_DB__1" table:target-range-address="'2823'.A1:'2823'.N1048576" table:display-filter-buttons="tru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'2823'.A1:'2823'.Q1048576" table:display-filter-buttons="true"/>
        <table:database-range table:target-range-address="'2823'.A1:'2823'.Q89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12/07/2014</text:date>, <text:time>17:50:1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AAA</meta:initial-creator>
    <meta:creation-date>2014-12-06T09:44:13.22</meta:creation-date>
    <dc:title>Hang Seng Bank Limited</dc:title>
    <dc:date>2014-12-07T17:50:16.89</dc:date>
    <dc:creator>AAA AAA</dc:creator>
    <meta:editing-duration>PT20H4M38S</meta:editing-duration>
    <meta:editing-cycles>16</meta:editing-cycles>
    <meta:generator>OpenOffice/4.1.1$Win32 OpenOffice.org_project/411m6$Build-9775</meta:generator>
    <meta:document-statistic meta:table-count="3" meta:cell-count="2603" meta:object-count="0"/>
  </office:meta>
</office:document-meta>
</file>